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8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20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1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2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3" style:family="table-cell" style:parent-style-name="Pivot_20_Table_20_Field">
      <style:table-cell-properties fo:border="0.99pt solid #000000"/>
    </style:style>
    <style:style style:name="ce24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25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6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2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>
      <style:table-cell-properties fo:border-bottom="0.99pt solid #000000" fo:border-left="none" fo:border-right="none" fo:border-top="none"/>
    </style:style>
    <style:style style:name="ce29" style:family="table-cell" style:parent-style-name="Pivot_20_Table_20_Value">
      <style:table-cell-properties fo:border-bottom="0.99pt solid #000000" fo:border-left="none" fo:border-right="2.01pt solid #000000" fo:border-top="none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Time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27.081298828">
            <text:p>127.0812988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90.8620605469">
            <text:p>90.86206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26.123046875">
            <text:p>26.1230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70.713134766">
            <text:p>370.7131347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35.606933594">
            <text:p>835.6069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245.086914062">
            <text:p>245.086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443.879150391">
            <text:p>443.879150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154.83007812">
            <text:p>1154.830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402.43579102">
            <text:p>1402.435791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2769.03198242">
            <text:p>2769.03198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389.48510742">
            <text:p>5389.485107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2228.1010742">
            <text:p>12228.10107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55919.4641113">
            <text:p>55919.46411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96510.506104">
            <text:p>196510.50610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78308.479">
            <text:p>1478308.47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38.098876953">
            <text:p>138.098876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70.76586914">
            <text:p>1170.7658691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68.025878906">
            <text:p>168.0258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19.123779297">
            <text:p>319.123779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918.273193359">
            <text:p>918.27319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1500.2590332">
            <text:p>1500.259033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3028.703125">
            <text:p>3028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3271.63598633">
            <text:p>3271.6359863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5638.14794922">
            <text:p>5638.14794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2976.402832">
            <text:p>12976.40283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5654.1118164">
            <text:p>15654.11181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26935.6142578">
            <text:p>26935.614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8354.4238281">
            <text:p>38354.42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70406.690918">
            <text:p>70406.6909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57774.88208">
            <text:p>157774.882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25.991943359">
            <text:p>225.9919433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213.55102539">
            <text:p>1213.5510253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970.959228516">
            <text:p>970.95922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2076.98291016">
            <text:p>2076.9829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347.69799805">
            <text:p>2347.6979980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6590.5769043">
            <text:p>6590.57690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8986.77392578">
            <text:p>8986.77392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5119.8967285">
            <text:p>15119.896728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22839.3649902">
            <text:p>22839.36499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9261.2519531">
            <text:p>19261.25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69834.6687012">
            <text:p>69834.66870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329.11669922">
            <text:p>3329.11669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062.88525391">
            <text:p>3062.88525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19.47900391">
            <text:p>3119.47900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16.55712891">
            <text:p>3116.55712891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30355.510986">
            <text:p>130355.5109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818.8969727">
            <text:p>13818.896972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75.06005859">
            <text:p>5975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51.15405273">
            <text:p>6051.154052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986.81298828">
            <text:p>5986.81298828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157848.423828">
            <text:p>157848.4238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9905.2810059">
            <text:p>49905.28100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637.8630371">
            <text:p>11637.863037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656.4980469">
            <text:p>11656.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70.4182129">
            <text:p>11770.4182129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218520.249023">
            <text:p>218520.24902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92188.494141">
            <text:p>192188.49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91027.718018">
            <text:p>191027.7180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745.422852">
            <text:p>189745.42285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483.529785">
            <text:p>190483.529785</text:p>
          </table:table-cell>
        </table:table-row>
        <table:table-row table:style-name="ro1" table:visibility="filter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328668.647217">
            <text:p>328668.64721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8260.404053">
            <text:p>298260.4040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675.1521">
            <text:p>292675.152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934.934082">
            <text:p>291934.93408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187.436035">
            <text:p>291187.43603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26.186035156">
            <text:p>126.186035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6796875">
            <text:p>3.1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7602539062">
            <text:p>3.17602539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3623046875">
            <text:p>3.13623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728515625">
            <text:p>3.1728515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00.619873047">
            <text:p>100.6198730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74291992188">
            <text:p>5.7429199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77319335938">
            <text:p>5.7731933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87817382812">
            <text:p>5.87817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7900390625">
            <text:p>5.790039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43.6101074219">
            <text:p>43.6101074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1330566406">
            <text:p>11.133056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1967773438">
            <text:p>11.196777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.4157714844">
            <text:p>11.41577148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.1401367188">
            <text:p>11.140136718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469.961669922">
            <text:p>469.96166992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1.2392578125">
            <text:p>21.23925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1.5307617188">
            <text:p>21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1.3649902344">
            <text:p>21.36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1.2578125">
            <text:p>21.2578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59.290039062">
            <text:p>859.29003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1.3208007812">
            <text:p>41.32080078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1.1547851562">
            <text:p>41.15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8762207031">
            <text:p>40.876220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1.2138671875">
            <text:p>41.213867187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313.742919922">
            <text:p>313.74291992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0.7377929688">
            <text:p>80.7377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0.421875">
            <text:p>80.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6882324219">
            <text:p>79.6882324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.7680664062">
            <text:p>79.7680664062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506.460693359">
            <text:p>506.46069335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9.588867188">
            <text:p>159.58886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9.66796875">
            <text:p>159.6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0.047851562">
            <text:p>160.0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8.802978516">
            <text:p>158.80297851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231.32104492">
            <text:p>1231.321044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2.624023438">
            <text:p>312.62402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4.243896484">
            <text:p>314.243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4.605957031">
            <text:p>314.605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9.864013672">
            <text:p>309.864013672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515.71118164">
            <text:p>1515.711181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6.524902344">
            <text:p>616.524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0.693115234">
            <text:p>620.6931152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2.149902344">
            <text:p>622.1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448974609">
            <text:p>617.44897460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2910.31689453">
            <text:p>2910.3168945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4.33520508">
            <text:p>1244.3352050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28.22094727">
            <text:p>1228.2209472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56.90112305">
            <text:p>1256.901123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8.55322266">
            <text:p>1238.5532226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870.46191406">
            <text:p>5870.4619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72.77319336">
            <text:p>2472.7731933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92.03198242">
            <text:p>2492.0319824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93.73291016">
            <text:p>2493.7329101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5.10205078">
            <text:p>2495.1020507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4255.925293">
            <text:p>14255.92529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68.46289062">
            <text:p>4968.4628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74.29125977">
            <text:p>4974.29125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77.6159668">
            <text:p>4977.61596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31.97216797">
            <text:p>4931.9721679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53507.6489258">
            <text:p>53507.648925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726.2558594">
            <text:p>11726.255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22.472168">
            <text:p>10422.472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24.059082">
            <text:p>10124.0590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26.8591309">
            <text:p>10226.859130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202099.241943">
            <text:p>202099.24194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42956.683105">
            <text:p>142956.683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1814.927734">
            <text:p>161814.9277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7669.025879">
            <text:p>137669.0258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61639.182129">
            <text:p>161639.18212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94247.26709">
            <text:p>1494247.267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0161.55518">
            <text:p>1500161.5551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9962.56885">
            <text:p>1469962.5688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501713.71191">
            <text:p>1501713.711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2793.11377">
            <text:p>1502793.1137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38.045898438">
            <text:p>138.04589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0278320312">
            <text:p>5.102783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6674804688">
            <text:p>5.1667480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09399414062">
            <text:p>5.093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0869140625">
            <text:p>5.086914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94.14697266">
            <text:p>1194.14697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3481445312">
            <text:p>8.934814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9.029296875">
            <text:p>9.0292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98999023438">
            <text:p>8.98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721679688">
            <text:p>8.897216796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329.832763672">
            <text:p>329.83276367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4916992188">
            <text:p>16.49169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7060546875">
            <text:p>16.706054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6982421875">
            <text:p>16.6982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4670410156">
            <text:p>16.467041015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845.711181641">
            <text:p>845.7111816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2180175781">
            <text:p>29.2180175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9.3786621094">
            <text:p>29.3786621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4309082031">
            <text:p>29.430908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478515625">
            <text:p>29.0478515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897.611083984">
            <text:p>897.611083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4230957031">
            <text:p>54.42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2912597656">
            <text:p>53.29125976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4.7399902344">
            <text:p>54.73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0400390625">
            <text:p>54.040039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922.913085938">
            <text:p>922.9130859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9.2219238281">
            <text:p>99.22192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8.5500488281">
            <text:p>98.55004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9.0639648438">
            <text:p>99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2939453125">
            <text:p>98.2939453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2975.18994141">
            <text:p>2975.189941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3.564941406">
            <text:p>183.564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3.730957031">
            <text:p>183.7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2.901855469">
            <text:p>182.90185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203125">
            <text:p>183.203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3330.94506836">
            <text:p>3330.9450683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0.409912109">
            <text:p>350.4099121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4.700195312">
            <text:p>354.7001953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48.969970703">
            <text:p>348.96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53.999023438">
            <text:p>353.99902343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5535.7097168">
            <text:p>5535.7097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8.752929688">
            <text:p>678.752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6.515625">
            <text:p>676.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86.191894531">
            <text:p>686.19189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77.62109375">
            <text:p>677.6210937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2093.2258301">
            <text:p>12093.225830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31.22705078">
            <text:p>1331.227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22.52514648">
            <text:p>1322.5251464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04.89404297">
            <text:p>1304.8940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30.62915039">
            <text:p>1330.62915039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5701.4650879">
            <text:p>15701.46508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732.2331543">
            <text:p>2732.233154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32.80712891">
            <text:p>2632.807128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610.12792969">
            <text:p>2610.127929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66.52709961">
            <text:p>2566.5270996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25510.347168">
            <text:p>25510.347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07.10180664">
            <text:p>5207.101806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69.38500977">
            <text:p>5169.38500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57.88598633">
            <text:p>5157.8859863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67.89306641">
            <text:p>5167.8930664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7315.7419434">
            <text:p>37315.74194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5069.8271484">
            <text:p>15069.8271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313.1401367">
            <text:p>10313.14013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439.4348145">
            <text:p>10439.434814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495.1379395">
            <text:p>10495.137939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70906.4550781">
            <text:p>70906.4550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6104.223877">
            <text:p>66104.2238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309.4558105">
            <text:p>67309.4558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6774.9550781">
            <text:p>66774.9550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8797.1708984">
            <text:p>68797.1708984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47629.331055">
            <text:p>147629.33105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8021.987061">
            <text:p>148021.9870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8232.11792">
            <text:p>148232.117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6836.539062">
            <text:p>146836.53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915.873047">
            <text:p>150915.87304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27.1640625">
            <text:p>227.164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7.9951171875">
            <text:p>7.995117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95092773438">
            <text:p>7.9509277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95288085938">
            <text:p>7.952880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86669921875">
            <text:p>7.866699218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199.85009766">
            <text:p>1199.850097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4.298828125">
            <text:p>14.29882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2641601562">
            <text:p>14.264160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4.33203125">
            <text:p>14.332031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969.672119141">
            <text:p>969.6721191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8930664062">
            <text:p>26.8930664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9689941406">
            <text:p>26.968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8312988281">
            <text:p>26.83129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7.0549316406">
            <text:p>27.0549316406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937.22705078">
            <text:p>1937.227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8.3120117188">
            <text:p>48.31201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1479492188">
            <text:p>47.14794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5920410156">
            <text:p>47.5920410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6911621094">
            <text:p>47.6911621094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333.56713867">
            <text:p>2333.567138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7.2221679688">
            <text:p>87.222167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6.0639648438">
            <text:p>86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6.5307617188">
            <text:p>86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4609375">
            <text:p>86.460937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6061.25805664">
            <text:p>6061.258056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6.831054688">
            <text:p>156.83105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4.705078125">
            <text:p>154.7050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6.20703125">
            <text:p>156.207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5.489746094">
            <text:p>155.489746094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8838.54882812">
            <text:p>8838.548828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89.830810547">
            <text:p>289.8308105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80.719970703">
            <text:p>280.71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6.733154297">
            <text:p>276.73315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9.108154297">
            <text:p>279.10815429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5344.7939453">
            <text:p>15344.793945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7.157958984">
            <text:p>507.15795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506.702880859">
            <text:p>506.70288085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506.299804688">
            <text:p>506.2998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502.316894531">
            <text:p>502.31689453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20603.098877">
            <text:p>20603.0988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030.97192383">
            <text:p>1030.97192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918.618896484">
            <text:p>918.618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11.611816406">
            <text:p>911.61181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21.553955078">
            <text:p>921.55395507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16659.7561035">
            <text:p>16659.756103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2098.953125">
            <text:p>2098.95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87.14208984">
            <text:p>1687.1420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87.71801758">
            <text:p>1687.7180175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97.41088867">
            <text:p>1697.4108886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54583.0222168">
            <text:p>54583.0222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226.83691406">
            <text:p>3226.8369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121.87817383">
            <text:p>3121.87817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43.56225586">
            <text:p>3143.5622558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42.40209961">
            <text:p>3142.40209961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13608.716064">
            <text:p>113608.7160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4705.9741211">
            <text:p>14705.97412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95.83105469">
            <text:p>5995.8310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993.02197266">
            <text:p>5993.02197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6022.87890625">
            <text:p>6022.87890625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142830.322998">
            <text:p>142830.32299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7111.9580078">
            <text:p>47111.9580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877.2158203">
            <text:p>11877.21582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874.5678711">
            <text:p>11874.56787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00.9492188">
            <text:p>11700.9492188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95435.084229">
            <text:p>195435.08422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88220.194092">
            <text:p>188220.1940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9170.23584">
            <text:p>189170.235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949.336182">
            <text:p>189949.3361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89613.375977">
            <text:p>189613.375977</text:p>
          </table:table-cell>
        </table:table-row>
        <table:table-row table:style-name="ro1" table:visibility="filter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294391.012207">
            <text:p>294391.01220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0758.451904">
            <text:p>290758.45190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0940.074951">
            <text:p>290940.07495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768.0979">
            <text:p>291768.09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597.212158">
            <text:p>291597.212158</text:p>
          </table:table-cell>
        </table:table-row>
      </table:table>
      <table:table table:name="RefineA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329.11669922">
            <text:p>3329.1166992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062.88525391">
            <text:p>3062.88525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19.47900391">
            <text:p>3119.479003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16.55712891">
            <text:p>3116.557128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818.8969727">
            <text:p>13818.896972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75.06005859">
            <text:p>5975.06005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51.15405273">
            <text:p>6051.1540527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986.81298828">
            <text:p>5986.8129882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9905.2810059">
            <text:p>49905.28100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637.8630371">
            <text:p>11637.863037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656.4980469">
            <text:p>11656.49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70.4182129">
            <text:p>11770.418212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92188.494141">
            <text:p>192188.4941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91027.718018">
            <text:p>191027.7180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745.422852">
            <text:p>189745.42285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483.529785">
            <text:p>190483.52978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8260.404053">
            <text:p>298260.40405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675.1521">
            <text:p>292675.152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934.934082">
            <text:p>291934.93408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187.436035">
            <text:p>291187.43603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6796875">
            <text:p>3.1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7602539062">
            <text:p>3.17602539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3623046875">
            <text:p>3.13623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728515625">
            <text:p>3.1728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74291992188">
            <text:p>5.7429199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77319335938">
            <text:p>5.7731933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87817382812">
            <text:p>5.87817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7900390625">
            <text:p>5.790039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1330566406">
            <text:p>11.133056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1967773438">
            <text:p>11.196777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.4157714844">
            <text:p>11.41577148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.1401367188">
            <text:p>11.140136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1.2392578125">
            <text:p>21.23925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1.5307617188">
            <text:p>21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1.3649902344">
            <text:p>21.36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1.2578125">
            <text:p>21.25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1.3208007812">
            <text:p>41.32080078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1.1547851562">
            <text:p>41.15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8762207031">
            <text:p>40.876220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1.2138671875">
            <text:p>41.213867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0.7377929688">
            <text:p>80.7377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0.421875">
            <text:p>80.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6882324219">
            <text:p>79.688232421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.7680664062">
            <text:p>79.7680664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9.588867188">
            <text:p>159.58886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9.66796875">
            <text:p>159.667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0.047851562">
            <text:p>160.04785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8.802978516">
            <text:p>158.80297851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2.624023438">
            <text:p>312.62402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4.243896484">
            <text:p>314.243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4.605957031">
            <text:p>314.605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9.864013672">
            <text:p>309.86401367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6.524902344">
            <text:p>616.524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0.693115234">
            <text:p>620.6931152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2.149902344">
            <text:p>622.14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448974609">
            <text:p>617.4489746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4.33520508">
            <text:p>1244.3352050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28.22094727">
            <text:p>1228.2209472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56.90112305">
            <text:p>1256.901123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8.55322266">
            <text:p>1238.55322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72.77319336">
            <text:p>2472.7731933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92.03198242">
            <text:p>2492.0319824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93.73291016">
            <text:p>2493.7329101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5.10205078">
            <text:p>2495.102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68.46289062">
            <text:p>4968.4628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74.29125977">
            <text:p>4974.29125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77.6159668">
            <text:p>4977.61596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31.97216797">
            <text:p>4931.972167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726.2558594">
            <text:p>11726.255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22.472168">
            <text:p>10422.47216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24.059082">
            <text:p>10124.0590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26.8591309">
            <text:p>10226.85913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42956.683105">
            <text:p>142956.683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1814.927734">
            <text:p>161814.92773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7669.025879">
            <text:p>137669.0258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61639.182129">
            <text:p>161639.18212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0161.55518">
            <text:p>1500161.5551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9962.56885">
            <text:p>1469962.5688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501713.71191">
            <text:p>1501713.711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2793.11377">
            <text:p>1502793.113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0278320312">
            <text:p>5.102783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6674804688">
            <text:p>5.1667480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09399414062">
            <text:p>5.093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0869140625">
            <text:p>5.086914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3481445312">
            <text:p>8.934814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9.029296875">
            <text:p>9.02929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98999023438">
            <text:p>8.98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721679688">
            <text:p>8.89721679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4916992188">
            <text:p>16.49169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7060546875">
            <text:p>16.7060546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6982421875">
            <text:p>16.698242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4670410156">
            <text:p>16.4670410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2180175781">
            <text:p>29.2180175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9.3786621094">
            <text:p>29.3786621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4309082031">
            <text:p>29.4309082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478515625">
            <text:p>29.0478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4230957031">
            <text:p>54.42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2912597656">
            <text:p>53.29125976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4.7399902344">
            <text:p>54.7399902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0400390625">
            <text:p>54.040039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9.2219238281">
            <text:p>99.221923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8.5500488281">
            <text:p>98.55004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9.0639648438">
            <text:p>99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2939453125">
            <text:p>98.293945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3.564941406">
            <text:p>183.564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3.730957031">
            <text:p>183.7309570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2.901855469">
            <text:p>182.90185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203125">
            <text:p>183.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0.409912109">
            <text:p>350.40991210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4.700195312">
            <text:p>354.70019531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48.969970703">
            <text:p>348.96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53.999023438">
            <text:p>353.999023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8.752929688">
            <text:p>678.75292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6.515625">
            <text:p>676.515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86.191894531">
            <text:p>686.19189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77.62109375">
            <text:p>677.621093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31.22705078">
            <text:p>1331.2270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22.52514648">
            <text:p>1322.5251464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04.89404297">
            <text:p>1304.8940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30.62915039">
            <text:p>1330.6291503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732.2331543">
            <text:p>2732.233154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32.80712891">
            <text:p>2632.8071289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610.12792969">
            <text:p>2610.127929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66.52709961">
            <text:p>2566.527099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07.10180664">
            <text:p>5207.1018066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69.38500977">
            <text:p>5169.38500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57.88598633">
            <text:p>5157.8859863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67.89306641">
            <text:p>5167.8930664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5069.8271484">
            <text:p>15069.8271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313.1401367">
            <text:p>10313.14013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439.4348145">
            <text:p>10439.434814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495.1379395">
            <text:p>10495.137939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6104.223877">
            <text:p>66104.2238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309.4558105">
            <text:p>67309.455810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6774.9550781">
            <text:p>66774.95507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8797.1708984">
            <text:p>68797.170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8021.987061">
            <text:p>148021.9870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8232.11792">
            <text:p>148232.117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6836.539062">
            <text:p>146836.539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0915.873047">
            <text:p>150915.8730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7.9951171875">
            <text:p>7.99511718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95092773438">
            <text:p>7.950927734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95288085938">
            <text:p>7.95288085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86669921875">
            <text:p>7.86669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4.298828125">
            <text:p>14.29882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2641601562">
            <text:p>14.26416015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8930664062">
            <text:p>26.893066406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9689941406">
            <text:p>26.968994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8312988281">
            <text:p>26.831298828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7.0549316406">
            <text:p>27.054931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8.3120117188">
            <text:p>48.31201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1479492188">
            <text:p>47.14794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5920410156">
            <text:p>47.592041015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6911621094">
            <text:p>47.6911621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7.2221679688">
            <text:p>87.2221679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6.0639648438">
            <text:p>86.063964843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6.5307617188">
            <text:p>86.5307617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4609375">
            <text:p>86.460937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6.831054688">
            <text:p>156.83105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4.705078125">
            <text:p>154.705078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6.20703125">
            <text:p>156.2070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5.489746094">
            <text:p>155.48974609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89.830810547">
            <text:p>289.83081054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80.719970703">
            <text:p>280.7199707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6.733154297">
            <text:p>276.73315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9.108154297">
            <text:p>279.10815429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7.157958984">
            <text:p>507.15795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506.702880859">
            <text:p>506.70288085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506.299804688">
            <text:p>506.2998046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502.316894531">
            <text:p>502.31689453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030.97192383">
            <text:p>1030.97192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918.618896484">
            <text:p>918.6188964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11.611816406">
            <text:p>911.611816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21.553955078">
            <text:p>921.553955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2098.953125">
            <text:p>2098.9531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87.14208984">
            <text:p>1687.142089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87.71801758">
            <text:p>1687.7180175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97.41088867">
            <text:p>1697.4108886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226.83691406">
            <text:p>3226.8369140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121.87817383">
            <text:p>3121.8781738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43.56225586">
            <text:p>3143.5622558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42.40209961">
            <text:p>3142.4020996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4705.9741211">
            <text:p>14705.97412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95.83105469">
            <text:p>5995.8310546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993.02197266">
            <text:p>5993.0219726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6022.87890625">
            <text:p>6022.8789062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7111.9580078">
            <text:p>47111.958007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877.2158203">
            <text:p>11877.2158203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874.5678711">
            <text:p>11874.567871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00.9492188">
            <text:p>11700.949218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88220.194092">
            <text:p>188220.19409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89170.23584">
            <text:p>189170.2358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949.336182">
            <text:p>189949.33618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89613.375977">
            <text:p>189613.37597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0758.451904">
            <text:p>290758.451904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0940.074951">
            <text:p>290940.07495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768.0979">
            <text:p>291768.0979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597.212158">
            <text:p>291597.212158</text:p>
          </table:table-cell>
        </table:table-row>
      </table:table>
      <table:table table:name="Pivot Table - RefineA_" table:style-name="ta1">
        <table:table-column table:style-name="co6" table:default-cell-style-name="ce4"/>
        <table:table-column table:style-name="co6" table:default-cell-style-name="ce9"/>
        <table:table-column table:style-name="co6" table:default-cell-style-name="Pivot_20_Table_20_Value"/>
        <table:table-column table:style-name="co6" table:default-cell-style-name="ce18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>
            <text:p>Average - Time</text:p>
          </table:table-cell>
          <table:table-cell table:style-name="ce6" office:value-type="string">
            <text:p>Level</text:p>
          </table:table-cell>
          <table:table-cell table:style-name="ce11"/>
          <table:table-cell table:style-name="ce15"/>
        </table:table-row>
        <table:table-row table:style-name="ro1">
          <table:table-cell table:style-name="ce2" office:value-type="string">
            <text:p>Workload</text:p>
          </table:table-cell>
          <table:table-cell table:style-name="ce7" office:value-type="string">
            <text:p>h1</text:p>
          </table:table-cell>
          <table:table-cell table:style-name="ce12" office:value-type="string">
            <text:p>h2</text:p>
          </table:table-cell>
          <table:table-cell table:style-name="ce16" office:value-type="string">
            <text:p>h3</text:p>
          </table:table-cell>
        </table:table-row>
        <table:table-row table:style-name="ro1">
          <table:table-cell table:style-name="ce3" office:value-type="string">
            <text:p>w1</text:p>
          </table:table-cell>
          <table:table-cell table:style-name="ce8" office:value-type="float" office:value="3.146881103515">
            <text:p>3.1468811035</text:p>
          </table:table-cell>
          <table:table-cell table:style-name="ce13" office:value-type="float" office:value="5.12097167968625">
            <text:p>5.1209716797</text:p>
          </table:table-cell>
          <table:table-cell table:style-name="ce17" office:value-type="float" office:value="7.92691040039375">
            <text:p>7.9269104004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1239.50317382875">
            <text:p>1239.5031738288</text:p>
          </table:table-cell>
          <table:table-cell office:value-type="float" office:value="1318.67745971625">
            <text:p>1318.6774597163</text:p>
          </table:table-cell>
          <table:table-cell office:value-type="float" office:value="1731.3099975575">
            <text:p>1731.3099975575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496.8324279775">
            <text:p>2496.8324279775</text:p>
          </table:table-cell>
          <table:table-cell office:value-type="float" office:value="2621.97677612375">
            <text:p>2621.9767761238</text:p>
          </table:table-cell>
          <table:table-cell office:value-type="float" office:value="3157.83969116375">
            <text:p>3157.8396911638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5040.10760498">
            <text:p>5040.10760498</text:p>
          </table:table-cell>
          <table:table-cell office:value-type="float" office:value="5240.79360962125">
            <text:p>5240.7936096213</text:p>
          </table:table-cell>
          <table:table-cell office:value-type="float" office:value="8068.703765875">
            <text:p>8068.703765875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0579.6491394">
            <text:p>10579.6491394</text:p>
          </table:table-cell>
          <table:table-cell office:value-type="float" office:value="11530.8228149375">
            <text:p>11530.8228149375</text:p>
          </table:table-cell>
          <table:table-cell office:value-type="float" office:value="20941.8439026">
            <text:p>20941.843902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144240.900482125">
            <text:p>144240.900482125</text:p>
          </table:table-cell>
          <table:table-cell office:value-type="float" office:value="67675.9829101625">
            <text:p>67675.9829101625</text:p>
          </table:table-cell>
          <table:table-cell office:value-type="float" office:value="190049.788360875">
            <text:p>190049.788360875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498733.51687625">
            <text:p>1498733.51687625</text:p>
          </table:table-cell>
          <table:table-cell office:value-type="float" office:value="148399.5744935">
            <text:p>148399.5744935</text:p>
          </table:table-cell>
          <table:table-cell office:value-type="float" office:value="292390.220397875">
            <text:p>292390.220397875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5.70498657226625">
            <text:p>5.7049865723</text:p>
          </table:table-cell>
          <table:table-cell office:value-type="float" office:value="8.9208679199225">
            <text:p>8.9208679199</text:p>
          </table:table-cell>
          <table:table-cell office:value-type="float" office:value="14.1913146972625">
            <text:p>14.1913146973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11.1058349609375">
            <text:p>11.1058349609</text:p>
          </table:table-cell>
          <table:table-cell office:value-type="float" office:value="16.6463317871125">
            <text:p>16.6463317871</text:p>
          </table:table-cell>
          <table:table-cell office:value-type="float" office:value="26.7662353515375">
            <text:p>26.7662353515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21.121978759775">
            <text:p>21.1219787598</text:p>
          </table:table-cell>
          <table:table-cell office:value-type="float" office:value="29.432037353525">
            <text:p>29.4320373535</text:p>
          </table:table-cell>
          <table:table-cell office:value-type="float" office:value="47.4324035644625">
            <text:p>47.4324035645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40.7438354492">
            <text:p>40.7438354492</text:p>
          </table:table-cell>
          <table:table-cell office:value-type="float" office:value="54.077087402325">
            <text:p>54.0770874023</text:p>
          </table:table-cell>
          <table:table-cell office:value-type="float" office:value="86.4658203125125">
            <text:p>86.4658203125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79.5067749023375">
            <text:p>79.5067749023</text:p>
          </table:table-cell>
          <table:table-cell office:value-type="float" office:value="98.0821533203125">
            <text:p>98.0821533203</text:p>
          </table:table-cell>
          <table:table-cell office:value-type="float" office:value="154.32000732425">
            <text:p>154.3200073243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58.057556152375">
            <text:p>158.0575561524</text:p>
          </table:table-cell>
          <table:table-cell office:value-type="float" office:value="183.5144958495">
            <text:p>183.5144958495</text:p>
          </table:table-cell>
          <table:table-cell office:value-type="float" office:value="282.827148437625">
            <text:p>282.8271484376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311.39089965825">
            <text:p>311.3908996583</text:p>
          </table:table-cell>
          <table:table-cell office:value-type="float" office:value="351.969390869125">
            <text:p>351.9693908691</text:p>
          </table:table-cell>
          <table:table-cell office:value-type="float" office:value="502.17196655275">
            <text:p>502.1719665528</text:p>
          </table:table-cell>
        </table:table-row>
        <table:table-row table:style-name="ro1">
          <table:table-cell table:style-name="ce5" office:value-type="string">
            <text:p>w9</text:p>
          </table:table-cell>
          <table:table-cell table:style-name="ce10" office:value-type="float" office:value="617.974853515625">
            <text:p>617.9748535156</text:p>
          </table:table-cell>
          <table:table-cell table:style-name="ce14" office:value-type="float" office:value="673.518218994375">
            <text:p>673.5182189944</text:p>
          </table:table-cell>
          <table:table-cell table:style-name="ce19" office:value-type="float" office:value="949.344848633">
            <text:p>949.344848633</text:p>
          </table:table-cell>
        </table:table-row>
      </table:table>
      <table:table table:name="Refin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Level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f5</text:p>
          </table:table-cell>
          <table:table-cell office:value-type="string">
            <text:p>f10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.1279296875">
            <text:p>3.1279296875</text:p>
          </table:table-cell>
          <table:table-cell office:value-type="float" office:value="3.16796875">
            <text:p>3.167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.14306640625">
            <text:p>3.1430664063</text:p>
          </table:table-cell>
          <table:table-cell office:value-type="float" office:value="3.17602539062">
            <text:p>3.17602539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.12817382812">
            <text:p>3.1281738281</text:p>
          </table:table-cell>
          <table:table-cell office:value-type="float" office:value="3.13623046875">
            <text:p>3.136230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.12280273438">
            <text:p>3.1228027344</text:p>
          </table:table-cell>
          <table:table-cell office:value-type="float" office:value="3.1728515625">
            <text:p>3.17285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.65112304688">
            <text:p>5.6511230469</text:p>
          </table:table-cell>
          <table:table-cell office:value-type="float" office:value="5.74291992188">
            <text:p>5.7429199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.64599609375">
            <text:p>5.6459960938</text:p>
          </table:table-cell>
          <table:table-cell office:value-type="float" office:value="5.77319335938">
            <text:p>5.7731933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.578125">
            <text:p>5.578125</text:p>
          </table:table-cell>
          <table:table-cell office:value-type="float" office:value="5.87817382812">
            <text:p>5.87817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.58032226562">
            <text:p>5.5803222656</text:p>
          </table:table-cell>
          <table:table-cell office:value-type="float" office:value="5.7900390625">
            <text:p>5.79003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.0859375">
            <text:p>11.0859375</text:p>
          </table:table-cell>
          <table:table-cell office:value-type="float" office:value="11.1330566406">
            <text:p>11.133056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.0668945312">
            <text:p>11.0668945312</text:p>
          </table:table-cell>
          <table:table-cell office:value-type="float" office:value="11.1967773438">
            <text:p>11.196777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.8850097656">
            <text:p>10.8850097656</text:p>
          </table:table-cell>
          <table:table-cell office:value-type="float" office:value="11.4157714844">
            <text:p>11.41577148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.9230957031">
            <text:p>10.9230957031</text:p>
          </table:table-cell>
          <table:table-cell office:value-type="float" office:value="11.1401367188">
            <text:p>11.14013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.8840332031">
            <text:p>20.8840332031</text:p>
          </table:table-cell>
          <table:table-cell office:value-type="float" office:value="21.2392578125">
            <text:p>21.2392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.9990234375">
            <text:p>20.9990234375</text:p>
          </table:table-cell>
          <table:table-cell office:value-type="float" office:value="21.5307617188">
            <text:p>21.530761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.8020019531">
            <text:p>20.8020019531</text:p>
          </table:table-cell>
          <table:table-cell office:value-type="float" office:value="21.3649902344">
            <text:p>21.3649902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.8979492188">
            <text:p>20.8979492188</text:p>
          </table:table-cell>
          <table:table-cell office:value-type="float" office:value="21.2578125">
            <text:p>21.25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.4208984375">
            <text:p>40.4208984375</text:p>
          </table:table-cell>
          <table:table-cell office:value-type="float" office:value="41.3208007812">
            <text:p>41.32080078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.2109375">
            <text:p>40.2109375</text:p>
          </table:table-cell>
          <table:table-cell office:value-type="float" office:value="41.1547851562">
            <text:p>41.154785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.080078125">
            <text:p>40.080078125</text:p>
          </table:table-cell>
          <table:table-cell office:value-type="float" office:value="40.8762207031">
            <text:p>40.876220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.6730957031">
            <text:p>40.6730957031</text:p>
          </table:table-cell>
          <table:table-cell office:value-type="float" office:value="41.2138671875">
            <text:p>41.213867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8.2111816406">
            <text:p>78.2111816406</text:p>
          </table:table-cell>
          <table:table-cell office:value-type="float" office:value="80.7377929688">
            <text:p>80.737792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8.5529785156">
            <text:p>78.5529785156</text:p>
          </table:table-cell>
          <table:table-cell office:value-type="float" office:value="80.421875">
            <text:p>80.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.9699707031">
            <text:p>79.9699707031</text:p>
          </table:table-cell>
          <table:table-cell office:value-type="float" office:value="79.6882324219">
            <text:p>79.688232421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8.7041015625">
            <text:p>78.7041015625</text:p>
          </table:table-cell>
          <table:table-cell office:value-type="float" office:value="79.7680664062">
            <text:p>79.768066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6.229003906">
            <text:p>156.229003906</text:p>
          </table:table-cell>
          <table:table-cell office:value-type="float" office:value="159.588867188">
            <text:p>159.58886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.465820312">
            <text:p>157.465820312</text:p>
          </table:table-cell>
          <table:table-cell office:value-type="float" office:value="159.66796875">
            <text:p>159.667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6.197998047">
            <text:p>156.197998047</text:p>
          </table:table-cell>
          <table:table-cell office:value-type="float" office:value="160.047851562">
            <text:p>160.04785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.459960938">
            <text:p>156.459960938</text:p>
          </table:table-cell>
          <table:table-cell office:value-type="float" office:value="158.802978516">
            <text:p>158.8029785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0.354980469">
            <text:p>310.354980469</text:p>
          </table:table-cell>
          <table:table-cell office:value-type="float" office:value="312.624023438">
            <text:p>312.624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8.624023438">
            <text:p>308.624023438</text:p>
          </table:table-cell>
          <table:table-cell office:value-type="float" office:value="314.243896484">
            <text:p>314.243896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.906005859">
            <text:p>311.906005859</text:p>
          </table:table-cell>
          <table:table-cell office:value-type="float" office:value="314.605957031">
            <text:p>314.605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08.904296875">
            <text:p>308.904296875</text:p>
          </table:table-cell>
          <table:table-cell office:value-type="float" office:value="309.864013672">
            <text:p>309.86401367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17.229003906">
            <text:p>617.229003906</text:p>
          </table:table-cell>
          <table:table-cell office:value-type="float" office:value="616.524902344">
            <text:p>616.524902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4.151123047">
            <text:p>614.151123047</text:p>
          </table:table-cell>
          <table:table-cell office:value-type="float" office:value="620.693115234">
            <text:p>620.6931152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8.552978516">
            <text:p>618.552978516</text:p>
          </table:table-cell>
          <table:table-cell office:value-type="float" office:value="622.149902344">
            <text:p>622.149902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7.048828125">
            <text:p>617.048828125</text:p>
          </table:table-cell>
          <table:table-cell office:value-type="float" office:value="617.448974609">
            <text:p>617.4489746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32.68481445">
            <text:p>1232.68481445</text:p>
          </table:table-cell>
          <table:table-cell office:value-type="float" office:value="1244.33520508">
            <text:p>1244.335205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.5859375">
            <text:p>1242.5859375</text:p>
          </table:table-cell>
          <table:table-cell office:value-type="float" office:value="1228.22094727">
            <text:p>1228.2209472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32.09008789">
            <text:p>1232.09008789</text:p>
          </table:table-cell>
          <table:table-cell office:value-type="float" office:value="1256.90112305">
            <text:p>1256.9011230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0.65405273">
            <text:p>1240.65405273</text:p>
          </table:table-cell>
          <table:table-cell office:value-type="float" office:value="1238.55322266">
            <text:p>1238.553222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492.06323242">
            <text:p>2492.06323242</text:p>
          </table:table-cell>
          <table:table-cell office:value-type="float" office:value="2472.77319336">
            <text:p>2472.7731933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6.52685547">
            <text:p>2516.52685547</text:p>
          </table:table-cell>
          <table:table-cell office:value-type="float" office:value="2492.03198242">
            <text:p>2492.0319824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3.11914062">
            <text:p>2513.11914062</text:p>
          </table:table-cell>
          <table:table-cell office:value-type="float" office:value="2493.73291016">
            <text:p>2493.7329101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99.31005859">
            <text:p>2499.31005859</text:p>
          </table:table-cell>
          <table:table-cell office:value-type="float" office:value="2495.10205078">
            <text:p>2495.102050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099.98071289">
            <text:p>5099.98071289</text:p>
          </table:table-cell>
          <table:table-cell office:value-type="float" office:value="4968.46289062">
            <text:p>4968.4628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143.73217773">
            <text:p>5143.73217773</text:p>
          </table:table-cell>
          <table:table-cell office:value-type="float" office:value="4974.29125977">
            <text:p>4974.291259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124.04077148">
            <text:p>5124.04077148</text:p>
          </table:table-cell>
          <table:table-cell office:value-type="float" office:value="4977.6159668">
            <text:p>4977.615966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100.76489258">
            <text:p>5100.76489258</text:p>
          </table:table-cell>
          <table:table-cell office:value-type="float" office:value="4931.97216797">
            <text:p>4931.972167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1577.6750488">
            <text:p>11577.6750488</text:p>
          </table:table-cell>
          <table:table-cell office:value-type="float" office:value="11726.2558594">
            <text:p>11726.2558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133.5378418">
            <text:p>10133.5378418</text:p>
          </table:table-cell>
          <table:table-cell office:value-type="float" office:value="10422.472168">
            <text:p>10422.47216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169.6108398">
            <text:p>10169.6108398</text:p>
          </table:table-cell>
          <table:table-cell office:value-type="float" office:value="10124.059082">
            <text:p>10124.05908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256.7231445">
            <text:p>10256.7231445</text:p>
          </table:table-cell>
          <table:table-cell office:value-type="float" office:value="10226.8591309">
            <text:p>10226.85913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0006.856934">
            <text:p>130006.856934</text:p>
          </table:table-cell>
          <table:table-cell office:value-type="float" office:value="142956.683105">
            <text:p>142956.68310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63649.375">
            <text:p>163649.375</text:p>
          </table:table-cell>
          <table:table-cell office:value-type="float" office:value="161814.927734">
            <text:p>161814.92773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48844.427002">
            <text:p>148844.427002</text:p>
          </table:table-cell>
          <table:table-cell office:value-type="float" office:value="137669.025879">
            <text:p>137669.02587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07346.726074">
            <text:p>107346.726074</text:p>
          </table:table-cell>
          <table:table-cell office:value-type="float" office:value="161639.182129">
            <text:p>161639.18212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503564.57178">
            <text:p>1503564.57178</text:p>
          </table:table-cell>
          <table:table-cell office:value-type="float" office:value="1500161.55518">
            <text:p>1500161.5551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90593.58081">
            <text:p>1490593.58081</text:p>
          </table:table-cell>
          <table:table-cell office:value-type="float" office:value="1469962.56885">
            <text:p>1469962.5688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87541.84497">
            <text:p>1487541.84497</text:p>
          </table:table-cell>
          <table:table-cell office:value-type="float" office:value="1501713.71191">
            <text:p>1501713.711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533537.18774">
            <text:p>1533537.18774</text:p>
          </table:table-cell>
          <table:table-cell office:value-type="float" office:value="1502793.11377">
            <text:p>1502793.113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5.12109375">
            <text:p>5.12109375</text:p>
          </table:table-cell>
          <table:table-cell office:value-type="float" office:value="5.10278320312">
            <text:p>5.102783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5.126953125">
            <text:p>5.126953125</text:p>
          </table:table-cell>
          <table:table-cell office:value-type="float" office:value="5.16674804688">
            <text:p>5.1667480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5.16528320312">
            <text:p>5.1652832031</text:p>
          </table:table-cell>
          <table:table-cell office:value-type="float" office:value="5.09399414062">
            <text:p>5.0939941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5.10400390625">
            <text:p>5.1040039063</text:p>
          </table:table-cell>
          <table:table-cell office:value-type="float" office:value="5.0869140625">
            <text:p>5.086914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8.95581054688">
            <text:p>8.9558105469</text:p>
          </table:table-cell>
          <table:table-cell office:value-type="float" office:value="8.93481445312">
            <text:p>8.9348144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8.89892578125">
            <text:p>8.8989257813</text:p>
          </table:table-cell>
          <table:table-cell office:value-type="float" office:value="9.029296875">
            <text:p>9.02929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8.76196289062">
            <text:p>8.7619628906</text:p>
          </table:table-cell>
          <table:table-cell office:value-type="float" office:value="8.98999023438">
            <text:p>8.9899902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8.89892578125">
            <text:p>8.8989257813</text:p>
          </table:table-cell>
          <table:table-cell office:value-type="float" office:value="8.89721679688">
            <text:p>8.8972167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6.7287597656">
            <text:p>16.7287597656</text:p>
          </table:table-cell>
          <table:table-cell office:value-type="float" office:value="16.4916992188">
            <text:p>16.49169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6.5749511719">
            <text:p>16.5749511719</text:p>
          </table:table-cell>
          <table:table-cell office:value-type="float" office:value="16.7060546875">
            <text:p>16.7060546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6.8229980469">
            <text:p>16.8229980469</text:p>
          </table:table-cell>
          <table:table-cell office:value-type="float" office:value="16.6982421875">
            <text:p>16.698242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6.6809082031">
            <text:p>16.6809082031</text:p>
          </table:table-cell>
          <table:table-cell office:value-type="float" office:value="16.4670410156">
            <text:p>16.4670410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9.5358886719">
            <text:p>29.5358886719</text:p>
          </table:table-cell>
          <table:table-cell office:value-type="float" office:value="29.2180175781">
            <text:p>29.2180175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30.1831054688">
            <text:p>30.1831054688</text:p>
          </table:table-cell>
          <table:table-cell office:value-type="float" office:value="29.3786621094">
            <text:p>29.3786621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9.5859375">
            <text:p>29.5859375</text:p>
          </table:table-cell>
          <table:table-cell office:value-type="float" office:value="29.4309082031">
            <text:p>29.4309082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9.0759277344">
            <text:p>29.0759277344</text:p>
          </table:table-cell>
          <table:table-cell office:value-type="float" office:value="29.0478515625">
            <text:p>29.04785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4.1020507812">
            <text:p>54.1020507812</text:p>
          </table:table-cell>
          <table:table-cell office:value-type="float" office:value="54.4230957031">
            <text:p>54.42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3.5959472656">
            <text:p>53.5959472656</text:p>
          </table:table-cell>
          <table:table-cell office:value-type="float" office:value="53.2912597656">
            <text:p>53.29125976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3.8872070312">
            <text:p>53.8872070312</text:p>
          </table:table-cell>
          <table:table-cell office:value-type="float" office:value="54.7399902344">
            <text:p>54.7399902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4.537109375">
            <text:p>54.537109375</text:p>
          </table:table-cell>
          <table:table-cell office:value-type="float" office:value="54.0400390625">
            <text:p>54.04003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97.0461425781">
            <text:p>97.0461425781</text:p>
          </table:table-cell>
          <table:table-cell office:value-type="float" office:value="99.2219238281">
            <text:p>99.221923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96.6159667969">
            <text:p>96.6159667969</text:p>
          </table:table-cell>
          <table:table-cell office:value-type="float" office:value="98.5500488281">
            <text:p>98.550048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97.830078125">
            <text:p>97.830078125</text:p>
          </table:table-cell>
          <table:table-cell office:value-type="float" office:value="99.0639648438">
            <text:p>99.0639648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98.03515625">
            <text:p>98.03515625</text:p>
          </table:table-cell>
          <table:table-cell office:value-type="float" office:value="98.2939453125">
            <text:p>98.29394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84.840820312">
            <text:p>184.840820312</text:p>
          </table:table-cell>
          <table:table-cell office:value-type="float" office:value="183.564941406">
            <text:p>183.564941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82.703125">
            <text:p>182.703125</text:p>
          </table:table-cell>
          <table:table-cell office:value-type="float" office:value="183.730957031">
            <text:p>183.7309570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83.833251953">
            <text:p>183.833251953</text:p>
          </table:table-cell>
          <table:table-cell office:value-type="float" office:value="182.901855469">
            <text:p>182.90185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83.337890625">
            <text:p>183.337890625</text:p>
          </table:table-cell>
          <table:table-cell office:value-type="float" office:value="183.203125">
            <text:p>183.2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51.635986328">
            <text:p>351.635986328</text:p>
          </table:table-cell>
          <table:table-cell office:value-type="float" office:value="350.409912109">
            <text:p>350.40991210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55.20703125">
            <text:p>355.20703125</text:p>
          </table:table-cell>
          <table:table-cell office:value-type="float" office:value="354.700195312">
            <text:p>354.70019531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51.427978516">
            <text:p>351.427978516</text:p>
          </table:table-cell>
          <table:table-cell office:value-type="float" office:value="348.969970703">
            <text:p>348.96997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49.405029297">
            <text:p>349.405029297</text:p>
          </table:table-cell>
          <table:table-cell office:value-type="float" office:value="353.999023438">
            <text:p>353.999023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70.499023438">
            <text:p>670.499023438</text:p>
          </table:table-cell>
          <table:table-cell office:value-type="float" office:value="678.752929688">
            <text:p>678.75292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71.706054688">
            <text:p>671.706054688</text:p>
          </table:table-cell>
          <table:table-cell office:value-type="float" office:value="676.515625">
            <text:p>676.515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61.581054688">
            <text:p>661.581054688</text:p>
          </table:table-cell>
          <table:table-cell office:value-type="float" office:value="686.191894531">
            <text:p>686.191894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65.278076172">
            <text:p>665.278076172</text:p>
          </table:table-cell>
          <table:table-cell office:value-type="float" office:value="677.62109375">
            <text:p>677.621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302.6081543">
            <text:p>1302.6081543</text:p>
          </table:table-cell>
          <table:table-cell office:value-type="float" office:value="1331.22705078">
            <text:p>1331.227050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316.55395508">
            <text:p>1316.55395508</text:p>
          </table:table-cell>
          <table:table-cell office:value-type="float" office:value="1322.52514648">
            <text:p>1322.5251464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319.86889648">
            <text:p>1319.86889648</text:p>
          </table:table-cell>
          <table:table-cell office:value-type="float" office:value="1304.89404297">
            <text:p>1304.89404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321.11328125">
            <text:p>1321.11328125</text:p>
          </table:table-cell>
          <table:table-cell office:value-type="float" office:value="1330.62915039">
            <text:p>1330.6291503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668.18188477">
            <text:p>2668.18188477</text:p>
          </table:table-cell>
          <table:table-cell office:value-type="float" office:value="2732.2331543">
            <text:p>2732.233154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600.06005859">
            <text:p>2600.06005859</text:p>
          </table:table-cell>
          <table:table-cell office:value-type="float" office:value="2632.80712891">
            <text:p>2632.8071289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89.61889648">
            <text:p>2589.61889648</text:p>
          </table:table-cell>
          <table:table-cell office:value-type="float" office:value="2610.12792969">
            <text:p>2610.127929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76.25805664">
            <text:p>2576.25805664</text:p>
          </table:table-cell>
          <table:table-cell office:value-type="float" office:value="2566.52709961">
            <text:p>2566.5270996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586.13623047">
            <text:p>5586.13623047</text:p>
          </table:table-cell>
          <table:table-cell office:value-type="float" office:value="5207.10180664">
            <text:p>5207.1018066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234.12890625">
            <text:p>5234.12890625</text:p>
          </table:table-cell>
          <table:table-cell office:value-type="float" office:value="5169.38500977">
            <text:p>5169.385009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202.08105469">
            <text:p>5202.08105469</text:p>
          </table:table-cell>
          <table:table-cell office:value-type="float" office:value="5157.88598633">
            <text:p>5157.8859863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201.73681641">
            <text:p>5201.73681641</text:p>
          </table:table-cell>
          <table:table-cell office:value-type="float" office:value="5167.89306641">
            <text:p>5167.8930664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4570.3378906">
            <text:p>14570.3378906</text:p>
          </table:table-cell>
          <table:table-cell office:value-type="float" office:value="15069.8271484">
            <text:p>15069.8271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457.6520996">
            <text:p>10457.6520996</text:p>
          </table:table-cell>
          <table:table-cell office:value-type="float" office:value="10313.1401367">
            <text:p>10313.140136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378.501709">
            <text:p>10378.501709</text:p>
          </table:table-cell>
          <table:table-cell office:value-type="float" office:value="10439.4348145">
            <text:p>10439.434814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522.5507812">
            <text:p>10522.5507812</text:p>
          </table:table-cell>
          <table:table-cell office:value-type="float" office:value="10495.1379395">
            <text:p>10495.137939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67639.5317383">
            <text:p>67639.5317383</text:p>
          </table:table-cell>
          <table:table-cell office:value-type="float" office:value="66104.223877">
            <text:p>66104.2238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67611.8718262">
            <text:p>67611.8718262</text:p>
          </table:table-cell>
          <table:table-cell office:value-type="float" office:value="67309.4558105">
            <text:p>67309.455810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69189.2160645">
            <text:p>69189.2160645</text:p>
          </table:table-cell>
          <table:table-cell office:value-type="float" office:value="66774.9550781">
            <text:p>66774.95507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67981.4379883">
            <text:p>67981.4379883</text:p>
          </table:table-cell>
          <table:table-cell office:value-type="float" office:value="68797.1708984">
            <text:p>68797.17089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49921.912842">
            <text:p>149921.912842</text:p>
          </table:table-cell>
          <table:table-cell office:value-type="float" office:value="148021.987061">
            <text:p>148021.98706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46654.657959">
            <text:p>146654.657959</text:p>
          </table:table-cell>
          <table:table-cell office:value-type="float" office:value="148232.11792">
            <text:p>148232.1179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49380.244141">
            <text:p>149380.244141</text:p>
          </table:table-cell>
          <table:table-cell office:value-type="float" office:value="146836.539062">
            <text:p>146836.539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47233.263916">
            <text:p>147233.263916</text:p>
          </table:table-cell>
          <table:table-cell office:value-type="float" office:value="150915.873047">
            <text:p>150915.8730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8.0107421875">
            <text:p>8.0107421875</text:p>
          </table:table-cell>
          <table:table-cell office:value-type="float" office:value="7.9951171875">
            <text:p>7.99511718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7.86694335938">
            <text:p>7.8669433594</text:p>
          </table:table-cell>
          <table:table-cell office:value-type="float" office:value="7.95092773438">
            <text:p>7.950927734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7.86694335938">
            <text:p>7.8669433594</text:p>
          </table:table-cell>
          <table:table-cell office:value-type="float" office:value="7.95288085938">
            <text:p>7.95288085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7.90502929688">
            <text:p>7.9050292969</text:p>
          </table:table-cell>
          <table:table-cell office:value-type="float" office:value="7.86669921875">
            <text:p>7.86669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14.2770996094">
            <text:p>14.2770996094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13.9721679688">
            <text:p>13.9721679688</text:p>
          </table:table-cell>
          <table:table-cell office:value-type="float" office:value="14.298828125">
            <text:p>14.29882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14.0981445312">
            <text:p>14.0981445312</text:p>
          </table:table-cell>
          <table:table-cell office:value-type="float" office:value="14.2641601562">
            <text:p>14.26416015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13.9560546875">
            <text:p>13.9560546875</text:p>
          </table:table-cell>
          <table:table-cell office:value-type="float" office:value="14.33203125">
            <text:p>14.332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26.7758789062">
            <text:p>26.7758789062</text:p>
          </table:table-cell>
          <table:table-cell office:value-type="float" office:value="26.8930664062">
            <text:p>26.893066406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26.5100097656">
            <text:p>26.5100097656</text:p>
          </table:table-cell>
          <table:table-cell office:value-type="float" office:value="26.9689941406">
            <text:p>26.9689941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26.5529785156">
            <text:p>26.5529785156</text:p>
          </table:table-cell>
          <table:table-cell office:value-type="float" office:value="26.8312988281">
            <text:p>26.831298828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26.5427246094">
            <text:p>26.5427246094</text:p>
          </table:table-cell>
          <table:table-cell office:value-type="float" office:value="27.0549316406">
            <text:p>27.05493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47.4001464844">
            <text:p>47.4001464844</text:p>
          </table:table-cell>
          <table:table-cell office:value-type="float" office:value="48.3120117188">
            <text:p>48.312011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47.0588378906">
            <text:p>47.0588378906</text:p>
          </table:table-cell>
          <table:table-cell office:value-type="float" office:value="47.1479492188">
            <text:p>47.14794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47.2080078125">
            <text:p>47.2080078125</text:p>
          </table:table-cell>
          <table:table-cell office:value-type="float" office:value="47.5920410156">
            <text:p>47.592041015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47.0490722656">
            <text:p>47.0490722656</text:p>
          </table:table-cell>
          <table:table-cell office:value-type="float" office:value="47.6911621094">
            <text:p>47.6911621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86.6760253906">
            <text:p>86.6760253906</text:p>
          </table:table-cell>
          <table:table-cell office:value-type="float" office:value="87.2221679688">
            <text:p>87.2221679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85.2038574219">
            <text:p>85.2038574219</text:p>
          </table:table-cell>
          <table:table-cell office:value-type="float" office:value="86.0639648438">
            <text:p>86.063964843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87.2109375">
            <text:p>87.2109375</text:p>
          </table:table-cell>
          <table:table-cell office:value-type="float" office:value="86.5307617188">
            <text:p>86.5307617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86.3579101562">
            <text:p>86.3579101562</text:p>
          </table:table-cell>
          <table:table-cell office:value-type="float" office:value="86.4609375">
            <text:p>86.460937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53.312011719">
            <text:p>153.312011719</text:p>
          </table:table-cell>
          <table:table-cell office:value-type="float" office:value="156.831054688">
            <text:p>156.83105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51.454101562">
            <text:p>151.454101562</text:p>
          </table:table-cell>
          <table:table-cell office:value-type="float" office:value="154.705078125">
            <text:p>154.705078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55.000976562">
            <text:p>155.000976562</text:p>
          </table:table-cell>
          <table:table-cell office:value-type="float" office:value="156.20703125">
            <text:p>156.2070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51.560058594">
            <text:p>151.560058594</text:p>
          </table:table-cell>
          <table:table-cell office:value-type="float" office:value="155.489746094">
            <text:p>155.48974609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303.517089844">
            <text:p>303.517089844</text:p>
          </table:table-cell>
          <table:table-cell office:value-type="float" office:value="289.830810547">
            <text:p>289.83081054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77.187011719">
            <text:p>277.187011719</text:p>
          </table:table-cell>
          <table:table-cell office:value-type="float" office:value="280.719970703">
            <text:p>280.7199707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78.177978516">
            <text:p>278.177978516</text:p>
          </table:table-cell>
          <table:table-cell office:value-type="float" office:value="276.733154297">
            <text:p>276.733154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77.343017578">
            <text:p>277.343017578</text:p>
          </table:table-cell>
          <table:table-cell office:value-type="float" office:value="279.108154297">
            <text:p>279.10815429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506.708984375">
            <text:p>506.708984375</text:p>
          </table:table-cell>
          <table:table-cell office:value-type="float" office:value="507.157958984">
            <text:p>507.1579589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98.842041016">
            <text:p>498.842041016</text:p>
          </table:table-cell>
          <table:table-cell office:value-type="float" office:value="506.702880859">
            <text:p>506.70288085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95.055175781">
            <text:p>495.055175781</text:p>
          </table:table-cell>
          <table:table-cell office:value-type="float" office:value="506.299804688">
            <text:p>506.2998046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94.291992188">
            <text:p>494.291992188</text:p>
          </table:table-cell>
          <table:table-cell office:value-type="float" office:value="502.316894531">
            <text:p>502.31689453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1103.453125">
            <text:p>1103.453125</text:p>
          </table:table-cell>
          <table:table-cell office:value-type="float" office:value="1030.97192383">
            <text:p>1030.97192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4.478271484">
            <text:p>894.478271484</text:p>
          </table:table-cell>
          <table:table-cell office:value-type="float" office:value="918.618896484">
            <text:p>918.6188964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7.588867188">
            <text:p>907.588867188</text:p>
          </table:table-cell>
          <table:table-cell office:value-type="float" office:value="911.611816406">
            <text:p>911.611816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906.481933594">
            <text:p>906.481933594</text:p>
          </table:table-cell>
          <table:table-cell office:value-type="float" office:value="921.553955078">
            <text:p>921.5539550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717.68505859">
            <text:p>1717.68505859</text:p>
          </table:table-cell>
          <table:table-cell office:value-type="float" office:value="2098.953125">
            <text:p>2098.9531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663.01220703">
            <text:p>1663.01220703</text:p>
          </table:table-cell>
          <table:table-cell office:value-type="float" office:value="1687.14208984">
            <text:p>1687.142089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644.82788086">
            <text:p>1644.82788086</text:p>
          </table:table-cell>
          <table:table-cell office:value-type="float" office:value="1687.71801758">
            <text:p>1687.7180175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653.73071289">
            <text:p>1653.73071289</text:p>
          </table:table-cell>
          <table:table-cell office:value-type="float" office:value="1697.41088867">
            <text:p>1697.4108886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329.11669922">
            <text:p>3329.11669922</text:p>
          </table:table-cell>
          <table:table-cell office:value-type="float" office:value="3226.83691406">
            <text:p>3226.8369140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062.88525391">
            <text:p>3062.88525391</text:p>
          </table:table-cell>
          <table:table-cell office:value-type="float" office:value="3121.87817383">
            <text:p>3121.8781738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119.47900391">
            <text:p>3119.47900391</text:p>
          </table:table-cell>
          <table:table-cell office:value-type="float" office:value="3143.56225586">
            <text:p>3143.5622558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116.55712891">
            <text:p>3116.55712891</text:p>
          </table:table-cell>
          <table:table-cell office:value-type="float" office:value="3142.40209961">
            <text:p>3142.4020996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13818.8969727">
            <text:p>13818.8969727</text:p>
          </table:table-cell>
          <table:table-cell office:value-type="float" office:value="14705.9741211">
            <text:p>14705.974121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975.06005859">
            <text:p>5975.06005859</text:p>
          </table:table-cell>
          <table:table-cell office:value-type="float" office:value="5995.83105469">
            <text:p>5995.8310546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6051.15405273">
            <text:p>6051.15405273</text:p>
          </table:table-cell>
          <table:table-cell office:value-type="float" office:value="5993.02197266">
            <text:p>5993.02197266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986.81298828">
            <text:p>5986.81298828</text:p>
          </table:table-cell>
          <table:table-cell office:value-type="float" office:value="6022.87890625">
            <text:p>6022.8789062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49905.2810059">
            <text:p>49905.2810059</text:p>
          </table:table-cell>
          <table:table-cell office:value-type="float" office:value="47111.9580078">
            <text:p>47111.958007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1637.8630371">
            <text:p>11637.8630371</text:p>
          </table:table-cell>
          <table:table-cell office:value-type="float" office:value="11877.2158203">
            <text:p>11877.215820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1656.4980469">
            <text:p>11656.4980469</text:p>
          </table:table-cell>
          <table:table-cell office:value-type="float" office:value="11874.5678711">
            <text:p>11874.567871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1770.4182129">
            <text:p>11770.4182129</text:p>
          </table:table-cell>
          <table:table-cell office:value-type="float" office:value="11700.9492188">
            <text:p>11700.949218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92188.494141">
            <text:p>192188.494141</text:p>
          </table:table-cell>
          <table:table-cell office:value-type="float" office:value="188220.194092">
            <text:p>188220.19409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91027.718018">
            <text:p>191027.718018</text:p>
          </table:table-cell>
          <table:table-cell office:value-type="float" office:value="189170.23584">
            <text:p>189170.2358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89745.422852">
            <text:p>189745.422852</text:p>
          </table:table-cell>
          <table:table-cell office:value-type="float" office:value="189949.336182">
            <text:p>189949.336182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90483.529785">
            <text:p>190483.529785</text:p>
          </table:table-cell>
          <table:table-cell office:value-type="float" office:value="189613.375977">
            <text:p>189613.375977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298260.404053">
            <text:p>298260.404053</text:p>
          </table:table-cell>
          <table:table-cell office:value-type="float" office:value="290758.451904">
            <text:p>290758.45190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292675.1521">
            <text:p>292675.1521</text:p>
          </table:table-cell>
          <table:table-cell office:value-type="float" office:value="290940.074951">
            <text:p>290940.07495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291934.934082">
            <text:p>291934.934082</text:p>
          </table:table-cell>
          <table:table-cell office:value-type="float" office:value="291768.0979">
            <text:p>291768.0979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291187.436035">
            <text:p>291187.436035</text:p>
          </table:table-cell>
          <table:table-cell office:value-type="float" office:value="291597.212158">
            <text:p>291597.212158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1"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table:number-columns-repeated="2"/>
        </table:table-row>
      </table:table>
      <table:table table:name="Pivot Table - RefineA" table:style-name="ta1">
        <table:table-column table:style-name="co6" table:default-cell-style-name="ce3"/>
        <table:table-column table:style-name="co6" table:default-cell-style-name="ce24"/>
        <table:table-column table:style-name="co6" table:default-cell-style-name="ce8"/>
        <table:table-column table:style-name="co6" table:default-cell-style-name="ce13"/>
        <table:table-column table:style-name="co6" table:default-cell-style-name="ce17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20"/>
          <table:table-cell table:style-name="ce22"/>
          <table:table-cell table:style-name="ce6" office:value-type="string">
            <text:p>Level</text:p>
          </table:table-cell>
          <table:table-cell table:style-name="ce11"/>
          <table:table-cell table:style-name="ce15"/>
        </table:table-row>
        <table:table-row table:style-name="ro2">
          <table:table-cell table:style-name="ce2" office:value-type="string">
            <text:p>Workload</text:p>
          </table:table-cell>
          <table:table-cell table:style-name="ce23" office:value-type="string">
            <text:p>Data</text:p>
          </table:table-cell>
          <table:table-cell table:style-name="ce7" office:value-type="string">
            <text:p>h1</text:p>
          </table:table-cell>
          <table:table-cell table:style-name="ce12" office:value-type="string">
            <text:p>h2</text:p>
          </table:table-cell>
          <table:table-cell table:style-name="ce16" office:value-type="string">
            <text:p>h3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Average - f5</text:p>
          </table:table-cell>
          <table:table-cell office:value-type="float" office:value="3.1304931640625">
            <text:p>3.1304931641</text:p>
          </table:table-cell>
          <table:table-cell office:value-type="float" office:value="5.1293334960925">
            <text:p>5.1293334961</text:p>
          </table:table-cell>
          <table:table-cell office:value-type="float" office:value="7.912414550785">
            <text:p>7.9124145508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3.1632690429675">
            <text:p>3.163269043</text:p>
          </table:table-cell>
          <table:table-cell table:style-name="ce28" office:value-type="float" office:value="5.11260986328">
            <text:p>5.1126098633</text:p>
          </table:table-cell>
          <table:table-cell table:style-name="ce29" office:value-type="float" office:value="7.9414062500025">
            <text:p>7.9414062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string">
            <text:p>Average - f5</text:p>
          </table:table-cell>
          <table:table-cell office:value-type="float" office:value="1237.0037231425">
            <text:p>1237.0037231425</text:p>
          </table:table-cell>
          <table:table-cell office:value-type="float" office:value="1315.0360717775">
            <text:p>1315.0360717775</text:p>
          </table:table-cell>
          <table:table-cell office:value-type="float" office:value="1669.8139648425">
            <text:p>1669.8139648425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1242.002624515">
            <text:p>1242.002624515</text:p>
          </table:table-cell>
          <table:table-cell table:style-name="ce28" office:value-type="float" office:value="1322.318847655">
            <text:p>1322.318847655</text:p>
          </table:table-cell>
          <table:table-cell table:style-name="ce29" office:value-type="float" office:value="1792.8060302725">
            <text:p>1792.80603027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string">
            <text:p>Average - f5</text:p>
          </table:table-cell>
          <table:table-cell office:value-type="float" office:value="2505.254821775">
            <text:p>2505.254821775</text:p>
          </table:table-cell>
          <table:table-cell office:value-type="float" office:value="2608.52972412">
            <text:p>2608.52972412</text:p>
          </table:table-cell>
          <table:table-cell office:value-type="float" office:value="3157.0095214875">
            <text:p>3157.0095214875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2488.41003418">
            <text:p>2488.41003418</text:p>
          </table:table-cell>
          <table:table-cell table:style-name="ce28" office:value-type="float" office:value="2635.4238281275">
            <text:p>2635.4238281275</text:p>
          </table:table-cell>
          <table:table-cell table:style-name="ce29" office:value-type="float" office:value="3158.66986084">
            <text:p>3158.6698608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string">
            <text:p>Average - f5</text:p>
          </table:table-cell>
          <table:table-cell office:value-type="float" office:value="5117.12963867">
            <text:p>5117.12963867</text:p>
          </table:table-cell>
          <table:table-cell office:value-type="float" office:value="5306.020751955">
            <text:p>5306.020751955</text:p>
          </table:table-cell>
          <table:table-cell office:value-type="float" office:value="7957.981018075">
            <text:p>7957.981018075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4963.08557129">
            <text:p>4963.08557129</text:p>
          </table:table-cell>
          <table:table-cell table:style-name="ce28" office:value-type="float" office:value="5175.5664672875">
            <text:p>5175.5664672875</text:p>
          </table:table-cell>
          <table:table-cell table:style-name="ce29" office:value-type="float" office:value="8179.426513675">
            <text:p>8179.42651367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string">
            <text:p>Average - f5</text:p>
          </table:table-cell>
          <table:table-cell office:value-type="float" office:value="10534.386718725">
            <text:p>10534.386718725</text:p>
          </table:table-cell>
          <table:table-cell office:value-type="float" office:value="11482.2606201">
            <text:p>11482.2606201</text:p>
          </table:table-cell>
          <table:table-cell office:value-type="float" office:value="21242.5150757">
            <text:p>21242.5150757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10624.911560075">
            <text:p>10624.911560075</text:p>
          </table:table-cell>
          <table:table-cell table:style-name="ce28" office:value-type="float" office:value="11579.385009775">
            <text:p>11579.385009775</text:p>
          </table:table-cell>
          <table:table-cell table:style-name="ce29" office:value-type="float" office:value="20641.1727295">
            <text:p>20641.172729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string">
            <text:p>Average - f5</text:p>
          </table:table-cell>
          <table:table-cell office:value-type="float" office:value="137461.8462525">
            <text:p>137461.8462525</text:p>
          </table:table-cell>
          <table:table-cell office:value-type="float" office:value="68105.514404325">
            <text:p>68105.514404325</text:p>
          </table:table-cell>
          <table:table-cell office:value-type="float" office:value="190861.291199">
            <text:p>190861.291199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151019.95471175">
            <text:p>151019.95471175</text:p>
          </table:table-cell>
          <table:table-cell table:style-name="ce28" office:value-type="float" office:value="67246.451416">
            <text:p>67246.451416</text:p>
          </table:table-cell>
          <table:table-cell table:style-name="ce29" office:value-type="float" office:value="189238.28552275">
            <text:p>189238.2855227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string">
            <text:p>Average - f5</text:p>
          </table:table-cell>
          <table:table-cell office:value-type="float" office:value="1503809.296325">
            <text:p>1503809.296325</text:p>
          </table:table-cell>
          <table:table-cell office:value-type="float" office:value="148297.5197145">
            <text:p>148297.5197145</text:p>
          </table:table-cell>
          <table:table-cell office:value-type="float" office:value="293514.4815675">
            <text:p>293514.4815675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1493657.7374275">
            <text:p>1493657.7374275</text:p>
          </table:table-cell>
          <table:table-cell table:style-name="ce28" office:value-type="float" office:value="148501.6292725">
            <text:p>148501.6292725</text:p>
          </table:table-cell>
          <table:table-cell table:style-name="ce29" office:value-type="float" office:value="291265.95922825">
            <text:p>291265.9592282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Average - f5</text:p>
          </table:table-cell>
          <table:table-cell office:value-type="float" office:value="5.6138916015625">
            <text:p>5.6138916016</text:p>
          </table:table-cell>
          <table:table-cell office:value-type="float" office:value="8.87890625">
            <text:p>8.87890625</text:p>
          </table:table-cell>
          <table:table-cell office:value-type="float" office:value="14.075866699225">
            <text:p>14.0758666992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5.79608154297">
            <text:p>5.796081543</text:p>
          </table:table-cell>
          <table:table-cell table:style-name="ce28" office:value-type="float" office:value="8.962829589845">
            <text:p>8.9628295898</text:p>
          </table:table-cell>
          <table:table-cell table:style-name="ce29" office:value-type="float" office:value="14.3067626953">
            <text:p>14.3067626953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string">
            <text:p>Average - f5</text:p>
          </table:table-cell>
          <table:table-cell office:value-type="float" office:value="10.990234374975">
            <text:p>10.990234375</text:p>
          </table:table-cell>
          <table:table-cell office:value-type="float" office:value="16.701904296875">
            <text:p>16.7019042969</text:p>
          </table:table-cell>
          <table:table-cell office:value-type="float" office:value="26.5953979492">
            <text:p>26.5953979492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11.2214355469">
            <text:p>11.2214355469</text:p>
          </table:table-cell>
          <table:table-cell table:style-name="ce28" office:value-type="float" office:value="16.59075927735">
            <text:p>16.5907592774</text:p>
          </table:table-cell>
          <table:table-cell table:style-name="ce29" office:value-type="float" office:value="26.937072753875">
            <text:p>26.9370727539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string">
            <text:p>Average - f5</text:p>
          </table:table-cell>
          <table:table-cell office:value-type="float" office:value="20.895751953125">
            <text:p>20.8957519531</text:p>
          </table:table-cell>
          <table:table-cell office:value-type="float" office:value="29.595214843775">
            <text:p>29.5952148438</text:p>
          </table:table-cell>
          <table:table-cell office:value-type="float" office:value="47.179016113275">
            <text:p>47.1790161133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21.348205566425">
            <text:p>21.3482055664</text:p>
          </table:table-cell>
          <table:table-cell table:style-name="ce28" office:value-type="float" office:value="29.268859863275">
            <text:p>29.2688598633</text:p>
          </table:table-cell>
          <table:table-cell table:style-name="ce29" office:value-type="float" office:value="47.68579101565">
            <text:p>47.6857910157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string">
            <text:p>Average - f5</text:p>
          </table:table-cell>
          <table:table-cell office:value-type="float" office:value="40.3462524414">
            <text:p>40.3462524414</text:p>
          </table:table-cell>
          <table:table-cell office:value-type="float" office:value="54.03057861325">
            <text:p>54.0305786133</text:p>
          </table:table-cell>
          <table:table-cell office:value-type="float" office:value="86.362182617175">
            <text:p>86.3621826172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41.141418457">
            <text:p>41.141418457</text:p>
          </table:table-cell>
          <table:table-cell table:style-name="ce28" office:value-type="float" office:value="54.1235961914">
            <text:p>54.1235961914</text:p>
          </table:table-cell>
          <table:table-cell table:style-name="ce29" office:value-type="float" office:value="86.56945800785">
            <text:p>86.5694580079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string">
            <text:p>Average - f5</text:p>
          </table:table-cell>
          <table:table-cell office:value-type="float" office:value="78.85955810545">
            <text:p>78.8595581055</text:p>
          </table:table-cell>
          <table:table-cell office:value-type="float" office:value="97.3818359375">
            <text:p>97.3818359375</text:p>
          </table:table-cell>
          <table:table-cell office:value-type="float" office:value="152.83178710925">
            <text:p>152.8317871093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80.153991699225">
            <text:p>80.1539916992</text:p>
          </table:table-cell>
          <table:table-cell table:style-name="ce28" office:value-type="float" office:value="98.782470703125">
            <text:p>98.7824707031</text:p>
          </table:table-cell>
          <table:table-cell table:style-name="ce29" office:value-type="float" office:value="155.80822753925">
            <text:p>155.8082275393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string">
            <text:p>Average - f5</text:p>
          </table:table-cell>
          <table:table-cell office:value-type="float" office:value="156.58819580075">
            <text:p>156.5881958008</text:p>
          </table:table-cell>
          <table:table-cell office:value-type="float" office:value="183.6787719725">
            <text:p>183.6787719725</text:p>
          </table:table-cell>
          <table:table-cell office:value-type="float" office:value="284.05627441425">
            <text:p>284.0562744143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159.526916504">
            <text:p>159.526916504</text:p>
          </table:table-cell>
          <table:table-cell table:style-name="ce28" office:value-type="float" office:value="183.3502197265">
            <text:p>183.3502197265</text:p>
          </table:table-cell>
          <table:table-cell table:style-name="ce29" office:value-type="float" office:value="281.598022461">
            <text:p>281.59802246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string">
            <text:p>Average - f5</text:p>
          </table:table-cell>
          <table:table-cell office:value-type="float" office:value="309.94732666025">
            <text:p>309.9473266603</text:p>
          </table:table-cell>
          <table:table-cell office:value-type="float" office:value="351.91900634775">
            <text:p>351.9190063478</text:p>
          </table:table-cell>
          <table:table-cell office:value-type="float" office:value="498.72454834">
            <text:p>498.72454834</text:p>
          </table:table-cell>
        </table:table-row>
        <table:table-row table:style-name="ro2">
          <table:table-cell table:style-name="ce21"/>
          <table:table-cell table:style-name="ce25" office:value-type="string">
            <text:p>Average - f10</text:p>
          </table:table-cell>
          <table:table-cell table:style-name="ce27" office:value-type="float" office:value="312.83447265625">
            <text:p>312.8344726563</text:p>
          </table:table-cell>
          <table:table-cell table:style-name="ce28" office:value-type="float" office:value="352.0197753905">
            <text:p>352.0197753905</text:p>
          </table:table-cell>
          <table:table-cell table:style-name="ce29" office:value-type="float" office:value="505.6193847655">
            <text:p>505.6193847655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string">
            <text:p>Average - f5</text:p>
          </table:table-cell>
          <table:table-cell office:value-type="float" office:value="616.7454833985">
            <text:p>616.7454833985</text:p>
          </table:table-cell>
          <table:table-cell office:value-type="float" office:value="667.2660522465">
            <text:p>667.2660522465</text:p>
          </table:table-cell>
          <table:table-cell office:value-type="float" office:value="953.0005493165">
            <text:p>953.0005493165</text:p>
          </table:table-cell>
        </table:table-row>
        <table:table-row table:style-name="ro2">
          <table:table-cell table:style-name="ce5"/>
          <table:table-cell table:style-name="ce26" office:value-type="string">
            <text:p>Average - f10</text:p>
          </table:table-cell>
          <table:table-cell table:style-name="ce10" office:value-type="float" office:value="619.20422363275">
            <text:p>619.2042236328</text:p>
          </table:table-cell>
          <table:table-cell table:style-name="ce14" office:value-type="float" office:value="679.77038574225">
            <text:p>679.7703857423</text:p>
          </table:table-cell>
          <table:table-cell table:style-name="ce19" office:value-type="float" office:value="945.6891479495">
            <text:p>945.6891479495</text:p>
          </table:table-cell>
        </table:table-row>
      </table:table>
      <table:table table:name="RefineB" table:style-name="ta1">
        <table:table-column table:style-name="co6" table:number-columns-repeated="6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Data</text:p>
          </table:table-cell>
          <table:table-cell office:value-type="string">
            <text:p>Structure</text:p>
          </table:table-cell>
          <table:table-cell office:value-type="string">
            <text:p>Time(Ms)</text:p>
          </table:table-cell>
          <table:table-cell office:value-type="string">
            <text:p>Key</text:p>
          </table:table-cell>
        </table:table-row>
        <table:table-row table:style-name="ro1">
          <table:table-cell table:formula="of:=VALUE(RIGHT(TRIM([.B2]); LEN(TRIM([.B2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3.1304931640625">
            <text:p>3.1304931641</text:p>
          </table:table-cell>
          <table:table-cell table:formula="of:=CONCATENATE(TRIM([.B2]);TRIM([.C2]); TRIM([.D2]))" office:value-type="string" office:string-value="w1f5h1">
            <text:p>w1f5h1</text:p>
          </table:table-cell>
        </table:table-row>
        <table:table-row table:style-name="ro1">
          <table:table-cell table:formula="of:=VALUE(RIGHT(TRIM([.B3]); LEN(TRIM([.B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3.1632690429675">
            <text:p>3.163269043</text:p>
          </table:table-cell>
          <table:table-cell table:formula="of:=CONCATENATE(TRIM([.B3]);TRIM([.C3]); TRIM([.D3]))" office:value-type="string" office:string-value="w1f10h1">
            <text:p>w1f10h1</text:p>
          </table:table-cell>
        </table:table-row>
        <table:table-row table:style-name="ro1">
          <table:table-cell table:formula="of:=VALUE(RIGHT(TRIM([.B4]); LEN(TRIM([.B4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5.6138916015625">
            <text:p>5.6138916016</text:p>
          </table:table-cell>
          <table:table-cell table:formula="of:=CONCATENATE(TRIM([.B4]);TRIM([.C4]); TRIM([.D4]))" office:value-type="string" office:string-value="w2f5h1">
            <text:p>w2f5h1</text:p>
          </table:table-cell>
        </table:table-row>
        <table:table-row table:style-name="ro1">
          <table:table-cell table:formula="of:=VALUE(RIGHT(TRIM([.B5]); LEN(TRIM([.B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5.79608154297">
            <text:p>5.796081543</text:p>
          </table:table-cell>
          <table:table-cell table:formula="of:=CONCATENATE(TRIM([.B5]);TRIM([.C5]); TRIM([.D5]))" office:value-type="string" office:string-value="w2f10h1">
            <text:p>w2f10h1</text:p>
          </table:table-cell>
        </table:table-row>
        <table:table-row table:style-name="ro1">
          <table:table-cell table:formula="of:=VALUE(RIGHT(TRIM([.B6]); LEN(TRIM([.B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0.990234374975">
            <text:p>10.990234375</text:p>
          </table:table-cell>
          <table:table-cell table:formula="of:=CONCATENATE(TRIM([.B6]);TRIM([.C6]); TRIM([.D6]))" office:value-type="string" office:string-value="w3f5h1">
            <text:p>w3f5h1</text:p>
          </table:table-cell>
        </table:table-row>
        <table:table-row table:style-name="ro1">
          <table:table-cell table:formula="of:=VALUE(RIGHT(TRIM([.B7]); LEN(TRIM([.B7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1.2214355469">
            <text:p>11.2214355469</text:p>
          </table:table-cell>
          <table:table-cell table:formula="of:=CONCATENATE(TRIM([.B7]);TRIM([.C7]); TRIM([.D7]))" office:value-type="string" office:string-value="w3f10h1">
            <text:p>w3f10h1</text:p>
          </table:table-cell>
        </table:table-row>
        <table:table-row table:style-name="ro1">
          <table:table-cell table:formula="of:=VALUE(RIGHT(TRIM([.B8]); LEN(TRIM([.B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20.895751953125">
            <text:p>20.8957519531</text:p>
          </table:table-cell>
          <table:table-cell table:formula="of:=CONCATENATE(TRIM([.B8]);TRIM([.C8]); TRIM([.D8]))" office:value-type="string" office:string-value="w4f5h1">
            <text:p>w4f5h1</text:p>
          </table:table-cell>
        </table:table-row>
        <table:table-row table:style-name="ro1">
          <table:table-cell table:formula="of:=VALUE(RIGHT(TRIM([.B9]); LEN(TRIM([.B9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21.348205566425">
            <text:p>21.3482055664</text:p>
          </table:table-cell>
          <table:table-cell table:formula="of:=CONCATENATE(TRIM([.B9]);TRIM([.C9]); TRIM([.D9]))" office:value-type="string" office:string-value="w4f10h1">
            <text:p>w4f10h1</text:p>
          </table:table-cell>
        </table:table-row>
        <table:table-row table:style-name="ro1">
          <table:table-cell table:formula="of:=VALUE(RIGHT(TRIM([.B10]); LEN(TRIM([.B10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40.3462524414">
            <text:p>40.3462524414</text:p>
          </table:table-cell>
          <table:table-cell table:formula="of:=CONCATENATE(TRIM([.B10]);TRIM([.C10]); TRIM([.D10]))" office:value-type="string" office:string-value="w5f5h1">
            <text:p>w5f5h1</text:p>
          </table:table-cell>
        </table:table-row>
        <table:table-row table:style-name="ro1">
          <table:table-cell table:formula="of:=VALUE(RIGHT(TRIM([.B11]); LEN(TRIM([.B11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41.141418457">
            <text:p>41.141418457</text:p>
          </table:table-cell>
          <table:table-cell table:formula="of:=CONCATENATE(TRIM([.B11]);TRIM([.C11]); TRIM([.D11]))" office:value-type="string" office:string-value="w5f10h1">
            <text:p>w5f10h1</text:p>
          </table:table-cell>
        </table:table-row>
        <table:table-row table:style-name="ro1">
          <table:table-cell table:formula="of:=VALUE(RIGHT(TRIM([.B12]); LEN(TRIM([.B12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78.85955810545">
            <text:p>78.8595581055</text:p>
          </table:table-cell>
          <table:table-cell table:formula="of:=CONCATENATE(TRIM([.B12]);TRIM([.C12]); TRIM([.D12]))" office:value-type="string" office:string-value="w6f5h1">
            <text:p>w6f5h1</text:p>
          </table:table-cell>
        </table:table-row>
        <table:table-row table:style-name="ro1">
          <table:table-cell table:formula="of:=VALUE(RIGHT(TRIM([.B13]); LEN(TRIM([.B13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80.153991699225">
            <text:p>80.1539916992</text:p>
          </table:table-cell>
          <table:table-cell table:formula="of:=CONCATENATE(TRIM([.B13]);TRIM([.C13]); TRIM([.D13]))" office:value-type="string" office:string-value="w6f10h1">
            <text:p>w6f10h1</text:p>
          </table:table-cell>
        </table:table-row>
        <table:table-row table:style-name="ro1">
          <table:table-cell table:formula="of:=VALUE(RIGHT(TRIM([.B14]); LEN(TRIM([.B14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56.58819580075">
            <text:p>156.5881958008</text:p>
          </table:table-cell>
          <table:table-cell table:formula="of:=CONCATENATE(TRIM([.B14]);TRIM([.C14]); TRIM([.D14]))" office:value-type="string" office:string-value="w7f5h1">
            <text:p>w7f5h1</text:p>
          </table:table-cell>
        </table:table-row>
        <table:table-row table:style-name="ro1">
          <table:table-cell table:formula="of:=VALUE(RIGHT(TRIM([.B15]); LEN(TRIM([.B1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59.526916504">
            <text:p>159.526916504</text:p>
          </table:table-cell>
          <table:table-cell table:formula="of:=CONCATENATE(TRIM([.B15]);TRIM([.C15]); TRIM([.D15]))" office:value-type="string" office:string-value="w7f10h1">
            <text:p>w7f10h1</text:p>
          </table:table-cell>
        </table:table-row>
        <table:table-row table:style-name="ro1">
          <table:table-cell table:formula="of:=VALUE(RIGHT(TRIM([.B16]); LEN(TRIM([.B16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309.94732666025">
            <text:p>309.9473266603</text:p>
          </table:table-cell>
          <table:table-cell table:formula="of:=CONCATENATE(TRIM([.B16]);TRIM([.C16]); TRIM([.D16]))" office:value-type="string" office:string-value="w8f5h1">
            <text:p>w8f5h1</text:p>
          </table:table-cell>
        </table:table-row>
        <table:table-row table:style-name="ro1">
          <table:table-cell table:formula="of:=VALUE(RIGHT(TRIM([.B17]); LEN(TRIM([.B17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312.83447265625">
            <text:p>312.8344726563</text:p>
          </table:table-cell>
          <table:table-cell table:formula="of:=CONCATENATE(TRIM([.B17]);TRIM([.C17]); TRIM([.D17]))" office:value-type="string" office:string-value="w8f10h1">
            <text:p>w8f10h1</text:p>
          </table:table-cell>
        </table:table-row>
        <table:table-row table:style-name="ro1">
          <table:table-cell table:formula="of:=VALUE(RIGHT(TRIM([.B18]); LEN(TRIM([.B18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616.7454833985">
            <text:p>616.7454833985</text:p>
          </table:table-cell>
          <table:table-cell table:formula="of:=CONCATENATE(TRIM([.B18]);TRIM([.C18]); TRIM([.D18]))" office:value-type="string" office:string-value="w9f5h1">
            <text:p>w9f5h1</text:p>
          </table:table-cell>
        </table:table-row>
        <table:table-row table:style-name="ro1">
          <table:table-cell table:formula="of:=VALUE(RIGHT(TRIM([.B19]); LEN(TRIM([.B19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619.20422363275">
            <text:p>619.2042236328</text:p>
          </table:table-cell>
          <table:table-cell table:formula="of:=CONCATENATE(TRIM([.B19]);TRIM([.C19]); TRIM([.D19]))" office:value-type="string" office:string-value="w9f10h1">
            <text:p>w9f10h1</text:p>
          </table:table-cell>
        </table:table-row>
        <table:table-row table:style-name="ro1">
          <table:table-cell table:formula="of:=VALUE(RIGHT(TRIM([.B20]); LEN(TRIM([.B2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237.0037231425">
            <text:p>1237.0037231425</text:p>
          </table:table-cell>
          <table:table-cell table:formula="of:=CONCATENATE(TRIM([.B20]);TRIM([.C20]); TRIM([.D20]))" office:value-type="string" office:string-value="w10f5h1">
            <text:p>w10f5h1</text:p>
          </table:table-cell>
        </table:table-row>
        <table:table-row table:style-name="ro1">
          <table:table-cell table:formula="of:=VALUE(RIGHT(TRIM([.B21]); LEN(TRIM([.B2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242.002624515">
            <text:p>1242.002624515</text:p>
          </table:table-cell>
          <table:table-cell table:formula="of:=CONCATENATE(TRIM([.B21]);TRIM([.C21]); TRIM([.D21]))" office:value-type="string" office:string-value="w10f10h1">
            <text:p>w10f10h1</text:p>
          </table:table-cell>
        </table:table-row>
        <table:table-row table:style-name="ro1">
          <table:table-cell table:formula="of:=VALUE(RIGHT(TRIM([.B22]); LEN(TRIM([.B22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2505.254821775">
            <text:p>2505.254821775</text:p>
          </table:table-cell>
          <table:table-cell table:formula="of:=CONCATENATE(TRIM([.B22]);TRIM([.C22]); TRIM([.D22]))" office:value-type="string" office:string-value="w11f5h1">
            <text:p>w11f5h1</text:p>
          </table:table-cell>
        </table:table-row>
        <table:table-row table:style-name="ro1">
          <table:table-cell table:formula="of:=VALUE(RIGHT(TRIM([.B23]); LEN(TRIM([.B2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2488.41003418">
            <text:p>2488.41003418</text:p>
          </table:table-cell>
          <table:table-cell table:formula="of:=CONCATENATE(TRIM([.B23]);TRIM([.C23]); TRIM([.D23]))" office:value-type="string" office:string-value="w11f10h1">
            <text:p>w11f10h1</text:p>
          </table:table-cell>
        </table:table-row>
        <table:table-row table:style-name="ro1">
          <table:table-cell table:formula="of:=VALUE(RIGHT(TRIM([.B24]); LEN(TRIM([.B24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5117.12963867">
            <text:p>5117.12963867</text:p>
          </table:table-cell>
          <table:table-cell table:formula="of:=CONCATENATE(TRIM([.B24]);TRIM([.C24]); TRIM([.D24]))" office:value-type="string" office:string-value="w12f5h1">
            <text:p>w12f5h1</text:p>
          </table:table-cell>
        </table:table-row>
        <table:table-row table:style-name="ro1">
          <table:table-cell table:formula="of:=VALUE(RIGHT(TRIM([.B25]); LEN(TRIM([.B2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4963.08557129">
            <text:p>4963.08557129</text:p>
          </table:table-cell>
          <table:table-cell table:formula="of:=CONCATENATE(TRIM([.B25]);TRIM([.C25]); TRIM([.D25]))" office:value-type="string" office:string-value="w12f10h1">
            <text:p>w12f10h1</text:p>
          </table:table-cell>
        </table:table-row>
        <table:table-row table:style-name="ro1">
          <table:table-cell table:formula="of:=VALUE(RIGHT(TRIM([.B26]); LEN(TRIM([.B26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0534.386718725">
            <text:p>10534.386718725</text:p>
          </table:table-cell>
          <table:table-cell table:formula="of:=CONCATENATE(TRIM([.B26]);TRIM([.C26]); TRIM([.D26]))" office:value-type="string" office:string-value="w13f5h1">
            <text:p>w13f5h1</text:p>
          </table:table-cell>
        </table:table-row>
        <table:table-row table:style-name="ro1">
          <table:table-cell table:formula="of:=VALUE(RIGHT(TRIM([.B27]); LEN(TRIM([.B27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0624.911560075">
            <text:p>10624.911560075</text:p>
          </table:table-cell>
          <table:table-cell table:formula="of:=CONCATENATE(TRIM([.B27]);TRIM([.C27]); TRIM([.D27]))" office:value-type="string" office:string-value="w13f10h1">
            <text:p>w13f10h1</text:p>
          </table:table-cell>
        </table:table-row>
        <table:table-row table:style-name="ro1">
          <table:table-cell table:formula="of:=VALUE(RIGHT(TRIM([.B28]); LEN(TRIM([.B2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37461.8462525">
            <text:p>137461.8462525</text:p>
          </table:table-cell>
          <table:table-cell table:formula="of:=CONCATENATE(TRIM([.B28]);TRIM([.C28]); TRIM([.D28]))" office:value-type="string" office:string-value="w14f5h1">
            <text:p>w14f5h1</text:p>
          </table:table-cell>
        </table:table-row>
        <table:table-row table:style-name="ro1">
          <table:table-cell table:formula="of:=VALUE(RIGHT(TRIM([.B29]); LEN(TRIM([.B29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51019.95471175">
            <text:p>151019.95471175</text:p>
          </table:table-cell>
          <table:table-cell table:formula="of:=CONCATENATE(TRIM([.B29]);TRIM([.C29]); TRIM([.D29]))" office:value-type="string" office:string-value="w14f10h1">
            <text:p>w14f10h1</text:p>
          </table:table-cell>
        </table:table-row>
        <table:table-row table:style-name="ro1">
          <table:table-cell table:formula="of:=VALUE(RIGHT(TRIM([.B30]); LEN(TRIM([.B30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5</text:p>
          </table:table-cell>
          <table:table-cell office:value-type="string">
            <text:p>h1</text:p>
          </table:table-cell>
          <table:table-cell office:value-type="float" office:value="1503809.296325">
            <text:p>1503809.296325</text:p>
          </table:table-cell>
          <table:table-cell table:formula="of:=CONCATENATE(TRIM([.B30]);TRIM([.C30]); TRIM([.D30]))" office:value-type="string" office:string-value="w15f5h1">
            <text:p>w15f5h1</text:p>
          </table:table-cell>
        </table:table-row>
        <table:table-row table:style-name="ro1">
          <table:table-cell table:formula="of:=VALUE(RIGHT(TRIM([.B31]); LEN(TRIM([.B31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10</text:p>
          </table:table-cell>
          <table:table-cell office:value-type="string">
            <text:p>h1</text:p>
          </table:table-cell>
          <table:table-cell office:value-type="float" office:value="1493657.7374275">
            <text:p>1493657.7374275</text:p>
          </table:table-cell>
          <table:table-cell table:formula="of:=CONCATENATE(TRIM([.B31]);TRIM([.C31]); TRIM([.D31]))" office:value-type="string" office:string-value="w15f10h1">
            <text:p>w15f10h1</text:p>
          </table:table-cell>
        </table:table-row>
        <table:table-row table:style-name="ro1">
          <table:table-cell table:formula="of:=VALUE(RIGHT(TRIM([.B32]); LEN(TRIM([.B32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5.1293334960925">
            <text:p>5.1293334961</text:p>
          </table:table-cell>
          <table:table-cell table:formula="of:=CONCATENATE(TRIM([.B32]);TRIM([.C32]); TRIM([.D32]))" office:value-type="string" office:string-value="w1f5h2">
            <text:p>w1f5h2</text:p>
          </table:table-cell>
        </table:table-row>
        <table:table-row table:style-name="ro1">
          <table:table-cell table:formula="of:=VALUE(RIGHT(TRIM([.B33]); LEN(TRIM([.B3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5.11260986328">
            <text:p>5.1126098633</text:p>
          </table:table-cell>
          <table:table-cell table:formula="of:=CONCATENATE(TRIM([.B33]);TRIM([.C33]); TRIM([.D33]))" office:value-type="string" office:string-value="w1f10h2">
            <text:p>w1f10h2</text:p>
          </table:table-cell>
        </table:table-row>
        <table:table-row table:style-name="ro1">
          <table:table-cell table:formula="of:=VALUE(RIGHT(TRIM([.B34]); LEN(TRIM([.B34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8.87890625">
            <text:p>8.87890625</text:p>
          </table:table-cell>
          <table:table-cell table:formula="of:=CONCATENATE(TRIM([.B34]);TRIM([.C34]); TRIM([.D34]))" office:value-type="string" office:string-value="w2f5h2">
            <text:p>w2f5h2</text:p>
          </table:table-cell>
        </table:table-row>
        <table:table-row table:style-name="ro1">
          <table:table-cell table:formula="of:=VALUE(RIGHT(TRIM([.B35]); LEN(TRIM([.B3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8.962829589845">
            <text:p>8.9628295898</text:p>
          </table:table-cell>
          <table:table-cell table:formula="of:=CONCATENATE(TRIM([.B35]);TRIM([.C35]); TRIM([.D35]))" office:value-type="string" office:string-value="w2f10h2">
            <text:p>w2f10h2</text:p>
          </table:table-cell>
        </table:table-row>
        <table:table-row table:style-name="ro1">
          <table:table-cell table:formula="of:=VALUE(RIGHT(TRIM([.B36]); LEN(TRIM([.B3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6.701904296875">
            <text:p>16.7019042969</text:p>
          </table:table-cell>
          <table:table-cell table:formula="of:=CONCATENATE(TRIM([.B36]);TRIM([.C36]); TRIM([.D36]))" office:value-type="string" office:string-value="w3f5h2">
            <text:p>w3f5h2</text:p>
          </table:table-cell>
        </table:table-row>
        <table:table-row table:style-name="ro1">
          <table:table-cell table:formula="of:=VALUE(RIGHT(TRIM([.B37]); LEN(TRIM([.B37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6.59075927735">
            <text:p>16.5907592774</text:p>
          </table:table-cell>
          <table:table-cell table:formula="of:=CONCATENATE(TRIM([.B37]);TRIM([.C37]); TRIM([.D37]))" office:value-type="string" office:string-value="w3f10h2">
            <text:p>w3f10h2</text:p>
          </table:table-cell>
        </table:table-row>
        <table:table-row table:style-name="ro1">
          <table:table-cell table:formula="of:=VALUE(RIGHT(TRIM([.B38]); LEN(TRIM([.B3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29.595214843775">
            <text:p>29.5952148438</text:p>
          </table:table-cell>
          <table:table-cell table:formula="of:=CONCATENATE(TRIM([.B38]);TRIM([.C38]); TRIM([.D38]))" office:value-type="string" office:string-value="w4f5h2">
            <text:p>w4f5h2</text:p>
          </table:table-cell>
        </table:table-row>
        <table:table-row table:style-name="ro1">
          <table:table-cell table:formula="of:=VALUE(RIGHT(TRIM([.B39]); LEN(TRIM([.B39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29.268859863275">
            <text:p>29.2688598633</text:p>
          </table:table-cell>
          <table:table-cell table:formula="of:=CONCATENATE(TRIM([.B39]);TRIM([.C39]); TRIM([.D39]))" office:value-type="string" office:string-value="w4f10h2">
            <text:p>w4f10h2</text:p>
          </table:table-cell>
        </table:table-row>
        <table:table-row table:style-name="ro1">
          <table:table-cell table:formula="of:=VALUE(RIGHT(TRIM([.B40]); LEN(TRIM([.B40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54.03057861325">
            <text:p>54.0305786133</text:p>
          </table:table-cell>
          <table:table-cell table:formula="of:=CONCATENATE(TRIM([.B40]);TRIM([.C40]); TRIM([.D40]))" office:value-type="string" office:string-value="w5f5h2">
            <text:p>w5f5h2</text:p>
          </table:table-cell>
        </table:table-row>
        <table:table-row table:style-name="ro1">
          <table:table-cell table:formula="of:=VALUE(RIGHT(TRIM([.B41]); LEN(TRIM([.B41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54.1235961914">
            <text:p>54.1235961914</text:p>
          </table:table-cell>
          <table:table-cell table:formula="of:=CONCATENATE(TRIM([.B41]);TRIM([.C41]); TRIM([.D41]))" office:value-type="string" office:string-value="w5f10h2">
            <text:p>w5f10h2</text:p>
          </table:table-cell>
        </table:table-row>
        <table:table-row table:style-name="ro1">
          <table:table-cell table:formula="of:=VALUE(RIGHT(TRIM([.B42]); LEN(TRIM([.B42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97.3818359375">
            <text:p>97.3818359375</text:p>
          </table:table-cell>
          <table:table-cell table:formula="of:=CONCATENATE(TRIM([.B42]);TRIM([.C42]); TRIM([.D42]))" office:value-type="string" office:string-value="w6f5h2">
            <text:p>w6f5h2</text:p>
          </table:table-cell>
        </table:table-row>
        <table:table-row table:style-name="ro1">
          <table:table-cell table:formula="of:=VALUE(RIGHT(TRIM([.B43]); LEN(TRIM([.B43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98.782470703125">
            <text:p>98.7824707031</text:p>
          </table:table-cell>
          <table:table-cell table:formula="of:=CONCATENATE(TRIM([.B43]);TRIM([.C43]); TRIM([.D43]))" office:value-type="string" office:string-value="w6f10h2">
            <text:p>w6f10h2</text:p>
          </table:table-cell>
        </table:table-row>
        <table:table-row table:style-name="ro1">
          <table:table-cell table:formula="of:=VALUE(RIGHT(TRIM([.B44]); LEN(TRIM([.B44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83.6787719725">
            <text:p>183.6787719725</text:p>
          </table:table-cell>
          <table:table-cell table:formula="of:=CONCATENATE(TRIM([.B44]);TRIM([.C44]); TRIM([.D44]))" office:value-type="string" office:string-value="w7f5h2">
            <text:p>w7f5h2</text:p>
          </table:table-cell>
        </table:table-row>
        <table:table-row table:style-name="ro1">
          <table:table-cell table:formula="of:=VALUE(RIGHT(TRIM([.B45]); LEN(TRIM([.B4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83.3502197265">
            <text:p>183.3502197265</text:p>
          </table:table-cell>
          <table:table-cell table:formula="of:=CONCATENATE(TRIM([.B45]);TRIM([.C45]); TRIM([.D45]))" office:value-type="string" office:string-value="w7f10h2">
            <text:p>w7f10h2</text:p>
          </table:table-cell>
        </table:table-row>
        <table:table-row table:style-name="ro1">
          <table:table-cell table:formula="of:=VALUE(RIGHT(TRIM([.B46]); LEN(TRIM([.B46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351.91900634775">
            <text:p>351.9190063478</text:p>
          </table:table-cell>
          <table:table-cell table:formula="of:=CONCATENATE(TRIM([.B46]);TRIM([.C46]); TRIM([.D46]))" office:value-type="string" office:string-value="w8f5h2">
            <text:p>w8f5h2</text:p>
          </table:table-cell>
        </table:table-row>
        <table:table-row table:style-name="ro1">
          <table:table-cell table:formula="of:=VALUE(RIGHT(TRIM([.B47]); LEN(TRIM([.B47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352.0197753905">
            <text:p>352.0197753905</text:p>
          </table:table-cell>
          <table:table-cell table:formula="of:=CONCATENATE(TRIM([.B47]);TRIM([.C47]); TRIM([.D47]))" office:value-type="string" office:string-value="w8f10h2">
            <text:p>w8f10h2</text:p>
          </table:table-cell>
        </table:table-row>
        <table:table-row table:style-name="ro1">
          <table:table-cell table:formula="of:=VALUE(RIGHT(TRIM([.B48]); LEN(TRIM([.B48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667.2660522465">
            <text:p>667.2660522465</text:p>
          </table:table-cell>
          <table:table-cell table:formula="of:=CONCATENATE(TRIM([.B48]);TRIM([.C48]); TRIM([.D48]))" office:value-type="string" office:string-value="w9f5h2">
            <text:p>w9f5h2</text:p>
          </table:table-cell>
        </table:table-row>
        <table:table-row table:style-name="ro1">
          <table:table-cell table:formula="of:=VALUE(RIGHT(TRIM([.B49]); LEN(TRIM([.B49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679.77038574225">
            <text:p>679.7703857423</text:p>
          </table:table-cell>
          <table:table-cell table:formula="of:=CONCATENATE(TRIM([.B49]);TRIM([.C49]); TRIM([.D49]))" office:value-type="string" office:string-value="w9f10h2">
            <text:p>w9f10h2</text:p>
          </table:table-cell>
        </table:table-row>
        <table:table-row table:style-name="ro1">
          <table:table-cell table:formula="of:=VALUE(RIGHT(TRIM([.B50]); LEN(TRIM([.B5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315.0360717775">
            <text:p>1315.0360717775</text:p>
          </table:table-cell>
          <table:table-cell table:formula="of:=CONCATENATE(TRIM([.B50]);TRIM([.C50]); TRIM([.D50]))" office:value-type="string" office:string-value="w10f5h2">
            <text:p>w10f5h2</text:p>
          </table:table-cell>
        </table:table-row>
        <table:table-row table:style-name="ro1">
          <table:table-cell table:formula="of:=VALUE(RIGHT(TRIM([.B51]); LEN(TRIM([.B5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322.318847655">
            <text:p>1322.318847655</text:p>
          </table:table-cell>
          <table:table-cell table:formula="of:=CONCATENATE(TRIM([.B51]);TRIM([.C51]); TRIM([.D51]))" office:value-type="string" office:string-value="w10f10h2">
            <text:p>w10f10h2</text:p>
          </table:table-cell>
        </table:table-row>
        <table:table-row table:style-name="ro1">
          <table:table-cell table:formula="of:=VALUE(RIGHT(TRIM([.B52]); LEN(TRIM([.B52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2608.52972412">
            <text:p>2608.52972412</text:p>
          </table:table-cell>
          <table:table-cell table:formula="of:=CONCATENATE(TRIM([.B52]);TRIM([.C52]); TRIM([.D52]))" office:value-type="string" office:string-value="w11f5h2">
            <text:p>w11f5h2</text:p>
          </table:table-cell>
        </table:table-row>
        <table:table-row table:style-name="ro1">
          <table:table-cell table:formula="of:=VALUE(RIGHT(TRIM([.B53]); LEN(TRIM([.B5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2635.4238281275">
            <text:p>2635.4238281275</text:p>
          </table:table-cell>
          <table:table-cell table:formula="of:=CONCATENATE(TRIM([.B53]);TRIM([.C53]); TRIM([.D53]))" office:value-type="string" office:string-value="w11f10h2">
            <text:p>w11f10h2</text:p>
          </table:table-cell>
        </table:table-row>
        <table:table-row table:style-name="ro1">
          <table:table-cell table:formula="of:=VALUE(RIGHT(TRIM([.B54]); LEN(TRIM([.B54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5306.020751955">
            <text:p>5306.020751955</text:p>
          </table:table-cell>
          <table:table-cell table:formula="of:=CONCATENATE(TRIM([.B54]);TRIM([.C54]); TRIM([.D54]))" office:value-type="string" office:string-value="w12f5h2">
            <text:p>w12f5h2</text:p>
          </table:table-cell>
        </table:table-row>
        <table:table-row table:style-name="ro1">
          <table:table-cell table:formula="of:=VALUE(RIGHT(TRIM([.B55]); LEN(TRIM([.B5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5175.5664672875">
            <text:p>5175.5664672875</text:p>
          </table:table-cell>
          <table:table-cell table:formula="of:=CONCATENATE(TRIM([.B55]);TRIM([.C55]); TRIM([.D55]))" office:value-type="string" office:string-value="w12f10h2">
            <text:p>w12f10h2</text:p>
          </table:table-cell>
        </table:table-row>
        <table:table-row table:style-name="ro1">
          <table:table-cell table:formula="of:=VALUE(RIGHT(TRIM([.B56]); LEN(TRIM([.B56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1482.2606201">
            <text:p>11482.2606201</text:p>
          </table:table-cell>
          <table:table-cell table:formula="of:=CONCATENATE(TRIM([.B56]);TRIM([.C56]); TRIM([.D56]))" office:value-type="string" office:string-value="w13f5h2">
            <text:p>w13f5h2</text:p>
          </table:table-cell>
        </table:table-row>
        <table:table-row table:style-name="ro1">
          <table:table-cell table:formula="of:=VALUE(RIGHT(TRIM([.B57]); LEN(TRIM([.B57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1579.385009775">
            <text:p>11579.385009775</text:p>
          </table:table-cell>
          <table:table-cell table:formula="of:=CONCATENATE(TRIM([.B57]);TRIM([.C57]); TRIM([.D57]))" office:value-type="string" office:string-value="w13f10h2">
            <text:p>w13f10h2</text:p>
          </table:table-cell>
        </table:table-row>
        <table:table-row table:style-name="ro1">
          <table:table-cell table:formula="of:=VALUE(RIGHT(TRIM([.B58]); LEN(TRIM([.B5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68105.514404325">
            <text:p>68105.514404325</text:p>
          </table:table-cell>
          <table:table-cell table:formula="of:=CONCATENATE(TRIM([.B58]);TRIM([.C58]); TRIM([.D58]))" office:value-type="string" office:string-value="w14f5h2">
            <text:p>w14f5h2</text:p>
          </table:table-cell>
        </table:table-row>
        <table:table-row table:style-name="ro1">
          <table:table-cell table:formula="of:=VALUE(RIGHT(TRIM([.B59]); LEN(TRIM([.B59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67246.451416">
            <text:p>67246.451416</text:p>
          </table:table-cell>
          <table:table-cell table:formula="of:=CONCATENATE(TRIM([.B59]);TRIM([.C59]); TRIM([.D59]))" office:value-type="string" office:string-value="w14f10h2">
            <text:p>w14f10h2</text:p>
          </table:table-cell>
        </table:table-row>
        <table:table-row table:style-name="ro1">
          <table:table-cell table:formula="of:=VALUE(RIGHT(TRIM([.B60]); LEN(TRIM([.B60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5</text:p>
          </table:table-cell>
          <table:table-cell office:value-type="string">
            <text:p>h2</text:p>
          </table:table-cell>
          <table:table-cell office:value-type="float" office:value="148297.5197145">
            <text:p>148297.5197145</text:p>
          </table:table-cell>
          <table:table-cell table:formula="of:=CONCATENATE(TRIM([.B60]);TRIM([.C60]); TRIM([.D60]))" office:value-type="string" office:string-value="w15f5h2">
            <text:p>w15f5h2</text:p>
          </table:table-cell>
        </table:table-row>
        <table:table-row table:style-name="ro1">
          <table:table-cell table:formula="of:=VALUE(RIGHT(TRIM([.B61]); LEN(TRIM([.B61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10</text:p>
          </table:table-cell>
          <table:table-cell office:value-type="string">
            <text:p>h2</text:p>
          </table:table-cell>
          <table:table-cell office:value-type="float" office:value="148501.6292725">
            <text:p>148501.6292725</text:p>
          </table:table-cell>
          <table:table-cell table:formula="of:=CONCATENATE(TRIM([.B61]);TRIM([.C61]); TRIM([.D61]))" office:value-type="string" office:string-value="w15f10h2">
            <text:p>w15f10h2</text:p>
          </table:table-cell>
        </table:table-row>
        <table:table-row table:style-name="ro1">
          <table:table-cell table:formula="of:=VALUE(RIGHT(TRIM([.B62]); LEN(TRIM([.B62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7.912414550785">
            <text:p>7.9124145508</text:p>
          </table:table-cell>
          <table:table-cell table:formula="of:=CONCATENATE(TRIM([.B62]);TRIM([.C62]); TRIM([.D62]))" office:value-type="string" office:string-value="w1f5h3">
            <text:p>w1f5h3</text:p>
          </table:table-cell>
        </table:table-row>
        <table:table-row table:style-name="ro1">
          <table:table-cell table:formula="of:=VALUE(RIGHT(TRIM([.B63]); LEN(TRIM([.B6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7.9414062500025">
            <text:p>7.94140625</text:p>
          </table:table-cell>
          <table:table-cell table:formula="of:=CONCATENATE(TRIM([.B63]);TRIM([.C63]); TRIM([.D63]))" office:value-type="string" office:string-value="w1f10h3">
            <text:p>w1f10h3</text:p>
          </table:table-cell>
        </table:table-row>
        <table:table-row table:style-name="ro1">
          <table:table-cell table:formula="of:=VALUE(RIGHT(TRIM([.B64]); LEN(TRIM([.B64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4.075866699225">
            <text:p>14.0758666992</text:p>
          </table:table-cell>
          <table:table-cell table:formula="of:=CONCATENATE(TRIM([.B64]);TRIM([.C64]); TRIM([.D64]))" office:value-type="string" office:string-value="w2f5h3">
            <text:p>w2f5h3</text:p>
          </table:table-cell>
        </table:table-row>
        <table:table-row table:style-name="ro1">
          <table:table-cell table:formula="of:=VALUE(RIGHT(TRIM([.B65]); LEN(TRIM([.B65])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4.3067626953">
            <text:p>14.3067626953</text:p>
          </table:table-cell>
          <table:table-cell table:formula="of:=CONCATENATE(TRIM([.B65]);TRIM([.C65]); TRIM([.D65]))" office:value-type="string" office:string-value="w2f10h3">
            <text:p>w2f10h3</text:p>
          </table:table-cell>
        </table:table-row>
        <table:table-row table:style-name="ro1">
          <table:table-cell table:formula="of:=VALUE(RIGHT(TRIM([.B66]); LEN(TRIM([.B66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6.5953979492">
            <text:p>26.5953979492</text:p>
          </table:table-cell>
          <table:table-cell table:formula="of:=CONCATENATE(TRIM([.B66]);TRIM([.C66]); TRIM([.D66]))" office:value-type="string" office:string-value="w3f5h3">
            <text:p>w3f5h3</text:p>
          </table:table-cell>
        </table:table-row>
        <table:table-row table:style-name="ro1">
          <table:table-cell table:formula="of:=VALUE(RIGHT(TRIM([.B67]); LEN(TRIM([.B67])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6.937072753875">
            <text:p>26.9370727539</text:p>
          </table:table-cell>
          <table:table-cell table:formula="of:=CONCATENATE(TRIM([.B67]);TRIM([.C67]); TRIM([.D67]))" office:value-type="string" office:string-value="w3f10h3">
            <text:p>w3f10h3</text:p>
          </table:table-cell>
        </table:table-row>
        <table:table-row table:style-name="ro1">
          <table:table-cell table:formula="of:=VALUE(RIGHT(TRIM([.B68]); LEN(TRIM([.B68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47.179016113275">
            <text:p>47.1790161133</text:p>
          </table:table-cell>
          <table:table-cell table:formula="of:=CONCATENATE(TRIM([.B68]);TRIM([.C68]); TRIM([.D68]))" office:value-type="string" office:string-value="w4f5h3">
            <text:p>w4f5h3</text:p>
          </table:table-cell>
        </table:table-row>
        <table:table-row table:style-name="ro1">
          <table:table-cell table:formula="of:=VALUE(RIGHT(TRIM([.B69]); LEN(TRIM([.B69])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47.68579101565">
            <text:p>47.6857910157</text:p>
          </table:table-cell>
          <table:table-cell table:formula="of:=CONCATENATE(TRIM([.B69]);TRIM([.C69]); TRIM([.D69]))" office:value-type="string" office:string-value="w4f10h3">
            <text:p>w4f10h3</text:p>
          </table:table-cell>
        </table:table-row>
        <table:table-row table:style-name="ro1">
          <table:table-cell table:formula="of:=VALUE(RIGHT(TRIM([.B70]); LEN(TRIM([.B70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86.362182617175">
            <text:p>86.3621826172</text:p>
          </table:table-cell>
          <table:table-cell table:formula="of:=CONCATENATE(TRIM([.B70]);TRIM([.C70]); TRIM([.D70]))" office:value-type="string" office:string-value="w5f5h3">
            <text:p>w5f5h3</text:p>
          </table:table-cell>
        </table:table-row>
        <table:table-row table:style-name="ro1">
          <table:table-cell table:formula="of:=VALUE(RIGHT(TRIM([.B71]); LEN(TRIM([.B71])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86.56945800785">
            <text:p>86.5694580079</text:p>
          </table:table-cell>
          <table:table-cell table:formula="of:=CONCATENATE(TRIM([.B71]);TRIM([.C71]); TRIM([.D71]))" office:value-type="string" office:string-value="w5f10h3">
            <text:p>w5f10h3</text:p>
          </table:table-cell>
        </table:table-row>
        <table:table-row table:style-name="ro1">
          <table:table-cell table:formula="of:=VALUE(RIGHT(TRIM([.B72]); LEN(TRIM([.B72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52.83178710925">
            <text:p>152.8317871093</text:p>
          </table:table-cell>
          <table:table-cell table:formula="of:=CONCATENATE(TRIM([.B72]);TRIM([.C72]); TRIM([.D72]))" office:value-type="string" office:string-value="w6f5h3">
            <text:p>w6f5h3</text:p>
          </table:table-cell>
        </table:table-row>
        <table:table-row table:style-name="ro1">
          <table:table-cell table:formula="of:=VALUE(RIGHT(TRIM([.B73]); LEN(TRIM([.B73])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55.80822753925">
            <text:p>155.8082275393</text:p>
          </table:table-cell>
          <table:table-cell table:formula="of:=CONCATENATE(TRIM([.B73]);TRIM([.C73]); TRIM([.D73]))" office:value-type="string" office:string-value="w6f10h3">
            <text:p>w6f10h3</text:p>
          </table:table-cell>
        </table:table-row>
        <table:table-row table:style-name="ro1">
          <table:table-cell table:formula="of:=VALUE(RIGHT(TRIM([.B74]); LEN(TRIM([.B74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84.05627441425">
            <text:p>284.0562744143</text:p>
          </table:table-cell>
          <table:table-cell table:formula="of:=CONCATENATE(TRIM([.B74]);TRIM([.C74]); TRIM([.D74]))" office:value-type="string" office:string-value="w7f5h3">
            <text:p>w7f5h3</text:p>
          </table:table-cell>
        </table:table-row>
        <table:table-row table:style-name="ro1">
          <table:table-cell table:formula="of:=VALUE(RIGHT(TRIM([.B75]); LEN(TRIM([.B75])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81.598022461">
            <text:p>281.598022461</text:p>
          </table:table-cell>
          <table:table-cell table:formula="of:=CONCATENATE(TRIM([.B75]);TRIM([.C75]); TRIM([.D75]))" office:value-type="string" office:string-value="w7f10h3">
            <text:p>w7f10h3</text:p>
          </table:table-cell>
        </table:table-row>
        <table:table-row table:style-name="ro1">
          <table:table-cell table:formula="of:=VALUE(RIGHT(TRIM([.B76]); LEN(TRIM([.B76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498.72454834">
            <text:p>498.72454834</text:p>
          </table:table-cell>
          <table:table-cell table:formula="of:=CONCATENATE(TRIM([.B76]);TRIM([.C76]); TRIM([.D76]))" office:value-type="string" office:string-value="w8f5h3">
            <text:p>w8f5h3</text:p>
          </table:table-cell>
        </table:table-row>
        <table:table-row table:style-name="ro1">
          <table:table-cell table:formula="of:=VALUE(RIGHT(TRIM([.B77]); LEN(TRIM([.B77])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505.6193847655">
            <text:p>505.6193847655</text:p>
          </table:table-cell>
          <table:table-cell table:formula="of:=CONCATENATE(TRIM([.B77]);TRIM([.C77]); TRIM([.D77]))" office:value-type="string" office:string-value="w8f10h3">
            <text:p>w8f10h3</text:p>
          </table:table-cell>
        </table:table-row>
        <table:table-row table:style-name="ro1">
          <table:table-cell table:formula="of:=VALUE(RIGHT(TRIM([.B78]); LEN(TRIM([.B78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953.0005493165">
            <text:p>953.0005493165</text:p>
          </table:table-cell>
          <table:table-cell table:formula="of:=CONCATENATE(TRIM([.B78]);TRIM([.C78]); TRIM([.D78]))" office:value-type="string" office:string-value="w9f5h3">
            <text:p>w9f5h3</text:p>
          </table:table-cell>
        </table:table-row>
        <table:table-row table:style-name="ro1">
          <table:table-cell table:formula="of:=VALUE(RIGHT(TRIM([.B79]); LEN(TRIM([.B79])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945.6891479495">
            <text:p>945.6891479495</text:p>
          </table:table-cell>
          <table:table-cell table:formula="of:=CONCATENATE(TRIM([.B79]);TRIM([.C79]); TRIM([.D79]))" office:value-type="string" office:string-value="w9f10h3">
            <text:p>w9f10h3</text:p>
          </table:table-cell>
        </table:table-row>
        <table:table-row table:style-name="ro1">
          <table:table-cell table:formula="of:=VALUE(RIGHT(TRIM([.B80]); LEN(TRIM([.B80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669.8139648425">
            <text:p>1669.8139648425</text:p>
          </table:table-cell>
          <table:table-cell table:formula="of:=CONCATENATE(TRIM([.B80]);TRIM([.C80]); TRIM([.D80]))" office:value-type="string" office:string-value="w10f5h3">
            <text:p>w10f5h3</text:p>
          </table:table-cell>
        </table:table-row>
        <table:table-row table:style-name="ro1">
          <table:table-cell table:formula="of:=VALUE(RIGHT(TRIM([.B81]); LEN(TRIM([.B81])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792.8060302725">
            <text:p>1792.8060302725</text:p>
          </table:table-cell>
          <table:table-cell table:formula="of:=CONCATENATE(TRIM([.B81]);TRIM([.C81]); TRIM([.D81]))" office:value-type="string" office:string-value="w10f10h3">
            <text:p>w10f10h3</text:p>
          </table:table-cell>
        </table:table-row>
        <table:table-row table:style-name="ro1">
          <table:table-cell table:formula="of:=VALUE(RIGHT(TRIM([.B82]); LEN(TRIM([.B82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3157.0095214875">
            <text:p>3157.0095214875</text:p>
          </table:table-cell>
          <table:table-cell table:formula="of:=CONCATENATE(TRIM([.B82]);TRIM([.C82]); TRIM([.D82]))" office:value-type="string" office:string-value="w11f5h3">
            <text:p>w11f5h3</text:p>
          </table:table-cell>
        </table:table-row>
        <table:table-row table:style-name="ro1">
          <table:table-cell table:formula="of:=VALUE(RIGHT(TRIM([.B83]); LEN(TRIM([.B83])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3158.66986084">
            <text:p>3158.66986084</text:p>
          </table:table-cell>
          <table:table-cell table:formula="of:=CONCATENATE(TRIM([.B83]);TRIM([.C83]); TRIM([.D83]))" office:value-type="string" office:string-value="w11f10h3">
            <text:p>w11f10h3</text:p>
          </table:table-cell>
        </table:table-row>
        <table:table-row table:style-name="ro1">
          <table:table-cell table:formula="of:=VALUE(RIGHT(TRIM([.B84]); LEN(TRIM([.B84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7957.981018075">
            <text:p>7957.981018075</text:p>
          </table:table-cell>
          <table:table-cell table:formula="of:=CONCATENATE(TRIM([.B84]);TRIM([.C84]); TRIM([.D84]))" office:value-type="string" office:string-value="w12f5h3">
            <text:p>w12f5h3</text:p>
          </table:table-cell>
        </table:table-row>
        <table:table-row table:style-name="ro1">
          <table:table-cell table:formula="of:=VALUE(RIGHT(TRIM([.B85]); LEN(TRIM([.B85])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8179.426513675">
            <text:p>8179.426513675</text:p>
          </table:table-cell>
          <table:table-cell table:formula="of:=CONCATENATE(TRIM([.B85]);TRIM([.C85]); TRIM([.D85]))" office:value-type="string" office:string-value="w12f10h3">
            <text:p>w12f10h3</text:p>
          </table:table-cell>
        </table:table-row>
        <table:table-row table:style-name="ro1">
          <table:table-cell table:formula="of:=VALUE(RIGHT(TRIM([.B86]); LEN(TRIM([.B86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1242.5150757">
            <text:p>21242.5150757</text:p>
          </table:table-cell>
          <table:table-cell table:formula="of:=CONCATENATE(TRIM([.B86]);TRIM([.C86]); TRIM([.D86]))" office:value-type="string" office:string-value="w13f5h3">
            <text:p>w13f5h3</text:p>
          </table:table-cell>
        </table:table-row>
        <table:table-row table:style-name="ro1">
          <table:table-cell table:formula="of:=VALUE(RIGHT(TRIM([.B87]); LEN(TRIM([.B87])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0641.1727295">
            <text:p>20641.1727295</text:p>
          </table:table-cell>
          <table:table-cell table:formula="of:=CONCATENATE(TRIM([.B87]);TRIM([.C87]); TRIM([.D87]))" office:value-type="string" office:string-value="w13f10h3">
            <text:p>w13f10h3</text:p>
          </table:table-cell>
        </table:table-row>
        <table:table-row table:style-name="ro1">
          <table:table-cell table:formula="of:=VALUE(RIGHT(TRIM([.B88]); LEN(TRIM([.B88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190861.291199">
            <text:p>190861.291199</text:p>
          </table:table-cell>
          <table:table-cell table:formula="of:=CONCATENATE(TRIM([.B88]);TRIM([.C88]); TRIM([.D88]))" office:value-type="string" office:string-value="w14f5h3">
            <text:p>w14f5h3</text:p>
          </table:table-cell>
        </table:table-row>
        <table:table-row table:style-name="ro1">
          <table:table-cell table:formula="of:=VALUE(RIGHT(TRIM([.B89]); LEN(TRIM([.B89])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189238.28552275">
            <text:p>189238.28552275</text:p>
          </table:table-cell>
          <table:table-cell table:formula="of:=CONCATENATE(TRIM([.B89]);TRIM([.C89]); TRIM([.D89]))" office:value-type="string" office:string-value="w14f10h3">
            <text:p>w14f10h3</text:p>
          </table:table-cell>
        </table:table-row>
        <table:table-row table:style-name="ro1">
          <table:table-cell table:formula="of:=VALUE(RIGHT(TRIM([.B90]); LEN(TRIM([.B90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5</text:p>
          </table:table-cell>
          <table:table-cell office:value-type="string">
            <text:p>h3</text:p>
          </table:table-cell>
          <table:table-cell office:value-type="float" office:value="293514.4815675">
            <text:p>293514.4815675</text:p>
          </table:table-cell>
          <table:table-cell table:formula="of:=CONCATENATE(TRIM([.B90]);TRIM([.C90]); TRIM([.D90]))" office:value-type="string" office:string-value="w15f5h3">
            <text:p>w15f5h3</text:p>
          </table:table-cell>
        </table:table-row>
        <table:table-row table:style-name="ro1">
          <table:table-cell table:formula="of:=VALUE(RIGHT(TRIM([.B91]); LEN(TRIM([.B91])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f10</text:p>
          </table:table-cell>
          <table:table-cell office:value-type="string">
            <text:p>h3</text:p>
          </table:table-cell>
          <table:table-cell office:value-type="float" office:value="291265.95922825">
            <text:p>291265.95922825</text:p>
          </table:table-cell>
          <table:table-cell table:formula="of:=CONCATENATE(TRIM([.B91]);TRIM([.C91]); TRIM([.D91]))" office:value-type="string" office:string-value="w15f10h3">
            <text:p>w15f10h3</text:p>
          </table:table-cell>
        </table:table-row>
      </table:table>
      <table:table table:name="ggplot2" table:style-name="ta1">
        <table:table-column table:style-name="co6" table:number-columns-repeated="5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f5</text:p>
          </table:table-cell>
          <table:table-cell office:value-type="string">
            <text:p>f10</text:p>
          </table:table-cell>
        </table:table-row>
        <table:table-row table:style-name="ro1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1</text:p>
          </table:table-cell>
          <table:table-cell table:formula="of:=SUMIF([RefineB.F1:.F91]; CONCATENATE(TRIM([.B2]);TRIM([.$D$1]); TRIM([.C2])); [RefineB.E1:.E91])" office:value-type="float" office:value="3.1304931640625">
            <text:p>3.1304931641</text:p>
          </table:table-cell>
          <table:table-cell table:formula="of:=SUMIF([RefineB.F1:.F91]; CONCATENATE(TRIM([.B2]);TRIM([.$E$1]); TRIM([.C2])); [RefineB.E1:.E91])" office:value-type="float" office:value="3.1632690429675">
            <text:p>3.163269043</text:p>
          </table:table-cell>
        </table:table-row>
        <table:table-row table:style-name="ro1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1</text:p>
          </table:table-cell>
          <table:table-cell table:formula="of:=SUMIF([RefineB.F2:.F92]; CONCATENATE(TRIM([.B3]);TRIM([.$D$1]); TRIM([.C3])); [RefineB.E2:.E92])" office:value-type="float" office:value="5.6138916015625">
            <text:p>5.6138916016</text:p>
          </table:table-cell>
          <table:table-cell table:formula="of:=SUMIF([RefineB.F2:.F92]; CONCATENATE(TRIM([.B3]);TRIM([.$E$1]); TRIM([.C3])); [RefineB.E2:.E92])" office:value-type="float" office:value="5.79608154297">
            <text:p>5.796081543</text:p>
          </table:table-cell>
        </table:table-row>
        <table:table-row table:style-name="ro1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1</text:p>
          </table:table-cell>
          <table:table-cell table:formula="of:=SUMIF([RefineB.F3:.F93]; CONCATENATE(TRIM([.B4]);TRIM([.$D$1]); TRIM([.C4])); [RefineB.E3:.E93])" office:value-type="float" office:value="10.990234374975">
            <text:p>10.990234375</text:p>
          </table:table-cell>
          <table:table-cell table:formula="of:=SUMIF([RefineB.F3:.F93]; CONCATENATE(TRIM([.B4]);TRIM([.$E$1]); TRIM([.C4])); [RefineB.E3:.E93])" office:value-type="float" office:value="11.2214355469">
            <text:p>11.2214355469</text:p>
          </table:table-cell>
        </table:table-row>
        <table:table-row table:style-name="ro1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1</text:p>
          </table:table-cell>
          <table:table-cell table:formula="of:=SUMIF([RefineB.F4:.F94]; CONCATENATE(TRIM([.B5]);TRIM([.$D$1]); TRIM([.C5])); [RefineB.E4:.E94])" office:value-type="float" office:value="20.895751953125">
            <text:p>20.8957519531</text:p>
          </table:table-cell>
          <table:table-cell table:formula="of:=SUMIF([RefineB.F4:.F94]; CONCATENATE(TRIM([.B5]);TRIM([.$E$1]); TRIM([.C5])); [RefineB.E4:.E94])" office:value-type="float" office:value="21.348205566425">
            <text:p>21.3482055664</text:p>
          </table:table-cell>
        </table:table-row>
        <table:table-row table:style-name="ro1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1</text:p>
          </table:table-cell>
          <table:table-cell table:formula="of:=SUMIF([RefineB.F5:.F95]; CONCATENATE(TRIM([.B6]);TRIM([.$D$1]); TRIM([.C6])); [RefineB.E5:.E95])" office:value-type="float" office:value="40.3462524414">
            <text:p>40.3462524414</text:p>
          </table:table-cell>
          <table:table-cell table:formula="of:=SUMIF([RefineB.F5:.F95]; CONCATENATE(TRIM([.B6]);TRIM([.$E$1]); TRIM([.C6])); [RefineB.E5:.E95])" office:value-type="float" office:value="41.141418457">
            <text:p>41.141418457</text:p>
          </table:table-cell>
        </table:table-row>
        <table:table-row table:style-name="ro1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1</text:p>
          </table:table-cell>
          <table:table-cell table:formula="of:=SUMIF([RefineB.F6:.F96]; CONCATENATE(TRIM([.B7]);TRIM([.$D$1]); TRIM([.C7])); [RefineB.E6:.E96])" office:value-type="float" office:value="78.85955810545">
            <text:p>78.8595581055</text:p>
          </table:table-cell>
          <table:table-cell table:formula="of:=SUMIF([RefineB.F6:.F96]; CONCATENATE(TRIM([.B7]);TRIM([.$E$1]); TRIM([.C7])); [RefineB.E6:.E96])" office:value-type="float" office:value="80.153991699225">
            <text:p>80.1539916992</text:p>
          </table:table-cell>
        </table:table-row>
        <table:table-row table:style-name="ro1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1</text:p>
          </table:table-cell>
          <table:table-cell table:formula="of:=SUMIF([RefineB.F7:.F97]; CONCATENATE(TRIM([.B8]);TRIM([.$D$1]); TRIM([.C8])); [RefineB.E7:.E97])" office:value-type="float" office:value="156.58819580075">
            <text:p>156.5881958008</text:p>
          </table:table-cell>
          <table:table-cell table:formula="of:=SUMIF([RefineB.F7:.F97]; CONCATENATE(TRIM([.B8]);TRIM([.$E$1]); TRIM([.C8])); [RefineB.E7:.E97])" office:value-type="float" office:value="159.526916504">
            <text:p>159.526916504</text:p>
          </table:table-cell>
        </table:table-row>
        <table:table-row table:style-name="ro1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1</text:p>
          </table:table-cell>
          <table:table-cell table:formula="of:=SUMIF([RefineB.F8:.F98]; CONCATENATE(TRIM([.B9]);TRIM([.$D$1]); TRIM([.C9])); [RefineB.E8:.E98])" office:value-type="float" office:value="309.94732666025">
            <text:p>309.9473266603</text:p>
          </table:table-cell>
          <table:table-cell table:formula="of:=SUMIF([RefineB.F8:.F98]; CONCATENATE(TRIM([.B9]);TRIM([.$E$1]); TRIM([.C9])); [RefineB.E8:.E98])" office:value-type="float" office:value="312.83447265625">
            <text:p>312.8344726563</text:p>
          </table:table-cell>
        </table:table-row>
        <table:table-row table:style-name="ro1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1</text:p>
          </table:table-cell>
          <table:table-cell table:formula="of:=SUMIF([RefineB.F9:.F99]; CONCATENATE(TRIM([.B10]);TRIM([.$D$1]); TRIM([.C10])); [RefineB.E9:.E99])" office:value-type="float" office:value="616.7454833985">
            <text:p>616.7454833985</text:p>
          </table:table-cell>
          <table:table-cell table:formula="of:=SUMIF([RefineB.F9:.F99]; CONCATENATE(TRIM([.B10]);TRIM([.$E$1]); TRIM([.C10])); [RefineB.E9:.E99])" office:value-type="float" office:value="619.20422363275">
            <text:p>619.2042236328</text:p>
          </table:table-cell>
        </table:table-row>
        <table:table-row table:style-name="ro1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1</text:p>
          </table:table-cell>
          <table:table-cell table:formula="of:=SUMIF([RefineB.F10:.F100]; CONCATENATE(TRIM([.B11]);TRIM([.$D$1]); TRIM([.C11])); [RefineB.E10:.E100])" office:value-type="float" office:value="1237.0037231425">
            <text:p>1237.0037231425</text:p>
          </table:table-cell>
          <table:table-cell table:formula="of:=SUMIF([RefineB.F10:.F100]; CONCATENATE(TRIM([.B11]);TRIM([.$E$1]); TRIM([.C11])); [RefineB.E10:.E100])" office:value-type="float" office:value="1242.002624515">
            <text:p>1242.002624515</text:p>
          </table:table-cell>
        </table:table-row>
        <table:table-row table:style-name="ro1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1</text:p>
          </table:table-cell>
          <table:table-cell table:formula="of:=SUMIF([RefineB.F11:.F101]; CONCATENATE(TRIM([.B12]);TRIM([.$D$1]); TRIM([.C12])); [RefineB.E11:.E101])" office:value-type="float" office:value="2505.254821775">
            <text:p>2505.254821775</text:p>
          </table:table-cell>
          <table:table-cell table:formula="of:=SUMIF([RefineB.F11:.F101]; CONCATENATE(TRIM([.B12]);TRIM([.$E$1]); TRIM([.C12])); [RefineB.E11:.E101])" office:value-type="float" office:value="2488.41003418">
            <text:p>2488.41003418</text:p>
          </table:table-cell>
        </table:table-row>
        <table:table-row table:style-name="ro1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1</text:p>
          </table:table-cell>
          <table:table-cell table:formula="of:=SUMIF([RefineB.F12:.F102]; CONCATENATE(TRIM([.B13]);TRIM([.$D$1]); TRIM([.C13])); [RefineB.E12:.E102])" office:value-type="float" office:value="5117.12963867">
            <text:p>5117.12963867</text:p>
          </table:table-cell>
          <table:table-cell table:formula="of:=SUMIF([RefineB.F12:.F102]; CONCATENATE(TRIM([.B13]);TRIM([.$E$1]); TRIM([.C13])); [RefineB.E12:.E102])" office:value-type="float" office:value="4963.08557129">
            <text:p>4963.08557129</text:p>
          </table:table-cell>
        </table:table-row>
        <table:table-row table:style-name="ro1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1</text:p>
          </table:table-cell>
          <table:table-cell table:formula="of:=SUMIF([RefineB.F13:.F103]; CONCATENATE(TRIM([.B14]);TRIM([.$D$1]); TRIM([.C14])); [RefineB.E13:.E103])" office:value-type="float" office:value="10534.386718725">
            <text:p>10534.386718725</text:p>
          </table:table-cell>
          <table:table-cell table:formula="of:=SUMIF([RefineB.F13:.F103]; CONCATENATE(TRIM([.B14]);TRIM([.$E$1]); TRIM([.C14])); [RefineB.E13:.E103])" office:value-type="float" office:value="10624.911560075">
            <text:p>10624.911560075</text:p>
          </table:table-cell>
        </table:table-row>
        <table:table-row table:style-name="ro1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1</text:p>
          </table:table-cell>
          <table:table-cell table:formula="of:=SUMIF([RefineB.F14:.F104]; CONCATENATE(TRIM([.B15]);TRIM([.$D$1]); TRIM([.C15])); [RefineB.E14:.E104])" office:value-type="float" office:value="137461.8462525">
            <text:p>137461.8462525</text:p>
          </table:table-cell>
          <table:table-cell table:formula="of:=SUMIF([RefineB.F14:.F104]; CONCATENATE(TRIM([.B15]);TRIM([.$E$1]); TRIM([.C15])); [RefineB.E14:.E104])" office:value-type="float" office:value="151019.95471175">
            <text:p>151019.95471175</text:p>
          </table:table-cell>
        </table:table-row>
        <table:table-row table:style-name="ro1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1</text:p>
          </table:table-cell>
          <table:table-cell table:formula="of:=SUMIF([RefineB.F15:.F105]; CONCATENATE(TRIM([.B16]);TRIM([.$D$1]); TRIM([.C16])); [RefineB.E15:.E105])" office:value-type="float" office:value="1503809.296325">
            <text:p>1503809.296325</text:p>
          </table:table-cell>
          <table:table-cell table:formula="of:=SUMIF([RefineB.F15:.F105]; CONCATENATE(TRIM([.B16]);TRIM([.$E$1]); TRIM([.C16])); [RefineB.E15:.E105])" office:value-type="float" office:value="1493657.7374275">
            <text:p>1493657.7374275</text:p>
          </table:table-cell>
        </table:table-row>
        <table:table-row table:style-name="ro1">
          <table:table-cell table:formula="of:=VALUE(RIGHT([.B17]; LEN([.B17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2</text:p>
          </table:table-cell>
          <table:table-cell table:formula="of:=SUMIF([RefineB.F16:.F106]; CONCATENATE(TRIM([.B17]);TRIM([.$D$1]); TRIM([.C17])); [RefineB.E16:.E106])" office:value-type="float" office:value="5.1293334960925">
            <text:p>5.1293334961</text:p>
          </table:table-cell>
          <table:table-cell table:formula="of:=SUMIF([RefineB.F16:.F106]; CONCATENATE(TRIM([.B17]);TRIM([.$E$1]); TRIM([.C17])); [RefineB.E16:.E106])" office:value-type="float" office:value="5.11260986328">
            <text:p>5.1126098633</text:p>
          </table:table-cell>
        </table:table-row>
        <table:table-row table:style-name="ro1">
          <table:table-cell table:formula="of:=VALUE(RIGHT([.B18]; LEN([.B18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2</text:p>
          </table:table-cell>
          <table:table-cell table:formula="of:=SUMIF([RefineB.F17:.F107]; CONCATENATE(TRIM([.B18]);TRIM([.$D$1]); TRIM([.C18])); [RefineB.E17:.E107])" office:value-type="float" office:value="8.87890625">
            <text:p>8.87890625</text:p>
          </table:table-cell>
          <table:table-cell table:formula="of:=SUMIF([RefineB.F17:.F107]; CONCATENATE(TRIM([.B18]);TRIM([.$E$1]); TRIM([.C18])); [RefineB.E17:.E107])" office:value-type="float" office:value="8.962829589845">
            <text:p>8.9628295898</text:p>
          </table:table-cell>
        </table:table-row>
        <table:table-row table:style-name="ro1">
          <table:table-cell table:formula="of:=VALUE(RIGHT([.B19]; LEN([.B1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2</text:p>
          </table:table-cell>
          <table:table-cell table:formula="of:=SUMIF([RefineB.F18:.F108]; CONCATENATE(TRIM([.B19]);TRIM([.$D$1]); TRIM([.C19])); [RefineB.E18:.E108])" office:value-type="float" office:value="16.701904296875">
            <text:p>16.7019042969</text:p>
          </table:table-cell>
          <table:table-cell table:formula="of:=SUMIF([RefineB.F18:.F108]; CONCATENATE(TRIM([.B19]);TRIM([.$E$1]); TRIM([.C19])); [RefineB.E18:.E108])" office:value-type="float" office:value="16.59075927735">
            <text:p>16.5907592774</text:p>
          </table:table-cell>
        </table:table-row>
        <table:table-row table:style-name="ro1">
          <table:table-cell table:formula="of:=VALUE(RIGHT([.B20]; LEN([.B20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2</text:p>
          </table:table-cell>
          <table:table-cell table:formula="of:=SUMIF([RefineB.F19:.F109]; CONCATENATE(TRIM([.B20]);TRIM([.$D$1]); TRIM([.C20])); [RefineB.E19:.E109])" office:value-type="float" office:value="29.595214843775">
            <text:p>29.5952148438</text:p>
          </table:table-cell>
          <table:table-cell table:formula="of:=SUMIF([RefineB.F19:.F109]; CONCATENATE(TRIM([.B20]);TRIM([.$E$1]); TRIM([.C20])); [RefineB.E19:.E109])" office:value-type="float" office:value="29.268859863275">
            <text:p>29.2688598633</text:p>
          </table:table-cell>
        </table:table-row>
        <table:table-row table:style-name="ro1">
          <table:table-cell table:formula="of:=VALUE(RIGHT([.B21]; LEN([.B21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2</text:p>
          </table:table-cell>
          <table:table-cell table:formula="of:=SUMIF([RefineB.F20:.F110]; CONCATENATE(TRIM([.B21]);TRIM([.$D$1]); TRIM([.C21])); [RefineB.E20:.E110])" office:value-type="float" office:value="54.03057861325">
            <text:p>54.0305786133</text:p>
          </table:table-cell>
          <table:table-cell table:formula="of:=SUMIF([RefineB.F20:.F110]; CONCATENATE(TRIM([.B21]);TRIM([.$E$1]); TRIM([.C21])); [RefineB.E20:.E110])" office:value-type="float" office:value="54.1235961914">
            <text:p>54.1235961914</text:p>
          </table:table-cell>
        </table:table-row>
        <table:table-row table:style-name="ro1">
          <table:table-cell table:formula="of:=VALUE(RIGHT([.B22]; LEN([.B22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2</text:p>
          </table:table-cell>
          <table:table-cell table:formula="of:=SUMIF([RefineB.F21:.F111]; CONCATENATE(TRIM([.B22]);TRIM([.$D$1]); TRIM([.C22])); [RefineB.E21:.E111])" office:value-type="float" office:value="97.3818359375">
            <text:p>97.3818359375</text:p>
          </table:table-cell>
          <table:table-cell table:formula="of:=SUMIF([RefineB.F21:.F111]; CONCATENATE(TRIM([.B22]);TRIM([.$E$1]); TRIM([.C22])); [RefineB.E21:.E111])" office:value-type="float" office:value="98.782470703125">
            <text:p>98.7824707031</text:p>
          </table:table-cell>
        </table:table-row>
        <table:table-row table:style-name="ro1">
          <table:table-cell table:formula="of:=VALUE(RIGHT([.B23]; LEN([.B23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2</text:p>
          </table:table-cell>
          <table:table-cell table:formula="of:=SUMIF([RefineB.F22:.F112]; CONCATENATE(TRIM([.B23]);TRIM([.$D$1]); TRIM([.C23])); [RefineB.E22:.E112])" office:value-type="float" office:value="183.6787719725">
            <text:p>183.6787719725</text:p>
          </table:table-cell>
          <table:table-cell table:formula="of:=SUMIF([RefineB.F22:.F112]; CONCATENATE(TRIM([.B23]);TRIM([.$E$1]); TRIM([.C23])); [RefineB.E22:.E112])" office:value-type="float" office:value="183.3502197265">
            <text:p>183.3502197265</text:p>
          </table:table-cell>
        </table:table-row>
        <table:table-row table:style-name="ro1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2</text:p>
          </table:table-cell>
          <table:table-cell table:formula="of:=SUMIF([RefineB.F23:.F113]; CONCATENATE(TRIM([.B24]);TRIM([.$D$1]); TRIM([.C24])); [RefineB.E23:.E113])" office:value-type="float" office:value="351.91900634775">
            <text:p>351.9190063478</text:p>
          </table:table-cell>
          <table:table-cell table:formula="of:=SUMIF([RefineB.F23:.F113]; CONCATENATE(TRIM([.B24]);TRIM([.$E$1]); TRIM([.C24])); [RefineB.E23:.E113])" office:value-type="float" office:value="352.0197753905">
            <text:p>352.0197753905</text:p>
          </table:table-cell>
        </table:table-row>
        <table:table-row table:style-name="ro1">
          <table:table-cell table:formula="of:=VALUE(RIGHT([.B25]; LEN([.B25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2</text:p>
          </table:table-cell>
          <table:table-cell table:formula="of:=SUMIF([RefineB.F24:.F114]; CONCATENATE(TRIM([.B25]);TRIM([.$D$1]); TRIM([.C25])); [RefineB.E24:.E114])" office:value-type="float" office:value="667.2660522465">
            <text:p>667.2660522465</text:p>
          </table:table-cell>
          <table:table-cell table:formula="of:=SUMIF([RefineB.F24:.F114]; CONCATENATE(TRIM([.B25]);TRIM([.$E$1]); TRIM([.C25])); [RefineB.E24:.E114])" office:value-type="float" office:value="679.77038574225">
            <text:p>679.7703857423</text:p>
          </table:table-cell>
        </table:table-row>
        <table:table-row table:style-name="ro1">
          <table:table-cell table:formula="of:=VALUE(RIGHT([.B26]; LEN([.B2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2</text:p>
          </table:table-cell>
          <table:table-cell table:formula="of:=SUMIF([RefineB.F25:.F115]; CONCATENATE(TRIM([.B26]);TRIM([.$D$1]); TRIM([.C26])); [RefineB.E25:.E115])" office:value-type="float" office:value="1315.0360717775">
            <text:p>1315.0360717775</text:p>
          </table:table-cell>
          <table:table-cell table:formula="of:=SUMIF([RefineB.F25:.F115]; CONCATENATE(TRIM([.B26]);TRIM([.$E$1]); TRIM([.C26])); [RefineB.E25:.E115])" office:value-type="float" office:value="1322.318847655">
            <text:p>1322.318847655</text:p>
          </table:table-cell>
        </table:table-row>
        <table:table-row table:style-name="ro1">
          <table:table-cell table:formula="of:=VALUE(RIGHT([.B27]; LEN([.B2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2</text:p>
          </table:table-cell>
          <table:table-cell table:formula="of:=SUMIF([RefineB.F26:.F116]; CONCATENATE(TRIM([.B27]);TRIM([.$D$1]); TRIM([.C27])); [RefineB.E26:.E116])" office:value-type="float" office:value="2608.52972412">
            <text:p>2608.52972412</text:p>
          </table:table-cell>
          <table:table-cell table:formula="of:=SUMIF([RefineB.F26:.F116]; CONCATENATE(TRIM([.B27]);TRIM([.$E$1]); TRIM([.C27])); [RefineB.E26:.E116])" office:value-type="float" office:value="2635.4238281275">
            <text:p>2635.4238281275</text:p>
          </table:table-cell>
        </table:table-row>
        <table:table-row table:style-name="ro1">
          <table:table-cell table:formula="of:=VALUE(RIGHT([.B28]; LEN([.B28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2</text:p>
          </table:table-cell>
          <table:table-cell table:formula="of:=SUMIF([RefineB.F27:.F117]; CONCATENATE(TRIM([.B28]);TRIM([.$D$1]); TRIM([.C28])); [RefineB.E27:.E117])" office:value-type="float" office:value="5306.020751955">
            <text:p>5306.020751955</text:p>
          </table:table-cell>
          <table:table-cell table:formula="of:=SUMIF([RefineB.F27:.F117]; CONCATENATE(TRIM([.B28]);TRIM([.$E$1]); TRIM([.C28])); [RefineB.E27:.E117])" office:value-type="float" office:value="5175.5664672875">
            <text:p>5175.5664672875</text:p>
          </table:table-cell>
        </table:table-row>
        <table:table-row table:style-name="ro1">
          <table:table-cell table:formula="of:=VALUE(RIGHT([.B29]; LEN([.B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2</text:p>
          </table:table-cell>
          <table:table-cell table:formula="of:=SUMIF([RefineB.F28:.F118]; CONCATENATE(TRIM([.B29]);TRIM([.$D$1]); TRIM([.C29])); [RefineB.E28:.E118])" office:value-type="float" office:value="11482.2606201">
            <text:p>11482.2606201</text:p>
          </table:table-cell>
          <table:table-cell table:formula="of:=SUMIF([RefineB.F28:.F118]; CONCATENATE(TRIM([.B29]);TRIM([.$E$1]); TRIM([.C29])); [RefineB.E28:.E118])" office:value-type="float" office:value="11579.385009775">
            <text:p>11579.385009775</text:p>
          </table:table-cell>
        </table:table-row>
        <table:table-row table:style-name="ro1">
          <table:table-cell table:formula="of:=VALUE(RIGHT([.B30]; LEN([.B30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2</text:p>
          </table:table-cell>
          <table:table-cell table:formula="of:=SUMIF([RefineB.F29:.F119]; CONCATENATE(TRIM([.B30]);TRIM([.$D$1]); TRIM([.C30])); [RefineB.E29:.E119])" office:value-type="float" office:value="68105.514404325">
            <text:p>68105.514404325</text:p>
          </table:table-cell>
          <table:table-cell table:formula="of:=SUMIF([RefineB.F29:.F119]; CONCATENATE(TRIM([.B30]);TRIM([.$E$1]); TRIM([.C30])); [RefineB.E29:.E119])" office:value-type="float" office:value="67246.451416">
            <text:p>67246.451416</text:p>
          </table:table-cell>
        </table:table-row>
        <table:table-row table:style-name="ro1">
          <table:table-cell table:formula="of:=VALUE(RIGHT([.B31]; LEN([.B3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2</text:p>
          </table:table-cell>
          <table:table-cell table:formula="of:=SUMIF([RefineB.F30:.F120]; CONCATENATE(TRIM([.B31]);TRIM([.$D$1]); TRIM([.C31])); [RefineB.E30:.E120])" office:value-type="float" office:value="148297.5197145">
            <text:p>148297.5197145</text:p>
          </table:table-cell>
          <table:table-cell table:formula="of:=SUMIF([RefineB.F30:.F120]; CONCATENATE(TRIM([.B31]);TRIM([.$E$1]); TRIM([.C31])); [RefineB.E30:.E120])" office:value-type="float" office:value="148501.6292725">
            <text:p>148501.6292725</text:p>
          </table:table-cell>
        </table:table-row>
        <table:table-row table:style-name="ro1">
          <table:table-cell table:formula="of:=VALUE(RIGHT([.B32]; LEN([.B3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3</text:p>
          </table:table-cell>
          <table:table-cell table:formula="of:=SUMIF([RefineB.F31:.F121]; CONCATENATE(TRIM([.B32]);TRIM([.$D$1]); TRIM([.C32])); [RefineB.E31:.E121])" office:value-type="float" office:value="7.912414550785">
            <text:p>7.9124145508</text:p>
          </table:table-cell>
          <table:table-cell table:formula="of:=SUMIF([RefineB.F31:.F121]; CONCATENATE(TRIM([.B32]);TRIM([.$E$1]); TRIM([.C32])); [RefineB.E31:.E121])" office:value-type="float" office:value="7.9414062500025">
            <text:p>7.94140625</text:p>
          </table:table-cell>
        </table:table-row>
        <table:table-row table:style-name="ro1">
          <table:table-cell table:formula="of:=VALUE(RIGHT([.B33]; LEN([.B3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3</text:p>
          </table:table-cell>
          <table:table-cell table:formula="of:=SUMIF([RefineB.F32:.F122]; CONCATENATE(TRIM([.B33]);TRIM([.$D$1]); TRIM([.C33])); [RefineB.E32:.E122])" office:value-type="float" office:value="14.075866699225">
            <text:p>14.0758666992</text:p>
          </table:table-cell>
          <table:table-cell table:formula="of:=SUMIF([RefineB.F32:.F122]; CONCATENATE(TRIM([.B33]);TRIM([.$E$1]); TRIM([.C33])); [RefineB.E32:.E122])" office:value-type="float" office:value="14.3067626953">
            <text:p>14.3067626953</text:p>
          </table:table-cell>
        </table:table-row>
        <table:table-row table:style-name="ro1">
          <table:table-cell table:formula="of:=VALUE(RIGHT([.B34]; LEN([.B3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3</text:p>
          </table:table-cell>
          <table:table-cell table:formula="of:=SUMIF([RefineB.F33:.F123]; CONCATENATE(TRIM([.B34]);TRIM([.$D$1]); TRIM([.C34])); [RefineB.E33:.E123])" office:value-type="float" office:value="26.5953979492">
            <text:p>26.5953979492</text:p>
          </table:table-cell>
          <table:table-cell table:formula="of:=SUMIF([RefineB.F33:.F123]; CONCATENATE(TRIM([.B34]);TRIM([.$E$1]); TRIM([.C34])); [RefineB.E33:.E123])" office:value-type="float" office:value="26.937072753875">
            <text:p>26.9370727539</text:p>
          </table:table-cell>
        </table:table-row>
        <table:table-row table:style-name="ro1">
          <table:table-cell table:formula="of:=VALUE(RIGHT([.B35]; LEN([.B3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3</text:p>
          </table:table-cell>
          <table:table-cell table:formula="of:=SUMIF([RefineB.F34:.F124]; CONCATENATE(TRIM([.B35]);TRIM([.$D$1]); TRIM([.C35])); [RefineB.E34:.E124])" office:value-type="float" office:value="47.179016113275">
            <text:p>47.1790161133</text:p>
          </table:table-cell>
          <table:table-cell table:formula="of:=SUMIF([RefineB.F34:.F124]; CONCATENATE(TRIM([.B35]);TRIM([.$E$1]); TRIM([.C35])); [RefineB.E34:.E124])" office:value-type="float" office:value="47.68579101565">
            <text:p>47.6857910157</text:p>
          </table:table-cell>
        </table:table-row>
        <table:table-row table:style-name="ro1">
          <table:table-cell table:formula="of:=VALUE(RIGHT([.B36]; LEN([.B3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3</text:p>
          </table:table-cell>
          <table:table-cell table:formula="of:=SUMIF([RefineB.F35:.F125]; CONCATENATE(TRIM([.B36]);TRIM([.$D$1]); TRIM([.C36])); [RefineB.E35:.E125])" office:value-type="float" office:value="86.362182617175">
            <text:p>86.3621826172</text:p>
          </table:table-cell>
          <table:table-cell table:formula="of:=SUMIF([RefineB.F35:.F125]; CONCATENATE(TRIM([.B36]);TRIM([.$E$1]); TRIM([.C36])); [RefineB.E35:.E125])" office:value-type="float" office:value="86.56945800785">
            <text:p>86.5694580079</text:p>
          </table:table-cell>
        </table:table-row>
        <table:table-row table:style-name="ro1">
          <table:table-cell table:formula="of:=VALUE(RIGHT([.B37]; LEN([.B3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3</text:p>
          </table:table-cell>
          <table:table-cell table:formula="of:=SUMIF([RefineB.F36:.F126]; CONCATENATE(TRIM([.B37]);TRIM([.$D$1]); TRIM([.C37])); [RefineB.E36:.E126])" office:value-type="float" office:value="152.83178710925">
            <text:p>152.8317871093</text:p>
          </table:table-cell>
          <table:table-cell table:formula="of:=SUMIF([RefineB.F36:.F126]; CONCATENATE(TRIM([.B37]);TRIM([.$E$1]); TRIM([.C37])); [RefineB.E36:.E126])" office:value-type="float" office:value="155.80822753925">
            <text:p>155.8082275393</text:p>
          </table:table-cell>
        </table:table-row>
        <table:table-row table:style-name="ro1">
          <table:table-cell table:formula="of:=VALUE(RIGHT([.B38]; LEN([.B3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3</text:p>
          </table:table-cell>
          <table:table-cell table:formula="of:=SUMIF([RefineB.F37:.F127]; CONCATENATE(TRIM([.B38]);TRIM([.$D$1]); TRIM([.C38])); [RefineB.E37:.E127])" office:value-type="float" office:value="284.05627441425">
            <text:p>284.0562744143</text:p>
          </table:table-cell>
          <table:table-cell table:formula="of:=SUMIF([RefineB.F37:.F127]; CONCATENATE(TRIM([.B38]);TRIM([.$E$1]); TRIM([.C38])); [RefineB.E37:.E127])" office:value-type="float" office:value="281.598022461">
            <text:p>281.598022461</text:p>
          </table:table-cell>
        </table:table-row>
        <table:table-row table:style-name="ro1">
          <table:table-cell table:formula="of:=VALUE(RIGHT([.B39]; LEN([.B3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3</text:p>
          </table:table-cell>
          <table:table-cell table:formula="of:=SUMIF([RefineB.F38:.F128]; CONCATENATE(TRIM([.B39]);TRIM([.$D$1]); TRIM([.C39])); [RefineB.E38:.E128])" office:value-type="float" office:value="498.72454834">
            <text:p>498.72454834</text:p>
          </table:table-cell>
          <table:table-cell table:formula="of:=SUMIF([RefineB.F38:.F128]; CONCATENATE(TRIM([.B39]);TRIM([.$E$1]); TRIM([.C39])); [RefineB.E38:.E128])" office:value-type="float" office:value="505.6193847655">
            <text:p>505.6193847655</text:p>
          </table:table-cell>
        </table:table-row>
        <table:table-row table:style-name="ro1">
          <table:table-cell table:formula="of:=VALUE(RIGHT([.B40]; LEN([.B4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3</text:p>
          </table:table-cell>
          <table:table-cell table:formula="of:=SUMIF([RefineB.F39:.F129]; CONCATENATE(TRIM([.B40]);TRIM([.$D$1]); TRIM([.C40])); [RefineB.E39:.E129])" office:value-type="float" office:value="953.0005493165">
            <text:p>953.0005493165</text:p>
          </table:table-cell>
          <table:table-cell table:formula="of:=SUMIF([RefineB.F39:.F129]; CONCATENATE(TRIM([.B40]);TRIM([.$E$1]); TRIM([.C40])); [RefineB.E39:.E129])" office:value-type="float" office:value="945.6891479495">
            <text:p>945.6891479495</text:p>
          </table:table-cell>
        </table:table-row>
        <table:table-row table:style-name="ro1">
          <table:table-cell table:formula="of:=VALUE(RIGHT([.B41]; LEN([.B4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3</text:p>
          </table:table-cell>
          <table:table-cell table:formula="of:=SUMIF([RefineB.F40:.F130]; CONCATENATE(TRIM([.B41]);TRIM([.$D$1]); TRIM([.C41])); [RefineB.E40:.E130])" office:value-type="float" office:value="1669.8139648425">
            <text:p>1669.8139648425</text:p>
          </table:table-cell>
          <table:table-cell table:formula="of:=SUMIF([RefineB.F40:.F130]; CONCATENATE(TRIM([.B41]);TRIM([.$E$1]); TRIM([.C41])); [RefineB.E40:.E130])" office:value-type="float" office:value="1792.8060302725">
            <text:p>1792.8060302725</text:p>
          </table:table-cell>
        </table:table-row>
        <table:table-row table:style-name="ro1">
          <table:table-cell table:formula="of:=VALUE(RIGHT([.B42]; LEN([.B4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3</text:p>
          </table:table-cell>
          <table:table-cell table:formula="of:=SUMIF([RefineB.F41:.F131]; CONCATENATE(TRIM([.B42]);TRIM([.$D$1]); TRIM([.C42])); [RefineB.E41:.E131])" office:value-type="float" office:value="3157.0095214875">
            <text:p>3157.0095214875</text:p>
          </table:table-cell>
          <table:table-cell table:formula="of:=SUMIF([RefineB.F41:.F131]; CONCATENATE(TRIM([.B42]);TRIM([.$E$1]); TRIM([.C42])); [RefineB.E41:.E131])" office:value-type="float" office:value="3158.66986084">
            <text:p>3158.66986084</text:p>
          </table:table-cell>
        </table:table-row>
        <table:table-row table:style-name="ro1">
          <table:table-cell table:formula="of:=VALUE(RIGHT([.B43]; LEN([.B4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3</text:p>
          </table:table-cell>
          <table:table-cell table:formula="of:=SUMIF([RefineB.F42:.F132]; CONCATENATE(TRIM([.B43]);TRIM([.$D$1]); TRIM([.C43])); [RefineB.E42:.E132])" office:value-type="float" office:value="7957.981018075">
            <text:p>7957.981018075</text:p>
          </table:table-cell>
          <table:table-cell table:formula="of:=SUMIF([RefineB.F42:.F132]; CONCATENATE(TRIM([.B43]);TRIM([.$E$1]); TRIM([.C43])); [RefineB.E42:.E132])" office:value-type="float" office:value="8179.426513675">
            <text:p>8179.426513675</text:p>
          </table:table-cell>
        </table:table-row>
        <table:table-row table:style-name="ro1">
          <table:table-cell table:formula="of:=VALUE(RIGHT([.B44]; LEN([.B4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3</text:p>
          </table:table-cell>
          <table:table-cell table:formula="of:=SUMIF([RefineB.F43:.F133]; CONCATENATE(TRIM([.B44]);TRIM([.$D$1]); TRIM([.C44])); [RefineB.E43:.E133])" office:value-type="float" office:value="21242.5150757">
            <text:p>21242.5150757</text:p>
          </table:table-cell>
          <table:table-cell table:formula="of:=SUMIF([RefineB.F43:.F133]; CONCATENATE(TRIM([.B44]);TRIM([.$E$1]); TRIM([.C44])); [RefineB.E43:.E133])" office:value-type="float" office:value="20641.1727295">
            <text:p>20641.1727295</text:p>
          </table:table-cell>
        </table:table-row>
        <table:table-row table:style-name="ro1">
          <table:table-cell table:formula="of:=VALUE(RIGHT([.B45]; LEN([.B4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3</text:p>
          </table:table-cell>
          <table:table-cell table:formula="of:=SUMIF([RefineB.F44:.F134]; CONCATENATE(TRIM([.B45]);TRIM([.$D$1]); TRIM([.C45])); [RefineB.E44:.E134])" office:value-type="float" office:value="190861.291199">
            <text:p>190861.291199</text:p>
          </table:table-cell>
          <table:table-cell table:formula="of:=SUMIF([RefineB.F44:.F134]; CONCATENATE(TRIM([.B45]);TRIM([.$E$1]); TRIM([.C45])); [RefineB.E44:.E134])" office:value-type="float" office:value="189238.28552275">
            <text:p>189238.28552275</text:p>
          </table:table-cell>
        </table:table-row>
        <table:table-row table:style-name="ro1">
          <table:table-cell table:formula="of:=VALUE(RIGHT([.B46]; LEN([.B4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3</text:p>
          </table:table-cell>
          <table:table-cell table:formula="of:=SUMIF([RefineB.F45:.F135]; CONCATENATE(TRIM([.B46]);TRIM([.$D$1]); TRIM([.C46])); [RefineB.E45:.E135])" office:value-type="float" office:value="293514.4815675">
            <text:p>293514.4815675</text:p>
          </table:table-cell>
          <table:table-cell table:formula="of:=SUMIF([RefineB.F45:.F135]; CONCATENATE(TRIM([.B46]);TRIM([.$E$1]); TRIM([.C46])); [RefineB.E45:.E135])" office:value-type="float" office:value="291265.95922825">
            <text:p>291265.95922825</text:p>
          </table:table-cell>
        </table:table-row>
      </table:table>
      <table:named-expressions/>
      <table:database-ranges>
        <table:database-range table:name="__Anonymous_Sheet_DB__0" table:target-range-address="'Raw Input'.A1:'Raw Input'.E451" table:display-filter-buttons="true">
          <table:filter>
            <table:filter-and>
              <table:filter-condition table:field-number="3" table:value="l5" table:operator="=">
                <table:filter-set-item table:value="l5"/>
                <table:filter-set-item table:value="l2"/>
                <table:filter-set-item table:value="l3"/>
                <table:filter-set-item table:value="l4"/>
              </table:filter-condition>
            </table:filter-and>
          </table:filter>
        </table:database-range>
        <table:database-range table:name="__Anonymous_Sheet_DB__5" table:target-range-address="RefineB.A1:RefineB.E31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RefineA_'.A3:'Pivot Table - RefineA_'.D19" table:buttons="'Pivot Table - RefineA_'.A4 'Pivot Table - RefineA_'.B3" table:grand-total="none" table:show-filter-button="false" table:drill-down-on-double-click="false">
          <table:source-cell-range table:cell-range-address="RefineA_.A1:RefineA_.E361"/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  <table:data-pilot-member table:name="h2" table:display="true" table:show-details="true"/>
                <table:data-pilot-member table:name="h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3.1228027344" table:display="true" table:show-details="true"/>
                <table:data-pilot-member table:name="3.1279296875" table:display="true" table:show-details="true"/>
                <table:data-pilot-member table:name="3.1281738281" table:display="true" table:show-details="true"/>
                <table:data-pilot-member table:name="3.1362304688" table:display="true" table:show-details="true"/>
                <table:data-pilot-member table:name="3.1430664063" table:display="true" table:show-details="true"/>
                <table:data-pilot-member table:name="3.16796875" table:display="true" table:show-details="true"/>
                <table:data-pilot-member table:name="3.1728515625" table:display="true" table:show-details="true"/>
                <table:data-pilot-member table:name="3.1760253906" table:display="true" table:show-details="true"/>
                <table:data-pilot-member table:name="5.0869140625" table:display="true" table:show-details="true"/>
                <table:data-pilot-member table:name="5.0939941406" table:display="true" table:show-details="true"/>
                <table:data-pilot-member table:name="5.1027832031" table:display="true" table:show-details="true"/>
                <table:data-pilot-member table:name="5.1040039063" table:display="true" table:show-details="true"/>
                <table:data-pilot-member table:name="5.12109375" table:display="true" table:show-details="true"/>
                <table:data-pilot-member table:name="5.126953125" table:display="true" table:show-details="true"/>
                <table:data-pilot-member table:name="5.1652832031" table:display="true" table:show-details="true"/>
                <table:data-pilot-member table:name="5.1667480469" table:display="true" table:show-details="true"/>
                <table:data-pilot-member table:name="5.578125" table:display="true" table:show-details="true"/>
                <table:data-pilot-member table:name="5.5803222656" table:display="true" table:show-details="true"/>
                <table:data-pilot-member table:name="5.6459960938" table:display="true" table:show-details="true"/>
                <table:data-pilot-member table:name="5.6511230469" table:display="true" table:show-details="true"/>
                <table:data-pilot-member table:name="5.7429199219" table:display="true" table:show-details="true"/>
                <table:data-pilot-member table:name="5.7731933594" table:display="true" table:show-details="true"/>
                <table:data-pilot-member table:name="5.7900390625" table:display="true" table:show-details="true"/>
                <table:data-pilot-member table:name="5.8781738281" table:display="true" table:show-details="true"/>
                <table:data-pilot-member table:name="7.8666992188" table:display="true" table:show-details="true"/>
                <table:data-pilot-member table:name="7.8669433594" table:display="true" table:show-details="true"/>
                <table:data-pilot-member table:name="7.9050292969" table:display="true" table:show-details="true"/>
                <table:data-pilot-member table:name="7.9509277344" table:display="true" table:show-details="true"/>
                <table:data-pilot-member table:name="7.9528808594" table:display="true" table:show-details="true"/>
                <table:data-pilot-member table:name="7.9951171875" table:display="true" table:show-details="true"/>
                <table:data-pilot-member table:name="8.0107421875" table:display="true" table:show-details="true"/>
                <table:data-pilot-member table:name="8.7619628906" table:display="true" table:show-details="true"/>
                <table:data-pilot-member table:name="8.8972167969" table:display="true" table:show-details="true"/>
                <table:data-pilot-member table:name="8.8989257813" table:display="true" table:show-details="true"/>
                <table:data-pilot-member table:name="8.9348144531" table:display="true" table:show-details="true"/>
                <table:data-pilot-member table:name="8.9558105469" table:display="true" table:show-details="true"/>
                <table:data-pilot-member table:name="8.9899902344" table:display="true" table:show-details="true"/>
                <table:data-pilot-member table:name="9.029296875" table:display="true" table:show-details="true"/>
                <table:data-pilot-member table:name="10.8850097656" table:display="true" table:show-details="true"/>
                <table:data-pilot-member table:name="10.9230957031" table:display="true" table:show-details="true"/>
                <table:data-pilot-member table:name="11.0668945312" table:display="true" table:show-details="true"/>
                <table:data-pilot-member table:name="11.0859375" table:display="true" table:show-details="true"/>
                <table:data-pilot-member table:name="11.1330566406" table:display="true" table:show-details="true"/>
                <table:data-pilot-member table:name="11.1401367188" table:display="true" table:show-details="true"/>
                <table:data-pilot-member table:name="11.1967773438" table:display="true" table:show-details="true"/>
                <table:data-pilot-member table:name="11.4157714844" table:display="true" table:show-details="true"/>
                <table:data-pilot-member table:name="13.9560546875" table:display="true" table:show-details="true"/>
                <table:data-pilot-member table:name="13.9721679688" table:display="true" table:show-details="true"/>
                <table:data-pilot-member table:name="14.0981445312" table:display="true" table:show-details="true"/>
                <table:data-pilot-member table:name="14.2641601562" table:display="true" table:show-details="true"/>
                <table:data-pilot-member table:name="14.2770996094" table:display="true" table:show-details="true"/>
                <table:data-pilot-member table:name="14.298828125" table:display="true" table:show-details="true"/>
                <table:data-pilot-member table:name="14.33203125" table:display="true" table:show-details="true"/>
                <table:data-pilot-member table:name="16.4670410156" table:display="true" table:show-details="true"/>
                <table:data-pilot-member table:name="16.4916992188" table:display="true" table:show-details="true"/>
                <table:data-pilot-member table:name="16.5749511719" table:display="true" table:show-details="true"/>
                <table:data-pilot-member table:name="16.6809082031" table:display="true" table:show-details="true"/>
                <table:data-pilot-member table:name="16.6982421875" table:display="true" table:show-details="true"/>
                <table:data-pilot-member table:name="16.7060546875" table:display="true" table:show-details="true"/>
                <table:data-pilot-member table:name="16.7287597656" table:display="true" table:show-details="true"/>
                <table:data-pilot-member table:name="16.8229980469" table:display="true" table:show-details="true"/>
                <table:data-pilot-member table:name="20.8020019531" table:display="true" table:show-details="true"/>
                <table:data-pilot-member table:name="20.8840332031" table:display="true" table:show-details="true"/>
                <table:data-pilot-member table:name="20.8979492188" table:display="true" table:show-details="true"/>
                <table:data-pilot-member table:name="20.9990234375" table:display="true" table:show-details="true"/>
                <table:data-pilot-member table:name="21.2392578125" table:display="true" table:show-details="true"/>
                <table:data-pilot-member table:name="21.2578125" table:display="true" table:show-details="true"/>
                <table:data-pilot-member table:name="21.3649902344" table:display="true" table:show-details="true"/>
                <table:data-pilot-member table:name="21.5307617188" table:display="true" table:show-details="true"/>
                <table:data-pilot-member table:name="26.5100097656" table:display="true" table:show-details="true"/>
                <table:data-pilot-member table:name="26.5427246094" table:display="true" table:show-details="true"/>
                <table:data-pilot-member table:name="26.5529785156" table:display="true" table:show-details="true"/>
                <table:data-pilot-member table:name="26.7758789062" table:display="true" table:show-details="true"/>
                <table:data-pilot-member table:name="26.8312988281" table:display="true" table:show-details="true"/>
                <table:data-pilot-member table:name="26.8930664062" table:display="true" table:show-details="true"/>
                <table:data-pilot-member table:name="26.9689941406" table:display="true" table:show-details="true"/>
                <table:data-pilot-member table:name="27.0549316406" table:display="true" table:show-details="true"/>
                <table:data-pilot-member table:name="29.0478515625" table:display="true" table:show-details="true"/>
                <table:data-pilot-member table:name="29.0759277344" table:display="true" table:show-details="true"/>
                <table:data-pilot-member table:name="29.2180175781" table:display="true" table:show-details="true"/>
                <table:data-pilot-member table:name="29.3786621094" table:display="true" table:show-details="true"/>
                <table:data-pilot-member table:name="29.4309082031" table:display="true" table:show-details="true"/>
                <table:data-pilot-member table:name="29.5358886719" table:display="true" table:show-details="true"/>
                <table:data-pilot-member table:name="29.5859375" table:display="true" table:show-details="true"/>
                <table:data-pilot-member table:name="30.1831054688" table:display="true" table:show-details="true"/>
                <table:data-pilot-member table:name="40.080078125" table:display="true" table:show-details="true"/>
                <table:data-pilot-member table:name="40.2109375" table:display="true" table:show-details="true"/>
                <table:data-pilot-member table:name="40.4208984375" table:display="true" table:show-details="true"/>
                <table:data-pilot-member table:name="40.6730957031" table:display="true" table:show-details="true"/>
                <table:data-pilot-member table:name="40.8762207031" table:display="true" table:show-details="true"/>
                <table:data-pilot-member table:name="41.1547851562" table:display="true" table:show-details="true"/>
                <table:data-pilot-member table:name="41.2138671875" table:display="true" table:show-details="true"/>
                <table:data-pilot-member table:name="41.3208007812" table:display="true" table:show-details="true"/>
                <table:data-pilot-member table:name="47.0490722656" table:display="true" table:show-details="true"/>
                <table:data-pilot-member table:name="47.0588378906" table:display="true" table:show-details="true"/>
                <table:data-pilot-member table:name="47.1479492188" table:display="true" table:show-details="true"/>
                <table:data-pilot-member table:name="47.2080078125" table:display="true" table:show-details="true"/>
                <table:data-pilot-member table:name="47.4001464844" table:display="true" table:show-details="true"/>
                <table:data-pilot-member table:name="47.5920410156" table:display="true" table:show-details="true"/>
                <table:data-pilot-member table:name="47.6911621094" table:display="true" table:show-details="true"/>
                <table:data-pilot-member table:name="48.3120117188" table:display="true" table:show-details="true"/>
                <table:data-pilot-member table:name="53.2912597656" table:display="true" table:show-details="true"/>
                <table:data-pilot-member table:name="53.5959472656" table:display="true" table:show-details="true"/>
                <table:data-pilot-member table:name="53.8872070312" table:display="true" table:show-details="true"/>
                <table:data-pilot-member table:name="54.0400390625" table:display="true" table:show-details="true"/>
                <table:data-pilot-member table:name="54.1020507812" table:display="true" table:show-details="true"/>
                <table:data-pilot-member table:name="54.4230957031" table:display="true" table:show-details="true"/>
                <table:data-pilot-member table:name="54.537109375" table:display="true" table:show-details="true"/>
                <table:data-pilot-member table:name="54.7399902344" table:display="true" table:show-details="true"/>
                <table:data-pilot-member table:name="78.2111816406" table:display="true" table:show-details="true"/>
                <table:data-pilot-member table:name="78.5529785156" table:display="true" table:show-details="true"/>
                <table:data-pilot-member table:name="78.7041015625" table:display="true" table:show-details="true"/>
                <table:data-pilot-member table:name="79.6882324219" table:display="true" table:show-details="true"/>
                <table:data-pilot-member table:name="79.7680664062" table:display="true" table:show-details="true"/>
                <table:data-pilot-member table:name="79.9699707031" table:display="true" table:show-details="true"/>
                <table:data-pilot-member table:name="80.421875" table:display="true" table:show-details="true"/>
                <table:data-pilot-member table:name="80.7377929688" table:display="true" table:show-details="true"/>
                <table:data-pilot-member table:name="85.2038574219" table:display="true" table:show-details="true"/>
                <table:data-pilot-member table:name="86.0639648438" table:display="true" table:show-details="true"/>
                <table:data-pilot-member table:name="86.3579101562" table:display="true" table:show-details="true"/>
                <table:data-pilot-member table:name="86.4609375" table:display="true" table:show-details="true"/>
                <table:data-pilot-member table:name="86.5307617188" table:display="true" table:show-details="true"/>
                <table:data-pilot-member table:name="86.6760253906" table:display="true" table:show-details="true"/>
                <table:data-pilot-member table:name="87.2109375" table:display="true" table:show-details="true"/>
                <table:data-pilot-member table:name="87.2221679688" table:display="true" table:show-details="true"/>
                <table:data-pilot-member table:name="96.6159667969" table:display="true" table:show-details="true"/>
                <table:data-pilot-member table:name="97.0461425781" table:display="true" table:show-details="true"/>
                <table:data-pilot-member table:name="97.830078125" table:display="true" table:show-details="true"/>
                <table:data-pilot-member table:name="98.03515625" table:display="true" table:show-details="true"/>
                <table:data-pilot-member table:name="98.2939453125" table:display="true" table:show-details="true"/>
                <table:data-pilot-member table:name="98.5500488281" table:display="true" table:show-details="true"/>
                <table:data-pilot-member table:name="99.0639648438" table:display="true" table:show-details="true"/>
                <table:data-pilot-member table:name="99.2219238281" table:display="true" table:show-details="true"/>
                <table:data-pilot-member table:name="151.454101562" table:display="true" table:show-details="true"/>
                <table:data-pilot-member table:name="151.560058594" table:display="true" table:show-details="true"/>
                <table:data-pilot-member table:name="153.312011719" table:display="true" table:show-details="true"/>
                <table:data-pilot-member table:name="154.705078125" table:display="true" table:show-details="true"/>
                <table:data-pilot-member table:name="155.000976562" table:display="true" table:show-details="true"/>
                <table:data-pilot-member table:name="155.489746094" table:display="true" table:show-details="true"/>
                <table:data-pilot-member table:name="156.197998047" table:display="true" table:show-details="true"/>
                <table:data-pilot-member table:name="156.20703125" table:display="true" table:show-details="true"/>
                <table:data-pilot-member table:name="156.229003906" table:display="true" table:show-details="true"/>
                <table:data-pilot-member table:name="156.459960938" table:display="true" table:show-details="true"/>
                <table:data-pilot-member table:name="156.831054688" table:display="true" table:show-details="true"/>
                <table:data-pilot-member table:name="157.465820312" table:display="true" table:show-details="true"/>
                <table:data-pilot-member table:name="158.802978516" table:display="true" table:show-details="true"/>
                <table:data-pilot-member table:name="159.588867188" table:display="true" table:show-details="true"/>
                <table:data-pilot-member table:name="159.66796875" table:display="true" table:show-details="true"/>
                <table:data-pilot-member table:name="160.047851562" table:display="true" table:show-details="true"/>
                <table:data-pilot-member table:name="182.703125" table:display="true" table:show-details="true"/>
                <table:data-pilot-member table:name="182.901855469" table:display="true" table:show-details="true"/>
                <table:data-pilot-member table:name="183.203125" table:display="true" table:show-details="true"/>
                <table:data-pilot-member table:name="183.337890625" table:display="true" table:show-details="true"/>
                <table:data-pilot-member table:name="183.564941406" table:display="true" table:show-details="true"/>
                <table:data-pilot-member table:name="183.730957031" table:display="true" table:show-details="true"/>
                <table:data-pilot-member table:name="183.833251953" table:display="true" table:show-details="true"/>
                <table:data-pilot-member table:name="184.840820312" table:display="true" table:show-details="true"/>
                <table:data-pilot-member table:name="276.733154297" table:display="true" table:show-details="true"/>
                <table:data-pilot-member table:name="277.187011719" table:display="true" table:show-details="true"/>
                <table:data-pilot-member table:name="277.343017578" table:display="true" table:show-details="true"/>
                <table:data-pilot-member table:name="278.177978516" table:display="true" table:show-details="true"/>
                <table:data-pilot-member table:name="279.108154297" table:display="true" table:show-details="true"/>
                <table:data-pilot-member table:name="280.719970703" table:display="true" table:show-details="true"/>
                <table:data-pilot-member table:name="289.830810547" table:display="true" table:show-details="true"/>
                <table:data-pilot-member table:name="303.517089844" table:display="true" table:show-details="true"/>
                <table:data-pilot-member table:name="308.624023438" table:display="true" table:show-details="true"/>
                <table:data-pilot-member table:name="308.904296875" table:display="true" table:show-details="true"/>
                <table:data-pilot-member table:name="309.864013672" table:display="true" table:show-details="true"/>
                <table:data-pilot-member table:name="310.354980469" table:display="true" table:show-details="true"/>
                <table:data-pilot-member table:name="311.906005859" table:display="true" table:show-details="true"/>
                <table:data-pilot-member table:name="312.624023438" table:display="true" table:show-details="true"/>
                <table:data-pilot-member table:name="314.243896484" table:display="true" table:show-details="true"/>
                <table:data-pilot-member table:name="314.605957031" table:display="true" table:show-details="true"/>
                <table:data-pilot-member table:name="348.969970703" table:display="true" table:show-details="true"/>
                <table:data-pilot-member table:name="349.405029297" table:display="true" table:show-details="true"/>
                <table:data-pilot-member table:name="350.409912109" table:display="true" table:show-details="true"/>
                <table:data-pilot-member table:name="351.427978516" table:display="true" table:show-details="true"/>
                <table:data-pilot-member table:name="351.635986328" table:display="true" table:show-details="true"/>
                <table:data-pilot-member table:name="353.999023438" table:display="true" table:show-details="true"/>
                <table:data-pilot-member table:name="354.700195312" table:display="true" table:show-details="true"/>
                <table:data-pilot-member table:name="355.20703125" table:display="true" table:show-details="true"/>
                <table:data-pilot-member table:name="494.291992188" table:display="true" table:show-details="true"/>
                <table:data-pilot-member table:name="495.055175781" table:display="true" table:show-details="true"/>
                <table:data-pilot-member table:name="498.842041016" table:display="true" table:show-details="true"/>
                <table:data-pilot-member table:name="502.316894531" table:display="true" table:show-details="true"/>
                <table:data-pilot-member table:name="506.299804688" table:display="true" table:show-details="true"/>
                <table:data-pilot-member table:name="506.702880859" table:display="true" table:show-details="true"/>
                <table:data-pilot-member table:name="506.708984375" table:display="true" table:show-details="true"/>
                <table:data-pilot-member table:name="507.157958984" table:display="true" table:show-details="true"/>
                <table:data-pilot-member table:name="614.151123047" table:display="true" table:show-details="true"/>
                <table:data-pilot-member table:name="616.524902344" table:display="true" table:show-details="true"/>
                <table:data-pilot-member table:name="617.048828125" table:display="true" table:show-details="true"/>
                <table:data-pilot-member table:name="617.229003906" table:display="true" table:show-details="true"/>
                <table:data-pilot-member table:name="617.448974609" table:display="true" table:show-details="true"/>
                <table:data-pilot-member table:name="618.552978516" table:display="true" table:show-details="true"/>
                <table:data-pilot-member table:name="620.693115234" table:display="true" table:show-details="true"/>
                <table:data-pilot-member table:name="622.149902344" table:display="true" table:show-details="true"/>
                <table:data-pilot-member table:name="661.581054688" table:display="true" table:show-details="true"/>
                <table:data-pilot-member table:name="665.278076172" table:display="true" table:show-details="true"/>
                <table:data-pilot-member table:name="670.499023438" table:display="true" table:show-details="true"/>
                <table:data-pilot-member table:name="671.706054688" table:display="true" table:show-details="true"/>
                <table:data-pilot-member table:name="676.515625" table:display="true" table:show-details="true"/>
                <table:data-pilot-member table:name="677.62109375" table:display="true" table:show-details="true"/>
                <table:data-pilot-member table:name="678.752929688" table:display="true" table:show-details="true"/>
                <table:data-pilot-member table:name="686.191894531" table:display="true" table:show-details="true"/>
                <table:data-pilot-member table:name="894.478271484" table:display="true" table:show-details="true"/>
                <table:data-pilot-member table:name="906.481933594" table:display="true" table:show-details="true"/>
                <table:data-pilot-member table:name="907.588867188" table:display="true" table:show-details="true"/>
                <table:data-pilot-member table:name="911.611816406" table:display="true" table:show-details="true"/>
                <table:data-pilot-member table:name="918.618896484" table:display="true" table:show-details="true"/>
                <table:data-pilot-member table:name="921.553955078" table:display="true" table:show-details="true"/>
                <table:data-pilot-member table:name="1030.97192383" table:display="true" table:show-details="true"/>
                <table:data-pilot-member table:name="1103.453125" table:display="true" table:show-details="true"/>
                <table:data-pilot-member table:name="1228.22094727" table:display="true" table:show-details="true"/>
                <table:data-pilot-member table:name="1232.09008789" table:display="true" table:show-details="true"/>
                <table:data-pilot-member table:name="1232.68481445" table:display="true" table:show-details="true"/>
                <table:data-pilot-member table:name="1238.55322266" table:display="true" table:show-details="true"/>
                <table:data-pilot-member table:name="1240.65405273" table:display="true" table:show-details="true"/>
                <table:data-pilot-member table:name="1242.5859375" table:display="true" table:show-details="true"/>
                <table:data-pilot-member table:name="1244.33520508" table:display="true" table:show-details="true"/>
                <table:data-pilot-member table:name="1256.90112305" table:display="true" table:show-details="true"/>
                <table:data-pilot-member table:name="1302.6081543" table:display="true" table:show-details="true"/>
                <table:data-pilot-member table:name="1304.89404297" table:display="true" table:show-details="true"/>
                <table:data-pilot-member table:name="1316.55395508" table:display="true" table:show-details="true"/>
                <table:data-pilot-member table:name="1319.86889648" table:display="true" table:show-details="true"/>
                <table:data-pilot-member table:name="1321.11328125" table:display="true" table:show-details="true"/>
                <table:data-pilot-member table:name="1322.52514648" table:display="true" table:show-details="true"/>
                <table:data-pilot-member table:name="1330.62915039" table:display="true" table:show-details="true"/>
                <table:data-pilot-member table:name="1331.22705078" table:display="true" table:show-details="true"/>
                <table:data-pilot-member table:name="1644.82788086" table:display="true" table:show-details="true"/>
                <table:data-pilot-member table:name="1653.73071289" table:display="true" table:show-details="true"/>
                <table:data-pilot-member table:name="1663.01220703" table:display="true" table:show-details="true"/>
                <table:data-pilot-member table:name="1687.14208984" table:display="true" table:show-details="true"/>
                <table:data-pilot-member table:name="1687.71801758" table:display="true" table:show-details="true"/>
                <table:data-pilot-member table:name="1697.41088867" table:display="true" table:show-details="true"/>
                <table:data-pilot-member table:name="1717.68505859" table:display="true" table:show-details="true"/>
                <table:data-pilot-member table:name="2098.953125" table:display="true" table:show-details="true"/>
                <table:data-pilot-member table:name="2472.77319336" table:display="true" table:show-details="true"/>
                <table:data-pilot-member table:name="2492.03198242" table:display="true" table:show-details="true"/>
                <table:data-pilot-member table:name="2492.06323242" table:display="true" table:show-details="true"/>
                <table:data-pilot-member table:name="2493.73291016" table:display="true" table:show-details="true"/>
                <table:data-pilot-member table:name="2495.10205078" table:display="true" table:show-details="true"/>
                <table:data-pilot-member table:name="2499.31005859" table:display="true" table:show-details="true"/>
                <table:data-pilot-member table:name="2513.11914062" table:display="true" table:show-details="true"/>
                <table:data-pilot-member table:name="2516.52685547" table:display="true" table:show-details="true"/>
                <table:data-pilot-member table:name="2566.52709961" table:display="true" table:show-details="true"/>
                <table:data-pilot-member table:name="2576.25805664" table:display="true" table:show-details="true"/>
                <table:data-pilot-member table:name="2589.61889648" table:display="true" table:show-details="true"/>
                <table:data-pilot-member table:name="2600.06005859" table:display="true" table:show-details="true"/>
                <table:data-pilot-member table:name="2610.12792969" table:display="true" table:show-details="true"/>
                <table:data-pilot-member table:name="2632.80712891" table:display="true" table:show-details="true"/>
                <table:data-pilot-member table:name="2668.18188477" table:display="true" table:show-details="true"/>
                <table:data-pilot-member table:name="2732.2331543" table:display="true" table:show-details="true"/>
                <table:data-pilot-member table:name="3062.88525391" table:display="true" table:show-details="true"/>
                <table:data-pilot-member table:name="3116.55712891" table:display="true" table:show-details="true"/>
                <table:data-pilot-member table:name="3119.47900391" table:display="true" table:show-details="true"/>
                <table:data-pilot-member table:name="3121.87817383" table:display="true" table:show-details="true"/>
                <table:data-pilot-member table:name="3142.40209961" table:display="true" table:show-details="true"/>
                <table:data-pilot-member table:name="3143.56225586" table:display="true" table:show-details="true"/>
                <table:data-pilot-member table:name="3226.83691406" table:display="true" table:show-details="true"/>
                <table:data-pilot-member table:name="3329.11669922" table:display="true" table:show-details="true"/>
                <table:data-pilot-member table:name="4931.97216797" table:display="true" table:show-details="true"/>
                <table:data-pilot-member table:name="4968.46289062" table:display="true" table:show-details="true"/>
                <table:data-pilot-member table:name="4974.29125977" table:display="true" table:show-details="true"/>
                <table:data-pilot-member table:name="4977.6159668" table:display="true" table:show-details="true"/>
                <table:data-pilot-member table:name="5099.98071289" table:display="true" table:show-details="true"/>
                <table:data-pilot-member table:name="5100.76489258" table:display="true" table:show-details="true"/>
                <table:data-pilot-member table:name="5124.04077148" table:display="true" table:show-details="true"/>
                <table:data-pilot-member table:name="5143.73217773" table:display="true" table:show-details="true"/>
                <table:data-pilot-member table:name="5157.88598633" table:display="true" table:show-details="true"/>
                <table:data-pilot-member table:name="5167.89306641" table:display="true" table:show-details="true"/>
                <table:data-pilot-member table:name="5169.38500977" table:display="true" table:show-details="true"/>
                <table:data-pilot-member table:name="5201.73681641" table:display="true" table:show-details="true"/>
                <table:data-pilot-member table:name="5202.08105469" table:display="true" table:show-details="true"/>
                <table:data-pilot-member table:name="5207.10180664" table:display="true" table:show-details="true"/>
                <table:data-pilot-member table:name="5234.12890625" table:display="true" table:show-details="true"/>
                <table:data-pilot-member table:name="5586.13623047" table:display="true" table:show-details="true"/>
                <table:data-pilot-member table:name="5975.06005859" table:display="true" table:show-details="true"/>
                <table:data-pilot-member table:name="5986.81298828" table:display="true" table:show-details="true"/>
                <table:data-pilot-member table:name="5993.02197266" table:display="true" table:show-details="true"/>
                <table:data-pilot-member table:name="5995.83105469" table:display="true" table:show-details="true"/>
                <table:data-pilot-member table:name="6022.87890625" table:display="true" table:show-details="true"/>
                <table:data-pilot-member table:name="6051.15405273" table:display="true" table:show-details="true"/>
                <table:data-pilot-member table:name="10124.059082" table:display="true" table:show-details="true"/>
                <table:data-pilot-member table:name="10133.5378418" table:display="true" table:show-details="true"/>
                <table:data-pilot-member table:name="10169.6108398" table:display="true" table:show-details="true"/>
                <table:data-pilot-member table:name="10226.8591309" table:display="true" table:show-details="true"/>
                <table:data-pilot-member table:name="10256.7231445" table:display="true" table:show-details="true"/>
                <table:data-pilot-member table:name="10313.1401367" table:display="true" table:show-details="true"/>
                <table:data-pilot-member table:name="10378.501709" table:display="true" table:show-details="true"/>
                <table:data-pilot-member table:name="10422.472168" table:display="true" table:show-details="true"/>
                <table:data-pilot-member table:name="10439.4348145" table:display="true" table:show-details="true"/>
                <table:data-pilot-member table:name="10457.6520996" table:display="true" table:show-details="true"/>
                <table:data-pilot-member table:name="10495.1379395" table:display="true" table:show-details="true"/>
                <table:data-pilot-member table:name="10522.5507812" table:display="true" table:show-details="true"/>
                <table:data-pilot-member table:name="11577.6750488" table:display="true" table:show-details="true"/>
                <table:data-pilot-member table:name="11637.8630371" table:display="true" table:show-details="true"/>
                <table:data-pilot-member table:name="11656.4980469" table:display="true" table:show-details="true"/>
                <table:data-pilot-member table:name="11700.9492188" table:display="true" table:show-details="true"/>
                <table:data-pilot-member table:name="11726.2558594" table:display="true" table:show-details="true"/>
                <table:data-pilot-member table:name="11770.4182129" table:display="true" table:show-details="true"/>
                <table:data-pilot-member table:name="11874.5678711" table:display="true" table:show-details="true"/>
                <table:data-pilot-member table:name="11877.2158203" table:display="true" table:show-details="true"/>
                <table:data-pilot-member table:name="13818.8969727" table:display="true" table:show-details="true"/>
                <table:data-pilot-member table:name="14570.3378906" table:display="true" table:show-details="true"/>
                <table:data-pilot-member table:name="14705.9741211" table:display="true" table:show-details="true"/>
                <table:data-pilot-member table:name="15069.8271484" table:display="true" table:show-details="true"/>
                <table:data-pilot-member table:name="47111.9580078" table:display="true" table:show-details="true"/>
                <table:data-pilot-member table:name="49905.2810059" table:display="true" table:show-details="true"/>
                <table:data-pilot-member table:name="66104.223877" table:display="true" table:show-details="true"/>
                <table:data-pilot-member table:name="66774.9550781" table:display="true" table:show-details="true"/>
                <table:data-pilot-member table:name="67309.4558105" table:display="true" table:show-details="true"/>
                <table:data-pilot-member table:name="67611.8718262" table:display="true" table:show-details="true"/>
                <table:data-pilot-member table:name="67639.5317383" table:display="true" table:show-details="true"/>
                <table:data-pilot-member table:name="67981.4379883" table:display="true" table:show-details="true"/>
                <table:data-pilot-member table:name="68797.1708984" table:display="true" table:show-details="true"/>
                <table:data-pilot-member table:name="69189.2160645" table:display="true" table:show-details="true"/>
                <table:data-pilot-member table:name="107346.726074" table:display="true" table:show-details="true"/>
                <table:data-pilot-member table:name="130006.856934" table:display="true" table:show-details="true"/>
                <table:data-pilot-member table:name="137669.025879" table:display="true" table:show-details="true"/>
                <table:data-pilot-member table:name="142956.683105" table:display="true" table:show-details="true"/>
                <table:data-pilot-member table:name="146654.657959" table:display="true" table:show-details="true"/>
                <table:data-pilot-member table:name="146836.539062" table:display="true" table:show-details="true"/>
                <table:data-pilot-member table:name="147233.263916" table:display="true" table:show-details="true"/>
                <table:data-pilot-member table:name="148021.987061" table:display="true" table:show-details="true"/>
                <table:data-pilot-member table:name="148232.11792" table:display="true" table:show-details="true"/>
                <table:data-pilot-member table:name="148844.427002" table:display="true" table:show-details="true"/>
                <table:data-pilot-member table:name="149380.244141" table:display="true" table:show-details="true"/>
                <table:data-pilot-member table:name="149921.912842" table:display="true" table:show-details="true"/>
                <table:data-pilot-member table:name="150915.873047" table:display="true" table:show-details="true"/>
                <table:data-pilot-member table:name="161639.182129" table:display="true" table:show-details="true"/>
                <table:data-pilot-member table:name="161814.927734" table:display="true" table:show-details="true"/>
                <table:data-pilot-member table:name="163649.375" table:display="true" table:show-details="true"/>
                <table:data-pilot-member table:name="188220.194092" table:display="true" table:show-details="true"/>
                <table:data-pilot-member table:name="189170.23584" table:display="true" table:show-details="true"/>
                <table:data-pilot-member table:name="189613.375977" table:display="true" table:show-details="true"/>
                <table:data-pilot-member table:name="189745.422852" table:display="true" table:show-details="true"/>
                <table:data-pilot-member table:name="189949.336182" table:display="true" table:show-details="true"/>
                <table:data-pilot-member table:name="190483.529785" table:display="true" table:show-details="true"/>
                <table:data-pilot-member table:name="191027.718018" table:display="true" table:show-details="true"/>
                <table:data-pilot-member table:name="192188.494141" table:display="true" table:show-details="true"/>
                <table:data-pilot-member table:name="290758.451904" table:display="true" table:show-details="true"/>
                <table:data-pilot-member table:name="290940.074951" table:display="true" table:show-details="true"/>
                <table:data-pilot-member table:name="291187.436035" table:display="true" table:show-details="true"/>
                <table:data-pilot-member table:name="291597.212158" table:display="true" table:show-details="true"/>
                <table:data-pilot-member table:name="291768.0979" table:display="true" table:show-details="true"/>
                <table:data-pilot-member table:name="291934.934082" table:display="true" table:show-details="true"/>
                <table:data-pilot-member table:name="292675.1521" table:display="true" table:show-details="true"/>
                <table:data-pilot-member table:name="298260.404053" table:display="true" table:show-details="true"/>
                <table:data-pilot-member table:name="1469962.56885" table:display="true" table:show-details="true"/>
                <table:data-pilot-member table:name="1487541.84497" table:display="true" table:show-details="true"/>
                <table:data-pilot-member table:name="1490593.58081" table:display="true" table:show-details="true"/>
                <table:data-pilot-member table:name="1500161.55518" table:display="true" table:show-details="true"/>
                <table:data-pilot-member table:name="1501713.71191" table:display="true" table:show-details="true"/>
                <table:data-pilot-member table:name="1502793.11377" table:display="true" table:show-details="true"/>
                <table:data-pilot-member table:name="1503564.57178" table:display="true" table:show-details="true"/>
                <table:data-pilot-member table:name="1533537.187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RefineA'.A3:'Pivot Table - RefineA'.E34" table:buttons="'Pivot Table - RefineA'.A4 'Pivot Table - RefineA'.B4 'Pivot Table - RefineA'.C3" table:grand-total="none" table:show-filter-button="false" table:drill-down-on-double-click="false">
          <table:source-cell-range table:cell-range-address="RefineA.A1:RefineA.F181"/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  <table:data-pilot-member table:name="h2" table:display="true" table:show-details="true"/>
                <table:data-pilot-member table:name="h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5" table:orientation="data" table:used-hierarchy="0" table:function="average">
            <table:data-pilot-level table:show-empty="false">
              <table:data-pilot-members>
                <table:data-pilot-member table:name="3.1228027344" table:display="true" table:show-details="true"/>
                <table:data-pilot-member table:name="3.1279296875" table:display="true" table:show-details="true"/>
                <table:data-pilot-member table:name="3.1281738281" table:display="true" table:show-details="true"/>
                <table:data-pilot-member table:name="3.1430664063" table:display="true" table:show-details="true"/>
                <table:data-pilot-member table:name="5.1040039063" table:display="true" table:show-details="true"/>
                <table:data-pilot-member table:name="5.12109375" table:display="true" table:show-details="true"/>
                <table:data-pilot-member table:name="5.126953125" table:display="true" table:show-details="true"/>
                <table:data-pilot-member table:name="5.1652832031" table:display="true" table:show-details="true"/>
                <table:data-pilot-member table:name="5.578125" table:display="true" table:show-details="true"/>
                <table:data-pilot-member table:name="5.5803222656" table:display="true" table:show-details="true"/>
                <table:data-pilot-member table:name="5.6459960938" table:display="true" table:show-details="true"/>
                <table:data-pilot-member table:name="5.6511230469" table:display="true" table:show-details="true"/>
                <table:data-pilot-member table:name="7.8669433594" table:display="true" table:show-details="true"/>
                <table:data-pilot-member table:name="7.9050292969" table:display="true" table:show-details="true"/>
                <table:data-pilot-member table:name="8.0107421875" table:display="true" table:show-details="true"/>
                <table:data-pilot-member table:name="8.7619628906" table:display="true" table:show-details="true"/>
                <table:data-pilot-member table:name="8.8989257813" table:display="true" table:show-details="true"/>
                <table:data-pilot-member table:name="8.9558105469" table:display="true" table:show-details="true"/>
                <table:data-pilot-member table:name="10.8850097656" table:display="true" table:show-details="true"/>
                <table:data-pilot-member table:name="10.9230957031" table:display="true" table:show-details="true"/>
                <table:data-pilot-member table:name="11.0668945312" table:display="true" table:show-details="true"/>
                <table:data-pilot-member table:name="11.0859375" table:display="true" table:show-details="true"/>
                <table:data-pilot-member table:name="13.9560546875" table:display="true" table:show-details="true"/>
                <table:data-pilot-member table:name="13.9721679688" table:display="true" table:show-details="true"/>
                <table:data-pilot-member table:name="14.0981445312" table:display="true" table:show-details="true"/>
                <table:data-pilot-member table:name="14.2770996094" table:display="true" table:show-details="true"/>
                <table:data-pilot-member table:name="16.5749511719" table:display="true" table:show-details="true"/>
                <table:data-pilot-member table:name="16.6809082031" table:display="true" table:show-details="true"/>
                <table:data-pilot-member table:name="16.7287597656" table:display="true" table:show-details="true"/>
                <table:data-pilot-member table:name="16.8229980469" table:display="true" table:show-details="true"/>
                <table:data-pilot-member table:name="20.8020019531" table:display="true" table:show-details="true"/>
                <table:data-pilot-member table:name="20.8840332031" table:display="true" table:show-details="true"/>
                <table:data-pilot-member table:name="20.8979492188" table:display="true" table:show-details="true"/>
                <table:data-pilot-member table:name="20.9990234375" table:display="true" table:show-details="true"/>
                <table:data-pilot-member table:name="26.5100097656" table:display="true" table:show-details="true"/>
                <table:data-pilot-member table:name="26.5427246094" table:display="true" table:show-details="true"/>
                <table:data-pilot-member table:name="26.5529785156" table:display="true" table:show-details="true"/>
                <table:data-pilot-member table:name="26.7758789062" table:display="true" table:show-details="true"/>
                <table:data-pilot-member table:name="29.0759277344" table:display="true" table:show-details="true"/>
                <table:data-pilot-member table:name="29.5358886719" table:display="true" table:show-details="true"/>
                <table:data-pilot-member table:name="29.5859375" table:display="true" table:show-details="true"/>
                <table:data-pilot-member table:name="30.1831054688" table:display="true" table:show-details="true"/>
                <table:data-pilot-member table:name="40.080078125" table:display="true" table:show-details="true"/>
                <table:data-pilot-member table:name="40.2109375" table:display="true" table:show-details="true"/>
                <table:data-pilot-member table:name="40.4208984375" table:display="true" table:show-details="true"/>
                <table:data-pilot-member table:name="40.6730957031" table:display="true" table:show-details="true"/>
                <table:data-pilot-member table:name="47.0490722656" table:display="true" table:show-details="true"/>
                <table:data-pilot-member table:name="47.0588378906" table:display="true" table:show-details="true"/>
                <table:data-pilot-member table:name="47.2080078125" table:display="true" table:show-details="true"/>
                <table:data-pilot-member table:name="47.4001464844" table:display="true" table:show-details="true"/>
                <table:data-pilot-member table:name="53.5959472656" table:display="true" table:show-details="true"/>
                <table:data-pilot-member table:name="53.8872070312" table:display="true" table:show-details="true"/>
                <table:data-pilot-member table:name="54.1020507812" table:display="true" table:show-details="true"/>
                <table:data-pilot-member table:name="54.537109375" table:display="true" table:show-details="true"/>
                <table:data-pilot-member table:name="78.2111816406" table:display="true" table:show-details="true"/>
                <table:data-pilot-member table:name="78.5529785156" table:display="true" table:show-details="true"/>
                <table:data-pilot-member table:name="78.7041015625" table:display="true" table:show-details="true"/>
                <table:data-pilot-member table:name="79.9699707031" table:display="true" table:show-details="true"/>
                <table:data-pilot-member table:name="85.2038574219" table:display="true" table:show-details="true"/>
                <table:data-pilot-member table:name="86.3579101562" table:display="true" table:show-details="true"/>
                <table:data-pilot-member table:name="86.6760253906" table:display="true" table:show-details="true"/>
                <table:data-pilot-member table:name="87.2109375" table:display="true" table:show-details="true"/>
                <table:data-pilot-member table:name="96.6159667969" table:display="true" table:show-details="true"/>
                <table:data-pilot-member table:name="97.0461425781" table:display="true" table:show-details="true"/>
                <table:data-pilot-member table:name="97.830078125" table:display="true" table:show-details="true"/>
                <table:data-pilot-member table:name="98.03515625" table:display="true" table:show-details="true"/>
                <table:data-pilot-member table:name="151.454101562" table:display="true" table:show-details="true"/>
                <table:data-pilot-member table:name="151.560058594" table:display="true" table:show-details="true"/>
                <table:data-pilot-member table:name="153.312011719" table:display="true" table:show-details="true"/>
                <table:data-pilot-member table:name="155.000976562" table:display="true" table:show-details="true"/>
                <table:data-pilot-member table:name="156.197998047" table:display="true" table:show-details="true"/>
                <table:data-pilot-member table:name="156.229003906" table:display="true" table:show-details="true"/>
                <table:data-pilot-member table:name="156.459960938" table:display="true" table:show-details="true"/>
                <table:data-pilot-member table:name="157.465820312" table:display="true" table:show-details="true"/>
                <table:data-pilot-member table:name="182.703125" table:display="true" table:show-details="true"/>
                <table:data-pilot-member table:name="183.337890625" table:display="true" table:show-details="true"/>
                <table:data-pilot-member table:name="183.833251953" table:display="true" table:show-details="true"/>
                <table:data-pilot-member table:name="184.840820312" table:display="true" table:show-details="true"/>
                <table:data-pilot-member table:name="277.187011719" table:display="true" table:show-details="true"/>
                <table:data-pilot-member table:name="277.343017578" table:display="true" table:show-details="true"/>
                <table:data-pilot-member table:name="278.177978516" table:display="true" table:show-details="true"/>
                <table:data-pilot-member table:name="303.517089844" table:display="true" table:show-details="true"/>
                <table:data-pilot-member table:name="308.624023438" table:display="true" table:show-details="true"/>
                <table:data-pilot-member table:name="308.904296875" table:display="true" table:show-details="true"/>
                <table:data-pilot-member table:name="310.354980469" table:display="true" table:show-details="true"/>
                <table:data-pilot-member table:name="311.906005859" table:display="true" table:show-details="true"/>
                <table:data-pilot-member table:name="349.405029297" table:display="true" table:show-details="true"/>
                <table:data-pilot-member table:name="351.427978516" table:display="true" table:show-details="true"/>
                <table:data-pilot-member table:name="351.635986328" table:display="true" table:show-details="true"/>
                <table:data-pilot-member table:name="355.20703125" table:display="true" table:show-details="true"/>
                <table:data-pilot-member table:name="494.291992188" table:display="true" table:show-details="true"/>
                <table:data-pilot-member table:name="495.055175781" table:display="true" table:show-details="true"/>
                <table:data-pilot-member table:name="498.842041016" table:display="true" table:show-details="true"/>
                <table:data-pilot-member table:name="506.708984375" table:display="true" table:show-details="true"/>
                <table:data-pilot-member table:name="614.151123047" table:display="true" table:show-details="true"/>
                <table:data-pilot-member table:name="617.048828125" table:display="true" table:show-details="true"/>
                <table:data-pilot-member table:name="617.229003906" table:display="true" table:show-details="true"/>
                <table:data-pilot-member table:name="618.552978516" table:display="true" table:show-details="true"/>
                <table:data-pilot-member table:name="661.581054688" table:display="true" table:show-details="true"/>
                <table:data-pilot-member table:name="665.278076172" table:display="true" table:show-details="true"/>
                <table:data-pilot-member table:name="670.499023438" table:display="true" table:show-details="true"/>
                <table:data-pilot-member table:name="671.706054688" table:display="true" table:show-details="true"/>
                <table:data-pilot-member table:name="894.478271484" table:display="true" table:show-details="true"/>
                <table:data-pilot-member table:name="906.481933594" table:display="true" table:show-details="true"/>
                <table:data-pilot-member table:name="907.588867188" table:display="true" table:show-details="true"/>
                <table:data-pilot-member table:name="1103.453125" table:display="true" table:show-details="true"/>
                <table:data-pilot-member table:name="1232.09008789" table:display="true" table:show-details="true"/>
                <table:data-pilot-member table:name="1232.68481445" table:display="true" table:show-details="true"/>
                <table:data-pilot-member table:name="1240.65405273" table:display="true" table:show-details="true"/>
                <table:data-pilot-member table:name="1242.5859375" table:display="true" table:show-details="true"/>
                <table:data-pilot-member table:name="1302.6081543" table:display="true" table:show-details="true"/>
                <table:data-pilot-member table:name="1316.55395508" table:display="true" table:show-details="true"/>
                <table:data-pilot-member table:name="1319.86889648" table:display="true" table:show-details="true"/>
                <table:data-pilot-member table:name="1321.11328125" table:display="true" table:show-details="true"/>
                <table:data-pilot-member table:name="1644.82788086" table:display="true" table:show-details="true"/>
                <table:data-pilot-member table:name="1653.73071289" table:display="true" table:show-details="true"/>
                <table:data-pilot-member table:name="1663.01220703" table:display="true" table:show-details="true"/>
                <table:data-pilot-member table:name="1717.68505859" table:display="true" table:show-details="true"/>
                <table:data-pilot-member table:name="2492.06323242" table:display="true" table:show-details="true"/>
                <table:data-pilot-member table:name="2499.31005859" table:display="true" table:show-details="true"/>
                <table:data-pilot-member table:name="2513.11914062" table:display="true" table:show-details="true"/>
                <table:data-pilot-member table:name="2516.52685547" table:display="true" table:show-details="true"/>
                <table:data-pilot-member table:name="2576.25805664" table:display="true" table:show-details="true"/>
                <table:data-pilot-member table:name="2589.61889648" table:display="true" table:show-details="true"/>
                <table:data-pilot-member table:name="2600.06005859" table:display="true" table:show-details="true"/>
                <table:data-pilot-member table:name="2668.18188477" table:display="true" table:show-details="true"/>
                <table:data-pilot-member table:name="3062.88525391" table:display="true" table:show-details="true"/>
                <table:data-pilot-member table:name="3116.55712891" table:display="true" table:show-details="true"/>
                <table:data-pilot-member table:name="3119.47900391" table:display="true" table:show-details="true"/>
                <table:data-pilot-member table:name="3329.11669922" table:display="true" table:show-details="true"/>
                <table:data-pilot-member table:name="5099.98071289" table:display="true" table:show-details="true"/>
                <table:data-pilot-member table:name="5100.76489258" table:display="true" table:show-details="true"/>
                <table:data-pilot-member table:name="5124.04077148" table:display="true" table:show-details="true"/>
                <table:data-pilot-member table:name="5143.73217773" table:display="true" table:show-details="true"/>
                <table:data-pilot-member table:name="5201.73681641" table:display="true" table:show-details="true"/>
                <table:data-pilot-member table:name="5202.08105469" table:display="true" table:show-details="true"/>
                <table:data-pilot-member table:name="5234.12890625" table:display="true" table:show-details="true"/>
                <table:data-pilot-member table:name="5586.13623047" table:display="true" table:show-details="true"/>
                <table:data-pilot-member table:name="5975.06005859" table:display="true" table:show-details="true"/>
                <table:data-pilot-member table:name="5986.81298828" table:display="true" table:show-details="true"/>
                <table:data-pilot-member table:name="6051.15405273" table:display="true" table:show-details="true"/>
                <table:data-pilot-member table:name="10133.5378418" table:display="true" table:show-details="true"/>
                <table:data-pilot-member table:name="10169.6108398" table:display="true" table:show-details="true"/>
                <table:data-pilot-member table:name="10256.7231445" table:display="true" table:show-details="true"/>
                <table:data-pilot-member table:name="10378.501709" table:display="true" table:show-details="true"/>
                <table:data-pilot-member table:name="10457.6520996" table:display="true" table:show-details="true"/>
                <table:data-pilot-member table:name="10522.5507812" table:display="true" table:show-details="true"/>
                <table:data-pilot-member table:name="11577.6750488" table:display="true" table:show-details="true"/>
                <table:data-pilot-member table:name="11637.8630371" table:display="true" table:show-details="true"/>
                <table:data-pilot-member table:name="11656.4980469" table:display="true" table:show-details="true"/>
                <table:data-pilot-member table:name="11770.4182129" table:display="true" table:show-details="true"/>
                <table:data-pilot-member table:name="13818.8969727" table:display="true" table:show-details="true"/>
                <table:data-pilot-member table:name="14570.3378906" table:display="true" table:show-details="true"/>
                <table:data-pilot-member table:name="49905.2810059" table:display="true" table:show-details="true"/>
                <table:data-pilot-member table:name="67611.8718262" table:display="true" table:show-details="true"/>
                <table:data-pilot-member table:name="67639.5317383" table:display="true" table:show-details="true"/>
                <table:data-pilot-member table:name="67981.4379883" table:display="true" table:show-details="true"/>
                <table:data-pilot-member table:name="69189.2160645" table:display="true" table:show-details="true"/>
                <table:data-pilot-member table:name="107346.726074" table:display="true" table:show-details="true"/>
                <table:data-pilot-member table:name="130006.856934" table:display="true" table:show-details="true"/>
                <table:data-pilot-member table:name="146654.657959" table:display="true" table:show-details="true"/>
                <table:data-pilot-member table:name="147233.263916" table:display="true" table:show-details="true"/>
                <table:data-pilot-member table:name="148844.427002" table:display="true" table:show-details="true"/>
                <table:data-pilot-member table:name="149380.244141" table:display="true" table:show-details="true"/>
                <table:data-pilot-member table:name="149921.912842" table:display="true" table:show-details="true"/>
                <table:data-pilot-member table:name="163649.375" table:display="true" table:show-details="true"/>
                <table:data-pilot-member table:name="189745.422852" table:display="true" table:show-details="true"/>
                <table:data-pilot-member table:name="190483.529785" table:display="true" table:show-details="true"/>
                <table:data-pilot-member table:name="191027.718018" table:display="true" table:show-details="true"/>
                <table:data-pilot-member table:name="192188.494141" table:display="true" table:show-details="true"/>
                <table:data-pilot-member table:name="291187.436035" table:display="true" table:show-details="true"/>
                <table:data-pilot-member table:name="291934.934082" table:display="true" table:show-details="true"/>
                <table:data-pilot-member table:name="292675.1521" table:display="true" table:show-details="true"/>
                <table:data-pilot-member table:name="298260.404053" table:display="true" table:show-details="true"/>
                <table:data-pilot-member table:name="1487541.84497" table:display="true" table:show-details="true"/>
                <table:data-pilot-member table:name="1490593.58081" table:display="true" table:show-details="true"/>
                <table:data-pilot-member table:name="1503564.57178" table:display="true" table:show-details="true"/>
                <table:data-pilot-member table:name="1533537.187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0" table:orientation="data" table:used-hierarchy="0" table:function="average">
            <table:data-pilot-level table:show-empty="false">
              <table:data-pilot-members>
                <table:data-pilot-member table:name="3.1362304688" table:display="true" table:show-details="true"/>
                <table:data-pilot-member table:name="3.16796875" table:display="true" table:show-details="true"/>
                <table:data-pilot-member table:name="3.1728515625" table:display="true" table:show-details="true"/>
                <table:data-pilot-member table:name="3.1760253906" table:display="true" table:show-details="true"/>
                <table:data-pilot-member table:name="5.0869140625" table:display="true" table:show-details="true"/>
                <table:data-pilot-member table:name="5.0939941406" table:display="true" table:show-details="true"/>
                <table:data-pilot-member table:name="5.1027832031" table:display="true" table:show-details="true"/>
                <table:data-pilot-member table:name="5.1667480469" table:display="true" table:show-details="true"/>
                <table:data-pilot-member table:name="5.7429199219" table:display="true" table:show-details="true"/>
                <table:data-pilot-member table:name="5.7731933594" table:display="true" table:show-details="true"/>
                <table:data-pilot-member table:name="5.7900390625" table:display="true" table:show-details="true"/>
                <table:data-pilot-member table:name="5.8781738281" table:display="true" table:show-details="true"/>
                <table:data-pilot-member table:name="7.8666992188" table:display="true" table:show-details="true"/>
                <table:data-pilot-member table:name="7.9509277344" table:display="true" table:show-details="true"/>
                <table:data-pilot-member table:name="7.9528808594" table:display="true" table:show-details="true"/>
                <table:data-pilot-member table:name="7.9951171875" table:display="true" table:show-details="true"/>
                <table:data-pilot-member table:name="8.8972167969" table:display="true" table:show-details="true"/>
                <table:data-pilot-member table:name="8.9348144531" table:display="true" table:show-details="true"/>
                <table:data-pilot-member table:name="8.9899902344" table:display="true" table:show-details="true"/>
                <table:data-pilot-member table:name="9.029296875" table:display="true" table:show-details="true"/>
                <table:data-pilot-member table:name="11.1330566406" table:display="true" table:show-details="true"/>
                <table:data-pilot-member table:name="11.1401367188" table:display="true" table:show-details="true"/>
                <table:data-pilot-member table:name="11.1967773438" table:display="true" table:show-details="true"/>
                <table:data-pilot-member table:name="11.4157714844" table:display="true" table:show-details="true"/>
                <table:data-pilot-member table:name="14.2641601562" table:display="true" table:show-details="true"/>
                <table:data-pilot-member table:name="14.298828125" table:display="true" table:show-details="true"/>
                <table:data-pilot-member table:name="14.33203125" table:display="true" table:show-details="true"/>
                <table:data-pilot-member table:name="16.4670410156" table:display="true" table:show-details="true"/>
                <table:data-pilot-member table:name="16.4916992188" table:display="true" table:show-details="true"/>
                <table:data-pilot-member table:name="16.6982421875" table:display="true" table:show-details="true"/>
                <table:data-pilot-member table:name="16.7060546875" table:display="true" table:show-details="true"/>
                <table:data-pilot-member table:name="21.2392578125" table:display="true" table:show-details="true"/>
                <table:data-pilot-member table:name="21.2578125" table:display="true" table:show-details="true"/>
                <table:data-pilot-member table:name="21.3649902344" table:display="true" table:show-details="true"/>
                <table:data-pilot-member table:name="21.5307617188" table:display="true" table:show-details="true"/>
                <table:data-pilot-member table:name="26.8312988281" table:display="true" table:show-details="true"/>
                <table:data-pilot-member table:name="26.8930664062" table:display="true" table:show-details="true"/>
                <table:data-pilot-member table:name="26.9689941406" table:display="true" table:show-details="true"/>
                <table:data-pilot-member table:name="27.0549316406" table:display="true" table:show-details="true"/>
                <table:data-pilot-member table:name="29.0478515625" table:display="true" table:show-details="true"/>
                <table:data-pilot-member table:name="29.2180175781" table:display="true" table:show-details="true"/>
                <table:data-pilot-member table:name="29.3786621094" table:display="true" table:show-details="true"/>
                <table:data-pilot-member table:name="29.4309082031" table:display="true" table:show-details="true"/>
                <table:data-pilot-member table:name="40.8762207031" table:display="true" table:show-details="true"/>
                <table:data-pilot-member table:name="41.1547851562" table:display="true" table:show-details="true"/>
                <table:data-pilot-member table:name="41.2138671875" table:display="true" table:show-details="true"/>
                <table:data-pilot-member table:name="41.3208007812" table:display="true" table:show-details="true"/>
                <table:data-pilot-member table:name="47.1479492188" table:display="true" table:show-details="true"/>
                <table:data-pilot-member table:name="47.5920410156" table:display="true" table:show-details="true"/>
                <table:data-pilot-member table:name="47.6911621094" table:display="true" table:show-details="true"/>
                <table:data-pilot-member table:name="48.3120117188" table:display="true" table:show-details="true"/>
                <table:data-pilot-member table:name="53.2912597656" table:display="true" table:show-details="true"/>
                <table:data-pilot-member table:name="54.0400390625" table:display="true" table:show-details="true"/>
                <table:data-pilot-member table:name="54.4230957031" table:display="true" table:show-details="true"/>
                <table:data-pilot-member table:name="54.7399902344" table:display="true" table:show-details="true"/>
                <table:data-pilot-member table:name="79.6882324219" table:display="true" table:show-details="true"/>
                <table:data-pilot-member table:name="79.7680664062" table:display="true" table:show-details="true"/>
                <table:data-pilot-member table:name="80.421875" table:display="true" table:show-details="true"/>
                <table:data-pilot-member table:name="80.7377929688" table:display="true" table:show-details="true"/>
                <table:data-pilot-member table:name="86.0639648438" table:display="true" table:show-details="true"/>
                <table:data-pilot-member table:name="86.4609375" table:display="true" table:show-details="true"/>
                <table:data-pilot-member table:name="86.5307617188" table:display="true" table:show-details="true"/>
                <table:data-pilot-member table:name="87.2221679688" table:display="true" table:show-details="true"/>
                <table:data-pilot-member table:name="98.2939453125" table:display="true" table:show-details="true"/>
                <table:data-pilot-member table:name="98.5500488281" table:display="true" table:show-details="true"/>
                <table:data-pilot-member table:name="99.0639648438" table:display="true" table:show-details="true"/>
                <table:data-pilot-member table:name="99.2219238281" table:display="true" table:show-details="true"/>
                <table:data-pilot-member table:name="154.705078125" table:display="true" table:show-details="true"/>
                <table:data-pilot-member table:name="155.489746094" table:display="true" table:show-details="true"/>
                <table:data-pilot-member table:name="156.20703125" table:display="true" table:show-details="true"/>
                <table:data-pilot-member table:name="156.831054688" table:display="true" table:show-details="true"/>
                <table:data-pilot-member table:name="158.802978516" table:display="true" table:show-details="true"/>
                <table:data-pilot-member table:name="159.588867188" table:display="true" table:show-details="true"/>
                <table:data-pilot-member table:name="159.66796875" table:display="true" table:show-details="true"/>
                <table:data-pilot-member table:name="160.047851562" table:display="true" table:show-details="true"/>
                <table:data-pilot-member table:name="182.901855469" table:display="true" table:show-details="true"/>
                <table:data-pilot-member table:name="183.203125" table:display="true" table:show-details="true"/>
                <table:data-pilot-member table:name="183.564941406" table:display="true" table:show-details="true"/>
                <table:data-pilot-member table:name="183.730957031" table:display="true" table:show-details="true"/>
                <table:data-pilot-member table:name="276.733154297" table:display="true" table:show-details="true"/>
                <table:data-pilot-member table:name="279.108154297" table:display="true" table:show-details="true"/>
                <table:data-pilot-member table:name="280.719970703" table:display="true" table:show-details="true"/>
                <table:data-pilot-member table:name="289.830810547" table:display="true" table:show-details="true"/>
                <table:data-pilot-member table:name="309.864013672" table:display="true" table:show-details="true"/>
                <table:data-pilot-member table:name="312.624023438" table:display="true" table:show-details="true"/>
                <table:data-pilot-member table:name="314.243896484" table:display="true" table:show-details="true"/>
                <table:data-pilot-member table:name="314.605957031" table:display="true" table:show-details="true"/>
                <table:data-pilot-member table:name="348.969970703" table:display="true" table:show-details="true"/>
                <table:data-pilot-member table:name="350.409912109" table:display="true" table:show-details="true"/>
                <table:data-pilot-member table:name="353.999023438" table:display="true" table:show-details="true"/>
                <table:data-pilot-member table:name="354.700195312" table:display="true" table:show-details="true"/>
                <table:data-pilot-member table:name="502.316894531" table:display="true" table:show-details="true"/>
                <table:data-pilot-member table:name="506.299804688" table:display="true" table:show-details="true"/>
                <table:data-pilot-member table:name="506.702880859" table:display="true" table:show-details="true"/>
                <table:data-pilot-member table:name="507.157958984" table:display="true" table:show-details="true"/>
                <table:data-pilot-member table:name="616.524902344" table:display="true" table:show-details="true"/>
                <table:data-pilot-member table:name="617.448974609" table:display="true" table:show-details="true"/>
                <table:data-pilot-member table:name="620.693115234" table:display="true" table:show-details="true"/>
                <table:data-pilot-member table:name="622.149902344" table:display="true" table:show-details="true"/>
                <table:data-pilot-member table:name="676.515625" table:display="true" table:show-details="true"/>
                <table:data-pilot-member table:name="677.62109375" table:display="true" table:show-details="true"/>
                <table:data-pilot-member table:name="678.752929688" table:display="true" table:show-details="true"/>
                <table:data-pilot-member table:name="686.191894531" table:display="true" table:show-details="true"/>
                <table:data-pilot-member table:name="911.611816406" table:display="true" table:show-details="true"/>
                <table:data-pilot-member table:name="918.618896484" table:display="true" table:show-details="true"/>
                <table:data-pilot-member table:name="921.553955078" table:display="true" table:show-details="true"/>
                <table:data-pilot-member table:name="1030.97192383" table:display="true" table:show-details="true"/>
                <table:data-pilot-member table:name="1228.22094727" table:display="true" table:show-details="true"/>
                <table:data-pilot-member table:name="1238.55322266" table:display="true" table:show-details="true"/>
                <table:data-pilot-member table:name="1244.33520508" table:display="true" table:show-details="true"/>
                <table:data-pilot-member table:name="1256.90112305" table:display="true" table:show-details="true"/>
                <table:data-pilot-member table:name="1304.89404297" table:display="true" table:show-details="true"/>
                <table:data-pilot-member table:name="1322.52514648" table:display="true" table:show-details="true"/>
                <table:data-pilot-member table:name="1330.62915039" table:display="true" table:show-details="true"/>
                <table:data-pilot-member table:name="1331.22705078" table:display="true" table:show-details="true"/>
                <table:data-pilot-member table:name="1687.14208984" table:display="true" table:show-details="true"/>
                <table:data-pilot-member table:name="1687.71801758" table:display="true" table:show-details="true"/>
                <table:data-pilot-member table:name="1697.41088867" table:display="true" table:show-details="true"/>
                <table:data-pilot-member table:name="2098.953125" table:display="true" table:show-details="true"/>
                <table:data-pilot-member table:name="2472.77319336" table:display="true" table:show-details="true"/>
                <table:data-pilot-member table:name="2492.03198242" table:display="true" table:show-details="true"/>
                <table:data-pilot-member table:name="2493.73291016" table:display="true" table:show-details="true"/>
                <table:data-pilot-member table:name="2495.10205078" table:display="true" table:show-details="true"/>
                <table:data-pilot-member table:name="2566.52709961" table:display="true" table:show-details="true"/>
                <table:data-pilot-member table:name="2610.12792969" table:display="true" table:show-details="true"/>
                <table:data-pilot-member table:name="2632.80712891" table:display="true" table:show-details="true"/>
                <table:data-pilot-member table:name="2732.2331543" table:display="true" table:show-details="true"/>
                <table:data-pilot-member table:name="3121.87817383" table:display="true" table:show-details="true"/>
                <table:data-pilot-member table:name="3142.40209961" table:display="true" table:show-details="true"/>
                <table:data-pilot-member table:name="3143.56225586" table:display="true" table:show-details="true"/>
                <table:data-pilot-member table:name="3226.83691406" table:display="true" table:show-details="true"/>
                <table:data-pilot-member table:name="4931.97216797" table:display="true" table:show-details="true"/>
                <table:data-pilot-member table:name="4968.46289062" table:display="true" table:show-details="true"/>
                <table:data-pilot-member table:name="4974.29125977" table:display="true" table:show-details="true"/>
                <table:data-pilot-member table:name="4977.6159668" table:display="true" table:show-details="true"/>
                <table:data-pilot-member table:name="5157.88598633" table:display="true" table:show-details="true"/>
                <table:data-pilot-member table:name="5167.89306641" table:display="true" table:show-details="true"/>
                <table:data-pilot-member table:name="5169.38500977" table:display="true" table:show-details="true"/>
                <table:data-pilot-member table:name="5207.10180664" table:display="true" table:show-details="true"/>
                <table:data-pilot-member table:name="5993.02197266" table:display="true" table:show-details="true"/>
                <table:data-pilot-member table:name="5995.83105469" table:display="true" table:show-details="true"/>
                <table:data-pilot-member table:name="6022.87890625" table:display="true" table:show-details="true"/>
                <table:data-pilot-member table:name="10124.059082" table:display="true" table:show-details="true"/>
                <table:data-pilot-member table:name="10226.8591309" table:display="true" table:show-details="true"/>
                <table:data-pilot-member table:name="10313.1401367" table:display="true" table:show-details="true"/>
                <table:data-pilot-member table:name="10422.472168" table:display="true" table:show-details="true"/>
                <table:data-pilot-member table:name="10439.4348145" table:display="true" table:show-details="true"/>
                <table:data-pilot-member table:name="10495.1379395" table:display="true" table:show-details="true"/>
                <table:data-pilot-member table:name="11700.9492188" table:display="true" table:show-details="true"/>
                <table:data-pilot-member table:name="11726.2558594" table:display="true" table:show-details="true"/>
                <table:data-pilot-member table:name="11874.5678711" table:display="true" table:show-details="true"/>
                <table:data-pilot-member table:name="11877.2158203" table:display="true" table:show-details="true"/>
                <table:data-pilot-member table:name="14705.9741211" table:display="true" table:show-details="true"/>
                <table:data-pilot-member table:name="15069.8271484" table:display="true" table:show-details="true"/>
                <table:data-pilot-member table:name="47111.9580078" table:display="true" table:show-details="true"/>
                <table:data-pilot-member table:name="66104.223877" table:display="true" table:show-details="true"/>
                <table:data-pilot-member table:name="66774.9550781" table:display="true" table:show-details="true"/>
                <table:data-pilot-member table:name="67309.4558105" table:display="true" table:show-details="true"/>
                <table:data-pilot-member table:name="68797.1708984" table:display="true" table:show-details="true"/>
                <table:data-pilot-member table:name="137669.025879" table:display="true" table:show-details="true"/>
                <table:data-pilot-member table:name="142956.683105" table:display="true" table:show-details="true"/>
                <table:data-pilot-member table:name="146836.539062" table:display="true" table:show-details="true"/>
                <table:data-pilot-member table:name="148021.987061" table:display="true" table:show-details="true"/>
                <table:data-pilot-member table:name="148232.11792" table:display="true" table:show-details="true"/>
                <table:data-pilot-member table:name="150915.873047" table:display="true" table:show-details="true"/>
                <table:data-pilot-member table:name="161639.182129" table:display="true" table:show-details="true"/>
                <table:data-pilot-member table:name="161814.927734" table:display="true" table:show-details="true"/>
                <table:data-pilot-member table:name="188220.194092" table:display="true" table:show-details="true"/>
                <table:data-pilot-member table:name="189170.23584" table:display="true" table:show-details="true"/>
                <table:data-pilot-member table:name="189613.375977" table:display="true" table:show-details="true"/>
                <table:data-pilot-member table:name="189949.336182" table:display="true" table:show-details="true"/>
                <table:data-pilot-member table:name="290758.451904" table:display="true" table:show-details="true"/>
                <table:data-pilot-member table:name="290940.074951" table:display="true" table:show-details="true"/>
                <table:data-pilot-member table:name="291597.212158" table:display="true" table:show-details="true"/>
                <table:data-pilot-member table:name="291768.0979" table:display="true" table:show-details="true"/>
                <table:data-pilot-member table:name="1469962.56885" table:display="true" table:show-details="true"/>
                <table:data-pilot-member table:name="1500161.55518" table:display="true" table:show-details="true"/>
                <table:data-pilot-member table:name="1501713.71191" table:display="true" table:show-details="true"/>
                <table:data-pilot-member table:name="1502793.113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5T21:45:52</dc:date>
    <dc:creator>Lighton Phiri</dc:creator>
    <meta:generator>LibreOffice/3.5$Linux_x86 LibreOffice_project/350m1$Build-2</meta:generator>
    <meta:editing-duration>PT3H5M30S</meta:editing-duration>
    <meta:editing-cycles>16</meta:editing-cycles>
    <meta:document-statistic meta:table-count="7" meta:cell-count="6849" meta:object-count="0"/>
  </office:meta>
</office:document-meta>
</file>